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104.46pt"/>
    </style:style>
    <style:style style:name="co18" style:family="table-column">
      <style:table-column-properties fo:break-before="auto" style:column-width="42.69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7"/>
    <style:style style:name="ce2" style:family="table-cell" style:parent-style-name="Default" style:data-style-name="N127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9"/>
    <style:style style:name="ce5" style:family="table-cell" style:parent-style-name="Default" style:data-style-name="N0"/>
    <style:style style:name="ce6" style:family="table-cell" style:parent-style-name="Default" style:data-style-name="N61"/>
    <style:style style:name="ce7" style:family="table-cell" style:parent-style-name="Default" style:data-style-name="N1"/>
    <style:style style:name="ce8" style:family="table-cell" style:parent-style-name="Default" style:data-style-name="N0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 style:data-style-name="N127">
      <style:text-properties fo:font-weight="bold" style:font-weight-asian="bold" style:font-weight-complex="bold"/>
    </style:style>
    <style:style style:name="ce15" style:family="table-cell" style:parent-style-name="Default" style:data-style-name="N127">
      <style:table-cell-properties fo:background-color="transparent"/>
    </style:style>
    <style:style style:name="ce16" style:family="table-cell" style:parent-style-name="Default" style:data-style-name="N127">
      <style:text-properties fo:font-weight="normal" style:font-weight-asian="normal" style:font-weight-complex="normal"/>
    </style:style>
    <style:style style:name="ce17" style:family="table-cell" style:parent-style-name="Default" style:data-style-name="N126"/>
    <style:style style:name="ce18" style:family="table-cell" style:parent-style-name="Default" style:data-style-name="N126">
      <style:text-properties fo:font-weight="bold" style:font-weight-asian="bold" style:font-weight-complex="bold"/>
    </style:style>
    <style:style style:name="ce19" style:family="table-cell" style:parent-style-name="Default" style:data-style-name="N126">
      <style:text-properties fo:font-weight="normal" style:font-weight-asian="normal" style:font-weight-complex="normal"/>
    </style:style>
    <style:style style:name="ce20" style:family="table-cell" style:parent-style-name="Default" style:data-style-name="N127">
      <style:table-cell-properties fo:background-color="#ffff00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127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127">
      <style:table-cell-properties fo:background-color="transparent"/>
      <style:text-properties style:use-window-font-color="true" fo:font-weight="bold" style:font-weight-asian="bold" style:font-weight-complex="bold"/>
    </style:style>
    <style:style style:name="ce24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nitial compari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i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1]; [.F1]; [.G1])" office:value-type="float" office:value="0.342566666666667" calcext:value-type="float">
            <text:p>0.3426</text:p>
          </table:table-cell>
          <table:table-cell office:value-type="float" office:value="0.3653" calcext:value-type="float">
            <text:p>0.365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6648" calcext:value-type="float">
            <text:p>0.6648</text:p>
          </table:table-cell>
          <table:table-cell/>
          <table:table-cell office:value-type="string" calcext:value-type="string">
            <text:p>30net_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2]; [.F2]; [.G2])" office:value-type="float" office:value="0.382833333333333" calcext:value-type="float">
            <text:p>0.3828</text:p>
          </table:table-cell>
          <table:table-cell office:value-type="float" office:value="0.36" calcext:value-type="float">
            <text:p>0.3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7586" calcext:value-type="float">
            <text:p>0.7586</text:p>
          </table:table-cell>
          <table:table-cell/>
          <table:table-cell office:value-type="string" calcext:value-type="string">
            <text:p>near_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g</text:p>
          </table:table-cell>
          <table:table-cell table:formula="of:=AVERAGE([.E3]; [.F3]; [.G3])" office:value-type="float" office:value="0.504" calcext:value-type="float">
            <text:p>0.50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string" calcext:value-type="string">
            <text:p>near_labor_fo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university</text:p>
          </table:table-cell>
          <table:table-cell table:formula="of:=AVERAGE([.E4]; [.F4]; [.G4])" office:value-type="float" office:value="0.5064" calcext:value-type="float">
            <text:p>0.5064</text:p>
          </table:table-cell>
          <table:table-cell office:value-type="float" office:value="0.4353" calcext:value-type="float">
            <text:p>0.4353</text:p>
          </table:table-cell>
          <table:table-cell table:style-name="ce3" office:value-type="float" office:value="0.2912" calcext:value-type="float">
            <text:p>0.2912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string" calcext:value-type="string">
            <text:p>near_hunits_vac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ulation</text:p>
          </table:table-cell>
          <table:table-cell table:formula="of:=AVERAGE([.E5]; [.F5]; [.G5])" office:value-type="float" office:value="0.369066666666667" calcext:value-type="float">
            <text:p>0.36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6934" calcext:value-type="float">
            <text:p>0.6934</text:p>
          </table:table-cell>
          <table:table-cell/>
          <table:table-cell office:value-type="string" calcext:value-type="string">
            <text:p>near_fin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population</text:p>
          </table:table-cell>
          <table:table-cell table:formula="of:=AVERAGE([.E6]; [.F6]; [.G6])" office:value-type="float" office:value="0.4768" calcext:value-type="float">
            <text:p>0.476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115" calcext:value-type="float">
            <text:p>0.8115</text:p>
          </table:table-cell>
          <table:table-cell/>
          <table:table-cell office:value-type="string" calcext:value-type="string">
            <text:p>near_enter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pop_old</text:p>
          </table:table-cell>
          <table:table-cell table:formula="of:=AVERAGE([.E7]; [.F7]; [.G7])" office:value-type="float" office:value="0.447366666666667" calcext:value-type="float">
            <text:p>0.4474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string" calcext:value-type="string">
            <text:p>15net_hunits_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pop_child</text:p>
          </table:table-cell>
          <table:table-cell table:style-name="ce2" table:formula="of:=AVERAGE([.E8]; [.F8]; [.G8])" office:value-type="float" office:value="0.506866666666667" calcext:value-type="float">
            <text:p>0.50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8128" calcext:value-type="float">
            <text:p>0.8128</text:p>
          </table:table-cell>
          <table:table-cell/>
          <table:table-cell office:value-type="string" calcext:value-type="string">
            <text:p>15net_hosp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medical</text:p>
          </table:table-cell>
          <table:table-cell table:formula="of:=AVERAGE([.E9]; [.F9]; [.G9])" office:value-type="float" office:value="0.3989" calcext:value-type="float">
            <text:p>0.398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medical</text:p>
          </table:table-cell>
          <table:table-cell table:style-name="ce2" table:formula="of:=AVERAGE([.E10]; [.F10]; [.G10])" office:value-type="float" office:value="0.441566666666667" calcext:value-type="float">
            <text:p>0.4416</text:p>
          </table:table-cell>
          <table:table-cell table:style-name="ce3" office:value-type="float" office:value="0.391" calcext:value-type="float">
            <text:p>0.39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71" calcext:value-type="float">
            <text:p>0.8071</text:p>
          </table:table-cell>
          <table:table-cell/>
          <table:table-cell office:value-type="string" calcext:value-type="string">
            <text:p>near_med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medical</text:p>
          </table:table-cell>
          <table:table-cell table:formula="of:=AVERAGE([.E11]; [.F11]; [.G11])" office:value-type="float" office:value="0.483766666666667" calcext:value-type="float">
            <text:p>0.483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near_hospi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labor_force</text:p>
          </table:table-cell>
          <table:table-cell table:formula="of:=AVERAGE([.E12]; [.F12]; [.G12])" office:value-type="float" office:value="0.409366666666667" calcext:value-type="float">
            <text:p>0.409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8106" calcext:value-type="float">
            <text:p>0.8106</text:p>
          </table:table-cell>
          <table:table-cell/>
          <table:table-cell office:value-type="string" calcext:value-type="string">
            <text:p>near_busi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labor_force</text:p>
          </table:table-cell>
          <table:table-cell table:formula="of:=AVERAGE([.E13]; [.F13]; [.G13])" office:value-type="float" office:value="0.487466666666667" calcext:value-type="float">
            <text:p>0.487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8052" calcext:value-type="float">
            <text:p>0.8052</text:p>
          </table:table-cell>
          <table:table-cell/>
          <table:table-cell office:value-type="string" calcext:value-type="string">
            <text:p>30net_hunits_la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vacant</text:p>
          </table:table-cell>
          <table:table-cell table:formula="of:=AVERAGE([.E14]; [.F14]; [.G14])" office:value-type="float" office:value="0.4022" calcext:value-type="float">
            <text:p>0.4022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string" calcext:value-type="string">
            <text:p>15net_univers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vacant</text:p>
          </table:table-cell>
          <table:table-cell table:formula="of:=AVERAGE([.E15]; [.F15]; [.G15])" office:value-type="float" office:value="0.4358" calcext:value-type="float">
            <text:p>0.435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7948" calcext:value-type="float">
            <text:p>0.7948</text:p>
          </table:table-cell>
          <table:table-cell table:number-columns-repeated="2"/>
          <table:table-cell table:formula="of:=SUM([.J1:.J14])-COUNT([.J1:.J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large</text:p>
          </table:table-cell>
          <table:table-cell table:formula="of:=AVERAGE([.E16]; [.F16]; [.G16])" office:value-type="float" office:value="0.3875" calcext:value-type="float">
            <text:p>0.387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7141" calcext:value-type="float">
            <text:p>0.7141</text:p>
          </table:table-cell>
          <table:table-cell table:number-columns-repeated="2"/>
          <table:table-cell table:formula="of:=COUNT([.J1:.J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household</text:p>
          </table:table-cell>
          <table:table-cell table:formula="of:=AVERAGE([.E17]; [.F17]; [.G17])" office:value-type="float" office:value="0.4847" calcext:value-type="float">
            <text:p>0.484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7623" calcext:value-type="float">
            <text:p>0.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use_w_child</text:p>
          </table:table-cell>
          <table:table-cell table:formula="of:=AVERAGE([.E18]; [.F18]; [.G18])" office:value-type="float" office:value="0.481933333333333" calcext:value-type="float">
            <text:p>0.481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757" calcext:value-type="float">
            <text:p>0.7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spitality</text:p>
          </table:table-cell>
          <table:table-cell table:formula="of:=AVERAGE([.E19]; [.F19]; [.G19])" office:value-type="float" office:value="0.3107" calcext:value-type="float">
            <text:p>0.3107</text:p>
          </table:table-cell>
          <table:table-cell office:value-type="float" office:value="0.3593" calcext:value-type="float">
            <text:p>0.3593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6576" calcext:value-type="float">
            <text:p>0.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ospitality</text:p>
          </table:table-cell>
          <table:table-cell table:formula="of:=AVERAGE([.E20]; [.F20]; [.G20])" office:value-type="float" office:value="0.4302" calcext:value-type="float">
            <text:p>0.4302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formula="of:=AVERAGE([.E21]; [.F21]; [.G21])" office:value-type="float" office:value="0.487833333333333" calcext:value-type="float">
            <text:p>0.487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7823" calcext:value-type="float">
            <text:p>0.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finance</text:p>
          </table:table-cell>
          <table:table-cell table:formula="of:=AVERAGE([.E22]; [.F22]; [.G22])" office:value-type="float" office:value="0.424466666666667" calcext:value-type="float">
            <text:p>0.4245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8218" calcext:value-type="float">
            <text:p>0.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table:formula="of:=AVERAGE([.E23]; [.F23]; [.G23])" office:value-type="float" office:value="0.33995" calcext:value-type="float">
            <text:p>0.340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632" calcext:value-type="float">
            <text:p>0.263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family</text:p>
          </table:table-cell>
          <table:table-cell table:formula="of:=AVERAGE([.E24]; [.F24]; [.G24])" office:value-type="float" office:value="0.372933333333333" calcext:value-type="float">
            <text:p>0.3729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6969" calcext:value-type="float">
            <text:p>0.6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table:formula="of:=AVERAGE([.E25]; [.F25]; [.G25])" office:value-type="float" office:value="0.400566666666667" calcext:value-type="float">
            <text:p>0.400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7361" calcext:value-type="float">
            <text:p>0.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entertainment</text:p>
          </table:table-cell>
          <table:table-cell table:formula="of:=AVERAGE([.E26]; [.F26]; [.G26])" office:value-type="float" office:value="0.434633333333333" calcext:value-type="float">
            <text:p>0.4346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7998" calcext:value-type="float">
            <text:p>0.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employment</text:p>
          </table:table-cell>
          <table:table-cell table:formula="of:=AVERAGE([.E27]; [.F27]; [.G27])" office:value-type="float" office:value="0.314533333333333" calcext:value-type="float">
            <text:p>0.31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7194" calcext:value-type="float">
            <text:p>0.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loyed</text:p>
          </table:table-cell>
          <table:table-cell table:formula="of:=AVERAGE([.E28]; [.F28]; [.G28])" office:value-type="float" office:value="0.4366" calcext:value-type="float">
            <text:p>0.4366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emp_pay</text:p>
          </table:table-cell>
          <table:table-cell table:formula="of:=AVERAGE([.E29]; [.F29]; [.G29])" office:value-type="float" office:value="0.428966666666667" calcext:value-type="float">
            <text:p>0.4290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8235" calcext:value-type="float">
            <text:p>0.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table:formula="of:=AVERAGE([.E30]; [.F30]; [.G30])" office:value-type="float" office:value="0.3754" calcext:value-type="float">
            <text:p>0.37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6929" calcext:value-type="float">
            <text:p>0.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formula="of:=AVERAGE([.E31]; [.F31]; [.G31])" office:value-type="float" office:value="0.4336" calcext:value-type="float">
            <text:p>0.433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56" calcext:value-type="float">
            <text:p>0.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business</text:p>
          </table:table-cell>
          <table:table-cell table:formula="of:=AVERAGE([.E32]; [.F32]; [.G32])" office:value-type="float" office:value="0.4851" calcext:value-type="float">
            <text:p>0.4851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181" calcext:value-type="float">
            <text:p>0.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achelors</text:p>
          </table:table-cell>
          <table:table-cell table:formula="of:=AVERAGE([.E33]; [.F33]; [.G33])" office:value-type="float" office:value="0.498933333333333" calcext:value-type="float">
            <text:p>0.498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8033" calcext:value-type="float">
            <text:p>0.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university</text:p>
          </table:table-cell>
          <table:table-cell table:formula="of:=AVERAGE([.E34]; [.F34]; [.G34])" office:value-type="float" office:value="0.267066666666667" calcext:value-type="float">
            <text:p>0.2671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6371" calcext:value-type="float">
            <text:p>0.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pop_child</text:p>
          </table:table-cell>
          <table:table-cell table:formula="of:=AVERAGE([.E35]; [.F35]; [.G35])" office:value-type="float" office:value="0.485933333333333" calcext:value-type="float">
            <text:p>0.4859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7401" calcext:value-type="float">
            <text:p>0.7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net_hunits_renter</text:p>
          </table:table-cell>
          <table:table-cell table:formula="of:=AVERAGE([.E36]; [.F36]; [.G36])" office:value-type="float" office:value="0.493333333333333" calcext:value-type="float">
            <text:p>0.493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711" calcext:value-type="float">
            <text:p>0.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net_emp_pay</text:p>
          </table:table-cell>
          <table:table-cell table:formula="of:=AVERAGE([.E37]; [.F37]; [.G37])" office:value-type="float" office:value="0.444133333333333" calcext:value-type="float">
            <text:p>0.4441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8648" calcext:value-type="float">
            <text:p>0.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net_university</text:p>
          </table:table-cell>
          <table:table-cell table:formula="of:=AVERAGE([.E38]; [.F38]; [.G38])" office:value-type="float" office:value="0.4312" calcext:value-type="float">
            <text:p>0.431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517" calcext:value-type="float">
            <text:p>0.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net_university</text:p>
          </table:table-cell>
          <table:table-cell table:formula="of:=AVERAGE([.E39]; [.F39]; [.G39])" office:value-type="float" office:value="0.484066666666667" calcext:value-type="float">
            <text:p>0.484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981" calcext:value-type="float">
            <text:p>0.1981</text:p>
          </table:table-cell>
          <table:table-cell table:style-name="ce3" office:value-type="float" office:value="0.8289" calcext:value-type="float">
            <text:p>0.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table:formula="of:=AVERAGE([.E40]; [.F40]; [.G40])" office:value-type="float" office:value="0.351466666666667" calcext:value-type="float">
            <text:p>0.3515</text:p>
          </table:table-cell>
          <table:table-cell office:value-type="float" office:value="0.3751" calcext:value-type="float">
            <text:p>0.3751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7482" calcext:value-type="float">
            <text:p>0.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table:formula="of:=AVERAGE([.E41]; [.F41]; [.G41])" office:value-type="float" office:value="0.392233333333333" calcext:value-type="float">
            <text:p>0.392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38" calcext:value-type="float">
            <text:p>0.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net_hunits_large</text:p>
          </table:table-cell>
          <table:table-cell table:formula="of:=AVERAGE([.E42]; [.F42]; [.G42])" office:value-type="float" office:value="0.406966666666667" calcext:value-type="float">
            <text:p>0.4070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039" calcext:value-type="float">
            <text:p>0.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hunits_large</text:p>
          </table:table-cell>
          <table:table-cell table:formula="of:=AVERAGE([.E43]; [.F43]; [.G43])" office:value-type="float" office:value="0.432866666666667" calcext:value-type="float">
            <text:p>0.4329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7918" calcext:value-type="float">
            <text:p>0.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large</text:p>
          </table:table-cell>
          <table:table-cell table:formula="of:=AVERAGE([.E44]; [.F44]; [.G44])" office:value-type="float" office:value="0.483966666666667" calcext:value-type="float">
            <text:p>0.484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hunits</text:p>
          </table:table-cell>
          <table:table-cell table:formula="of:=AVERAGE([.E45]; [.F45]; [.G45])" office:value-type="float" office:value="0.4189" calcext:value-type="float">
            <text:p>0.4189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8246" calcext:value-type="float">
            <text:p>0.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net_entertainment</text:p>
          </table:table-cell>
          <table:table-cell table:formula="of:=AVERAGE([.E46]; [.F46]; [.G46])" office:value-type="float" office:value="0.4392" calcext:value-type="float">
            <text:p>0.4392</text:p>
          </table:table-cell>
          <table:table-cell office:value-type="float" office:value="0.3849" calcext:value-type="float">
            <text:p>0.3849</text:p>
          </table:table-cell>
          <table:table-cell table:style-name="ce3" office:value-type="float" office:value="0.1298" calcext:value-type="float">
            <text:p>0.1298</text:p>
          </table:table-cell>
          <table:table-cell office:value-type="float" office:value="0.8029" calcext:value-type="float">
            <text:p>0.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table:formula="of:=AVERAGE([.E47]; [.F47]; [.G47])" office:value-type="float" office:value="0.396066666666667" calcext:value-type="float">
            <text:p>0.396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table:formula="of:=AVERAGE([.E48]; [.F48]; [.G48])" office:value-type="float" office:value="0.432" calcext:value-type="float">
            <text:p>0.4320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121" calcext:value-type="float">
            <text:p>0.8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university</text:p>
          </table:table-cell>
          <table:table-cell table:formula="of:=AVERAGE([.E49]; [.F49]; [.G49])" office:value-type="float" office:value="0.503733333333333" calcext:value-type="float">
            <text:p>0.503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8" calcext:value-type="float">
            <text:p>0.28</text:p>
          </table:table-cell>
          <table:table-cell office:value-type="float" office:value="0.8001" calcext:value-type="float">
            <text:p>0.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table:formula="of:=AVERAGE([.E50]; [.F50]; [.G50])" office:value-type="float" office:value="0.467566666666667" calcext:value-type="float">
            <text:p>0.46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vacant</text:p>
          </table:table-cell>
          <table:table-cell table:formula="of:=AVERAGE([.E51]; [.F51]; [.G51])" office:value-type="float" office:value="0.424333333333333" calcext:value-type="float">
            <text:p>0.4243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7851" calcext:value-type="float">
            <text:p>0.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owner</text:p>
          </table:table-cell>
          <table:table-cell table:formula="of:=AVERAGE([.E52]; [.F52]; [.G52])" office:value-type="float" office:value="0.437233333333333" calcext:value-type="float">
            <text:p>0.437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037" calcext:value-type="float">
            <text:p>0.1037</text:p>
          </table:table-cell>
          <table:table-cell table:style-name="ce3" office:value-type="float" office:value="0.8399" calcext:value-type="float">
            <text:p>0.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3]; [.F53]; [.G53])" office:value-type="float" office:value="0.216233333333333" calcext:value-type="float">
            <text:p>0.2162</text:p>
          </table:table-cell>
          <table:table-cell office:value-type="float" office:value="0.3131" calcext:value-type="float">
            <text:p>0.3131</text:p>
          </table:table-cell>
          <table:table-cell office:value-type="float" office:value="-0.3266" calcext:value-type="float">
            <text:p>-0.3266</text:p>
          </table:table-cell>
          <table:table-cell office:value-type="float" office:value="0.6622" calcext:value-type="float">
            <text:p>0.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4]; [.F54]; [.G54])" office:value-type="float" office:value="0.289033333333333" calcext:value-type="float">
            <text:p>0.2890</text:p>
          </table:table-cell>
          <table:table-cell office:value-type="float" office:value="0.3346" calcext:value-type="float">
            <text:p>0.3346</text:p>
          </table:table-cell>
          <table:table-cell office:value-type="float" office:value="-0.1984" calcext:value-type="float">
            <text:p>-0.1984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medium</text:p>
          </table:table-cell>
          <table:table-cell table:formula="of:=AVERAGE([.E55]; [.F55]; [.G55])" office:value-type="float" office:value="0.4358" calcext:value-type="float">
            <text:p>0.435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spitality</text:p>
          </table:table-cell>
          <table:table-cell table:formula="of:=AVERAGE([.E56]; [.F56]; [.G56])" office:value-type="float" office:value="0.375033333333333" calcext:value-type="float">
            <text:p>0.3750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et_hospitality</text:p>
          </table:table-cell>
          <table:table-cell table:formula="of:=AVERAGE([.E57]; [.F57]; [.G57])" office:value-type="float" office:value="0.4676" calcext:value-type="float">
            <text:p>0.46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984" calcext:value-type="float">
            <text:p>0.1984</text:p>
          </table:table-cell>
          <table:table-cell table:style-name="ce1" office:value-type="float" office:value="0.806" calcext:value-type="float">
            <text:p>0.8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finance</text:p>
          </table:table-cell>
          <table:table-cell table:formula="of:=AVERAGE([.E58]; [.F58]; [.G58])" office:value-type="float" office:value="0.380366666666667" calcext:value-type="float">
            <text:p>0.3804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962" calcext:value-type="float">
            <text:p>0.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emp_pay</text:p>
          </table:table-cell>
          <table:table-cell table:formula="of:=AVERAGE([.E59]; [.F59]; [.G59])" office:value-type="float" office:value="0.3893" calcext:value-type="float">
            <text:p>0.389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bachelors</text:p>
          </table:table-cell>
          <table:table-cell table:formula="of:=AVERAGE([.E60]; [.F60]; [.G60])" office:value-type="float" office:value="0.503" calcext:value-type="float">
            <text:p>0.5030</text:p>
          </table:table-cell>
          <table:table-cell table:style-name="ce3" office:value-type="float" office:value="0.4385" calcext:value-type="float">
            <text:p>0.4385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079" calcext:value-type="float">
            <text:p>0.8079</text:p>
          </table:table-cell>
          <table:table-cell table:number-columns-repeated="3"/>
        </table:table-row>
      </table:table>
      <table:table table:name="Intercept comparison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isson -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1805" calcext:value-type="float">
            <text:p>-0.1805</text:p>
          </table:table-cell>
          <table:table-cell office:value-type="float" office:value="0.4143" calcext:value-type="float">
            <text:p>0.4143</text:p>
          </table:table-cell>
          <table:table-cell table:style-name="ce1" table:formula="of:=AVERAGE([.D1:.F1])" office:value-type="float" office:value="0.0825333333333333" calcext:value-type="float">
            <text:p>0.08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net_entertainment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4599" calcext:value-type="float">
            <text:p>0.4599</text:p>
          </table:table-cell>
          <table:table-cell table:style-name="ce1" table:formula="of:=AVERAGE([.D2:.F2])" office:value-type="float" office:value="0.1305" calcext:value-type="float">
            <text:p>0.13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net_hunits_large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3964" calcext:value-type="float">
            <text:p>0.3964</text:p>
          </table:table-cell>
          <table:table-cell table:style-name="ce1" table:formula="of:=AVERAGE([.D3:.F3])" office:value-type="float" office:value="0.1831" calcext:value-type="float">
            <text:p>0.18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finance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4418" calcext:value-type="float">
            <text:p>0.4418</text:p>
          </table:table-cell>
          <table:table-cell table:style-name="ce1" table:formula="of:=AVERAGE([.D4:.F4])" office:value-type="float" office:value="0.196666666666667" calcext:value-type="float">
            <text:p>0.19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4404" calcext:value-type="float">
            <text:p>0.4404</text:p>
          </table:table-cell>
          <table:table-cell table:style-name="ce1" table:formula="of:=AVERAGE([.D5:.F5])" office:value-type="float" office:value="0.183766666666667" calcext:value-type="float">
            <text:p>0.18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large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5147" calcext:value-type="float">
            <text:p>0.5147</text:p>
          </table:table-cell>
          <table:table-cell table:style-name="ce1" table:formula="of:=AVERAGE([.D6:.F6])" office:value-type="float" office:value="0.208266666666667" calcext:value-type="float">
            <text:p>0.20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entertainment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5365" calcext:value-type="float">
            <text:p>0.5365</text:p>
          </table:table-cell>
          <table:table-cell table:style-name="ce1" table:formula="of:=AVERAGE([.D7:.F7])" office:value-type="float" office:value="0.221633333333333" calcext:value-type="float">
            <text:p>0.22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6566" calcext:value-type="float">
            <text:p>0.6566</text:p>
          </table:table-cell>
          <table:table-cell table:style-name="ce1" table:formula="of:=AVERAGE([.D8:.F8])" office:value-type="float" office:value="0.210966666666667" calcext:value-type="float">
            <text:p>0.21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net_university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3926" calcext:value-type="float">
            <text:p>0.3926</text:p>
          </table:table-cell>
          <table:table-cell table:style-name="ce1" table:formula="of:=AVERAGE([.D9:.F9])"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emp_pay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2282" calcext:value-type="float">
            <text:p>0.2282</text:p>
          </table:table-cell>
          <table:table-cell table:style-name="ce1" table:formula="of:=AVERAGE([.D10:.F10])" office:value-type="float" office:value="0.0249" calcext:value-type="float">
            <text:p>0.02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achelors</text:p>
          </table:table-cell>
          <table:table-cell office:value-type="float" office:value="-0.2921" calcext:value-type="float">
            <text:p>-0.2921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1634" calcext:value-type="float">
            <text:p>0.1634</text:p>
          </table:table-cell>
          <table:table-cell table:style-name="ce1" table:formula="of:=AVERAGE([.D11:.F11])" office:value-type="float" office:value="-0.0717" calcext:value-type="float">
            <text:p>-0.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-0.3593" calcext:value-type="float">
            <text:p>-0.3593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973" calcext:value-type="float">
            <text:p>0.0973</text:p>
          </table:table-cell>
          <table:table-cell table:style-name="ce1" table:formula="of:=AVERAGE([.D12:.F12])" office:value-type="float" office:value="-0.121566666666667" calcext:value-type="float">
            <text:p>-0.12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attached</text:p>
          </table:table-cell>
          <table:table-cell office:value-type="float" office:value="-0.9203" calcext:value-type="float">
            <text:p>-0.9203</text:p>
          </table:table-cell>
          <table:table-cell office:value-type="float" office:value="-0.3904" calcext:value-type="float">
            <text:p>-0.3904</text:p>
          </table:table-cell>
          <table:table-cell office:value-type="float" office:value="-0.3081" calcext:value-type="float">
            <text:p>-0.3081</text:p>
          </table:table-cell>
          <table:table-cell table:style-name="ce1" table:formula="of:=AVERAGE([.D13:.F13])" office:value-type="float" office:value="-0.5396" calcext:value-type="float">
            <text:p>-0.53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0net_pop_poor</text:p>
          </table:table-cell>
          <table:table-cell office:value-type="float" office:value="-0.4058" calcext:value-type="float">
            <text:p>-0.4058</text:p>
          </table:table-cell>
          <table:table-cell office:value-type="float" office:value="-0.3428" calcext:value-type="float">
            <text:p>-0.3428</text:p>
          </table:table-cell>
          <table:table-cell office:value-type="float" office:value="0.1556" calcext:value-type="float">
            <text:p>0.1556</text:p>
          </table:table-cell>
          <table:table-cell table:style-name="ce1" table:formula="of:=AVERAGE([.D14:.F14])" office:value-type="float" office:value="-0.197666666666667" calcext:value-type="float">
            <text:p>-0.1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medical</text:p>
          </table:table-cell>
          <table:table-cell office:value-type="float" office:value="-0.4344" calcext:value-type="float">
            <text:p>-0.4344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134" calcext:value-type="float">
            <text:p>0.1340</text:p>
          </table:table-cell>
          <table:table-cell table:style-name="ce1" table:formula="of:=AVERAGE([.D15:.F15])" office:value-type="float" office:value="-0.1803" calcext:value-type="float">
            <text:p>-0.18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attached</text:p>
          </table:table-cell>
          <table:table-cell office:value-type="float" office:value="-0.5302" calcext:value-type="float">
            <text:p>-0.5302</text:p>
          </table:table-cell>
          <table:table-cell office:value-type="float" office:value="-0.2529" calcext:value-type="float">
            <text:p>-0.2529</text:p>
          </table:table-cell>
          <table:table-cell office:value-type="float" office:value="-0.0503" calcext:value-type="float">
            <text:p>-0.0503</text:p>
          </table:table-cell>
          <table:table-cell table:style-name="ce1" table:formula="of:=AVERAGE([.D16:.F16])" office:value-type="float" office:value="-0.2778" calcext:value-type="float">
            <text:p>-0.27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pop_old</text:p>
          </table:table-cell>
          <table:table-cell office:value-type="float" office:value="-0.7835" calcext:value-type="float">
            <text:p>-0.7835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-0.2625" calcext:value-type="float">
            <text:p>-0.2625</text:p>
          </table:table-cell>
          <table:table-cell table:style-name="ce1" table:formula="of:=AVERAGE([.D17:.F17])" office:value-type="float" office:value="-0.5103" calcext:value-type="float">
            <text:p>-0.51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0net_pop_old</text:p>
          </table:table-cell>
          <table:table-cell office:value-type="float" office:value="-0.9285" calcext:value-type="float">
            <text:p>-0.9285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0.3133" calcext:value-type="float">
            <text:p>-0.3133</text:p>
          </table:table-cell>
          <table:table-cell table:style-name="ce1" table:formula="of:=AVERAGE([.D18:.F18])" office:value-type="float" office:value="-0.5744" calcext:value-type="float">
            <text:p>-0.57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medium</text:p>
          </table:table-cell>
          <table:table-cell office:value-type="float" office:value="-1.0819" calcext:value-type="float">
            <text:p>-1.0819</text:p>
          </table:table-cell>
          <table:table-cell office:value-type="float" office:value="-0.5444" calcext:value-type="float">
            <text:p>-0.5444</text:p>
          </table:table-cell>
          <table:table-cell office:value-type="float" office:value="-0.5034" calcext:value-type="float">
            <text:p>-0.5034</text:p>
          </table:table-cell>
          <table:table-cell table:style-name="ce1" table:formula="of:=AVERAGE([.D19:.F19])" office:value-type="float" office:value="-0.7099" calcext:value-type="float">
            <text:p>-0.709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foreign_born</text:p>
          </table:table-cell>
          <table:table-cell office:value-type="float" office:value="-2.7023" calcext:value-type="float">
            <text:p>-2.7023</text:p>
          </table:table-cell>
          <table:table-cell office:value-type="float" office:value="-1.5092" calcext:value-type="float">
            <text:p>-1.5092</text:p>
          </table:table-cell>
          <table:table-cell office:value-type="float" office:value="-2.1554" calcext:value-type="float">
            <text:p>-2.1554</text:p>
          </table:table-cell>
          <table:table-cell table:style-name="ce1" table:formula="of:=AVERAGE([.D20:.F20])" office:value-type="float" office:value="-2.1223" calcext:value-type="float">
            <text:p>-2.12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0.9324" calcext:value-type="float">
            <text:p>-0.9324</text:p>
          </table:table-cell>
          <table:table-cell office:value-type="float" office:value="-1.9863" calcext:value-type="float">
            <text:p>-1.9863</text:p>
          </table:table-cell>
          <table:table-cell table:style-name="ce1" table:formula="of:=AVERAGE([.D21:.F21])" office:value-type="float" office:value="-1.77886666666667" calcext:value-type="float">
            <text:p>-1.77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hunits_detached</text:p>
          </table:table-cell>
          <table:table-cell office:value-type="float" office:value="-1.7094" calcext:value-type="float">
            <text:p>-1.7094</text:p>
          </table:table-cell>
          <table:table-cell office:value-type="float" office:value="-0.8172" calcext:value-type="float">
            <text:p>-0.8172</text:p>
          </table:table-cell>
          <table:table-cell office:value-type="float" office:value="-1.1643" calcext:value-type="float">
            <text:p>-1.1643</text:p>
          </table:table-cell>
          <table:table-cell table:style-name="ce1" table:formula="of:=AVERAGE([.D22:.F22])" office:value-type="float" office:value="-1.2303" calcext:value-type="float">
            <text:p>-1.2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net_pop_rich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-0.1114" calcext:value-type="float">
            <text:p>-0.1114</text:p>
          </table:table-cell>
          <table:table-cell office:value-type="float" office:value="0.4643" calcext:value-type="float">
            <text:p>0.4643</text:p>
          </table:table-cell>
          <table:table-cell table:style-name="ce1" table:formula="of:=AVERAGE([.D23:.F23])" office:value-type="float" office:value="0.0888" calcext:value-type="float">
            <text:p>0.08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5126" calcext:value-type="float">
            <text:p>0.5126</text:p>
          </table:table-cell>
          <table:table-cell table:style-name="ce1" table:formula="of:=AVERAGE([.D24:.F24])" office:value-type="float" office:value="0.1117" calcext:value-type="float">
            <text:p>0.11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labor_force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4922" calcext:value-type="float">
            <text:p>0.4922</text:p>
          </table:table-cell>
          <table:table-cell table:style-name="ce1" table:formula="of:=AVERAGE([.D25:.F25])" office:value-type="float" office:value="0.102466666666667" calcext:value-type="float">
            <text:p>0.1025</text:p>
          </table:table-cell>
        </table:table-row>
        <table:table-row table:style-name="ro1">
          <table:table-cell office:value-type="string" calcext:value-type="string">
            <text:p>LstSq –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students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7868" calcext:value-type="float">
            <text:p>0.7868</text:p>
          </table:table-cell>
          <table:table-cell table:style-name="ce1" table:formula="of:=AVERAGE([.D26:.F26])" office:value-type="float" office:value="0.400866666666667" calcext:value-type="float">
            <text:p>0.4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549" calcext:value-type="float">
            <text:p>0.8549</text:p>
          </table:table-cell>
          <table:table-cell table:style-name="ce1" table:formula="of:=AVERAGE([.D27:.F27])" office:value-type="float" office:value="0.444133333333333" calcext:value-type="float">
            <text:p>0.44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ar_emp_pay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8629" calcext:value-type="float">
            <text:p>0.8629</text:p>
          </table:table-cell>
          <table:table-cell table:style-name="ce1" table:formula="of:=AVERAGE([.D28:.F28])" office:value-type="float" office:value="0.450133333333333" calcext:value-type="float">
            <text:p>0.4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342" calcext:value-type="float">
            <text:p>0.8342</text:p>
          </table:table-cell>
          <table:table-cell table:style-name="ce1" table:formula="of:=AVERAGE([.D29:.F29])" office:value-type="float" office:value="0.453233333333333" calcext:value-type="float">
            <text:p>0.45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8835" calcext:value-type="float">
            <text:p>0.8835</text:p>
          </table:table-cell>
          <table:table-cell table:style-name="ce1" table:formula="of:=AVERAGE([.D30:.F30])" office:value-type="float" office:value="0.4708" calcext:value-type="float">
            <text:p>0.47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8784" calcext:value-type="float">
            <text:p>0.8784</text:p>
          </table:table-cell>
          <table:table-cell table:style-name="ce1" table:formula="of:=AVERAGE([.D31:.F31])" office:value-type="float" office:value="0.474533333333333" calcext:value-type="float">
            <text:p>0.47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77" calcext:value-type="float">
            <text:p>0.8770</text:p>
          </table:table-cell>
          <table:table-cell table:style-name="ce1" table:formula="of:=AVERAGE([.D32:.F32])" office:value-type="float" office:value="0.472866666666667" calcext:value-type="float">
            <text:p>0.47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net_entertainment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8735" calcext:value-type="float">
            <text:p>0.8735</text:p>
          </table:table-cell>
          <table:table-cell table:style-name="ce1" table:formula="of:=AVERAGE([.D33:.F33])" office:value-type="float" office:value="0.4709" calcext:value-type="float">
            <text:p>0.47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0net_university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728" calcext:value-type="float">
            <text:p>0.8728</text:p>
          </table:table-cell>
          <table:table-cell table:style-name="ce1" table:formula="of:=AVERAGE([.D34:.F34])" office:value-type="float" office:value="0.465266666666667" calcext:value-type="float">
            <text:p>0.46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new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862" calcext:value-type="float">
            <text:p>0.8620</text:p>
          </table:table-cell>
          <table:table-cell table:style-name="ce1" table:formula="of:=AVERAGE([.D35:.F35])" office:value-type="float" office:value="0.457833333333333" calcext:value-type="float">
            <text:p>0.45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hunits_large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8532" calcext:value-type="float">
            <text:p>0.8532</text:p>
          </table:table-cell>
          <table:table-cell table:style-name="ce1" table:formula="of:=AVERAGE([.D36:.F36])" office:value-type="float" office:value="0.452366666666667" calcext:value-type="float">
            <text:p>0.45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entertainment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505" calcext:value-type="float">
            <text:p>0.8505</text:p>
          </table:table-cell>
          <table:table-cell table:style-name="ce1" table:formula="of:=AVERAGE([.D37:.F37])" office:value-type="float" office:value="0.4452" calcext:value-type="float">
            <text:p>0.44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7877" calcext:value-type="float">
            <text:p>0.7877</text:p>
          </table:table-cell>
          <table:table-cell table:style-name="ce1" table:formula="of:=AVERAGE([.D38:.F38])" office:value-type="float" office:value="0.4363" calcext:value-type="float">
            <text:p>0.436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finance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8133" calcext:value-type="float">
            <text:p>0.8133</text:p>
          </table:table-cell>
          <table:table-cell table:style-name="ce1" table:formula="of:=AVERAGE([.D39:.F39])" office:value-type="float" office:value="0.427" calcext:value-type="float">
            <text:p>0.42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university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813" calcext:value-type="float">
            <text:p>0.8130</text:p>
          </table:table-cell>
          <table:table-cell table:style-name="ce1" table:formula="of:=AVERAGE([.D40:.F40])" office:value-type="float" office:value="0.419266666666667" calcext:value-type="float">
            <text:p>0.41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students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7927" calcext:value-type="float">
            <text:p>0.7927</text:p>
          </table:table-cell>
          <table:table-cell table:style-name="ce1" table:formula="of:=AVERAGE([.D41:.F41])" office:value-type="float" office:value="0.413566666666667" calcext:value-type="float">
            <text:p>0.41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787" calcext:value-type="float">
            <text:p>0.7870</text:p>
          </table:table-cell>
          <table:table-cell table:style-name="ce1" table:formula="of:=AVERAGE([.D42:.F42])" office:value-type="float" office:value="0.388033333333333" calcext:value-type="float">
            <text:p>0.388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old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784" calcext:value-type="float">
            <text:p>0.7784</text:p>
          </table:table-cell>
          <table:table-cell table:style-name="ce1" table:formula="of:=AVERAGE([.D43:.F43])" office:value-type="float" office:value="0.376066666666667" calcext:value-type="float">
            <text:p>0.376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arking</text:p>
          </table:table-cell>
          <table:table-cell office:value-type="float" office:value="0.3289" calcext:value-type="float">
            <text:p>0.328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7965" calcext:value-type="float">
            <text:p>0.7965</text:p>
          </table:table-cell>
          <table:table-cell table:style-name="ce1" table:formula="of:=AVERAGE([.D44:.F44])" office:value-type="float" office:value="0.371466666666667" calcext:value-type="float">
            <text:p>0.37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0net_hunits_new</text:p>
          </table:table-cell>
          <table:table-cell office:value-type="float" office:value="0.3326" calcext:value-type="float">
            <text:p>0.332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45:.F45])" office:value-type="float" office:value="0.376633333333333" calcext:value-type="float">
            <text:p>0.37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5net_emp_pay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8299" calcext:value-type="float">
            <text:p>0.8299</text:p>
          </table:table-cell>
          <table:table-cell table:style-name="ce1" table:formula="of:=AVERAGE([.D46:.F46])" office:value-type="float" office:value="0.3998" calcext:value-type="float">
            <text:p>0.39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emp_pay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277" calcext:value-type="float">
            <text:p>0.8277</text:p>
          </table:table-cell>
          <table:table-cell table:style-name="ce1" table:formula="of:=AVERAGE([.D47:.F47])" office:value-type="float" office:value="0.4088" calcext:value-type="float">
            <text:p>0.40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30net_hospitality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306" calcext:value-type="float">
            <text:p>0.8306</text:p>
          </table:table-cell>
          <table:table-cell table:style-name="ce1" table:formula="of:=AVERAGE([.D48:.F48])" office:value-type="float" office:value="0.4186" calcext:value-type="float">
            <text:p>0.41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bachelors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8323" calcext:value-type="float">
            <text:p>0.8323</text:p>
          </table:table-cell>
          <table:table-cell table:style-name="ce1" table:formula="of:=AVERAGE([.D49:.F49])" office:value-type="float" office:value="0.4238" calcext:value-type="float">
            <text:p>0.42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pop_rich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8484" calcext:value-type="float">
            <text:p>0.8484</text:p>
          </table:table-cell>
          <table:table-cell table:style-name="ce1" table:formula="of:=AVERAGE([.D50:.F50])" office:value-type="float" office:value="0.420366666666667" calcext:value-type="float">
            <text:p>0.4204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3585" calcext:value-type="float">
            <text:p>0.3585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0.8173" calcext:value-type="float">
            <text:p>0.8173</text:p>
          </table:table-cell>
          <table:table-cell table:style-name="ce1" table:formula="of:=AVERAGE([.D51:.F51])" office:value-type="float" office:value="0.2958" calcext:value-type="float">
            <text:p>0.29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units</text:p>
          </table:table-cell>
          <table:table-cell office:value-type="float" office:value="0.3828" calcext:value-type="float">
            <text:p>0.382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0.8469" calcext:value-type="float">
            <text:p>0.8469</text:p>
          </table:table-cell>
          <table:table-cell table:style-name="ce1" table:formula="of:=AVERAGE([.D52:.F52])" office:value-type="float" office:value="0.353166666666667" calcext:value-type="float">
            <text:p>0.35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8419" calcext:value-type="float">
            <text:p>0.8419</text:p>
          </table:table-cell>
          <table:table-cell table:style-name="ce1" table:formula="of:=AVERAGE([.D53:.F53])" office:value-type="float" office:value="0.375766666666667" calcext:value-type="float">
            <text:p>0.37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0.3875" calcext:value-type="float">
            <text:p>0.387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569" calcext:value-type="float">
            <text:p>0.8569</text:p>
          </table:table-cell>
          <table:table-cell table:style-name="ce1" table:formula="of:=AVERAGE([.D54:.F54])" office:value-type="float" office:value="0.3888" calcext:value-type="float">
            <text:p>0.38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population</text:p>
          </table:table-cell>
          <table:table-cell office:value-type="float" office:value="0.3861" calcext:value-type="float">
            <text:p>0.386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113" calcext:value-type="float">
            <text:p>0.8113</text:p>
          </table:table-cell>
          <table:table-cell table:style-name="ce1" table:formula="of:=AVERAGE([.D55:.F55])" office:value-type="float" office:value="0.3927" calcext:value-type="float">
            <text:p>0.39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8358" calcext:value-type="float">
            <text:p>0.8358</text:p>
          </table:table-cell>
          <table:table-cell table:style-name="ce1" table:formula="of:=AVERAGE([.D56:.F56])" office:value-type="float" office:value="0.392633333333333" calcext:value-type="float">
            <text:p>0.39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5net_population</text:p>
          </table:table-cell>
          <table:table-cell office:value-type="float" office:value="0.3839" calcext:value-type="float">
            <text:p>0.3839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8087" calcext:value-type="float">
            <text:p>0.8087</text:p>
          </table:table-cell>
          <table:table-cell table:style-name="ce1" table:formula="of:=AVERAGE([.D57:.F57])" office:value-type="float" office:value="0.391466666666667" calcext:value-type="float">
            <text:p>0.39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emp_full_time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8148" calcext:value-type="float">
            <text:p>0.8148</text:p>
          </table:table-cell>
          <table:table-cell table:style-name="ce1" table:formula="of:=AVERAGE([.D58:.F58])" office:value-type="float" office:value="0.409033333333333" calcext:value-type="float">
            <text:p>0.409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business</text:p>
          </table:table-cell>
          <table:table-cell office:value-type="float" office:value="0.4032" calcext:value-type="float">
            <text:p>0.4032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8349" calcext:value-type="float">
            <text:p>0.8349</text:p>
          </table:table-cell>
          <table:table-cell table:style-name="ce1" table:formula="of:=AVERAGE([.D59:.F59])" office:value-type="float" office:value="0.408333333333333" calcext:value-type="float">
            <text:p>0.40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attached</text:p>
          </table:table-cell>
          <table:table-cell office:value-type="float" office:value="0.3993" calcext:value-type="float">
            <text:p>0.399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8571" calcext:value-type="float">
            <text:p>0.8571</text:p>
          </table:table-cell>
          <table:table-cell table:style-name="ce1" table:formula="of:=AVERAGE([.D60:.F60])" office:value-type="float" office:value="0.416" calcext:value-type="float">
            <text:p>0.41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3963" calcext:value-type="float">
            <text:p>0.396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8716" calcext:value-type="float">
            <text:p>0.8716</text:p>
          </table:table-cell>
          <table:table-cell table:style-name="ce1" table:formula="of:=AVERAGE([.D61:.F61])" office:value-type="float" office:value="0.417166666666667" calcext:value-type="float">
            <text:p>0.41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family</text:p>
          </table:table-cell>
          <table:table-cell office:value-type="float" office:value="0.399" calcext:value-type="float">
            <text:p>0.39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278" calcext:value-type="float">
            <text:p>0.8278</text:p>
          </table:table-cell>
          <table:table-cell table:style-name="ce1" table:formula="of:=AVERAGE([.D62:.F62])" office:value-type="float" office:value="0.418833333333333" calcext:value-type="float">
            <text:p>0.41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5net_students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276" calcext:value-type="float">
            <text:p>0.8276</text:p>
          </table:table-cell>
          <table:table-cell table:style-name="ce1" table:formula="of:=AVERAGE([.D63:.F63])" office:value-type="float" office:value="0.417" calcext:value-type="float">
            <text:p>0.417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8207" calcext:value-type="float">
            <text:p>0.8207</text:p>
          </table:table-cell>
          <table:table-cell table:style-name="ce1" table:formula="of:=AVERAGE([.D64:.F64])" office:value-type="float" office:value="0.423966666666667" calcext:value-type="float">
            <text:p>0.42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employment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297" calcext:value-type="float">
            <text:p>0.8297</text:p>
          </table:table-cell>
          <table:table-cell table:style-name="ce1" table:formula="of:=AVERAGE([.D65:.F65])" office:value-type="float" office:value="0.434633333333333" calcext:value-type="float">
            <text:p>0.43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university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8406" calcext:value-type="float">
            <text:p>0.8406</text:p>
          </table:table-cell>
          <table:table-cell table:style-name="ce1" table:formula="of:=AVERAGE([.D66:.F66])" office:value-type="float" office:value="0.440866666666667" calcext:value-type="float">
            <text:p>0.44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medical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045" calcext:value-type="float">
            <text:p>0.9045</text:p>
          </table:table-cell>
          <table:table-cell table:style-name="ce1" table:formula="of:=AVERAGE([.D67:.F67])" office:value-type="float" office:value="0.4443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9011" calcext:value-type="float">
            <text:p>0.9011</text:p>
          </table:table-cell>
          <table:table-cell table:style-name="ce1" table:formula="of:=AVERAGE([.D68:.F68])" office:value-type="float" office:value="0.443733333333333" calcext:value-type="float">
            <text:p>0.44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entertainment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025" calcext:value-type="float">
            <text:p>0.9025</text:p>
          </table:table-cell>
          <table:table-cell table:style-name="ce1" table:formula="of:=AVERAGE([.D69:.F69])" office:value-type="float" office:value="0.445766666666667" calcext:value-type="float">
            <text:p>0.44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new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8985" calcext:value-type="float">
            <text:p>0.8985</text:p>
          </table:table-cell>
          <table:table-cell table:style-name="ce1" table:formula="of:=AVERAGE([.D70:.F70])" office:value-type="float" office:value="0.441133333333333" calcext:value-type="float">
            <text:p>0.44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vacant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1:.F71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renter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2:.F72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household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3:.F73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university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117" calcext:value-type="float">
            <text:p>0.8117</text:p>
          </table:table-cell>
          <table:table-cell table:style-name="ce1" table:formula="of:=AVERAGE([.D74:.F74])" office:value-type="float" office:value="0.438466666666667" calcext:value-type="float">
            <text:p>0.43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spitality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8388" calcext:value-type="float">
            <text:p>0.8388</text:p>
          </table:table-cell>
          <table:table-cell table:style-name="ce1" table:formula="of:=AVERAGE([.D75:.F75])" office:value-type="float" office:value="0.430433333333333" calcext:value-type="float">
            <text:p>0.4304</text:p>
          </table:table-cell>
        </table:table-row>
        <table:table-row table:style-name="ro1">
          <table:table-cell office:value-type="string" calcext:value-type="string">
            <text:p>Lst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4017" calcext:value-type="float">
            <text:p>0.4017</text:p>
          </table:table-cell>
          <table:table-cell office:value-type="float" office:value="-0.1184" calcext:value-type="float">
            <text:p>-0.1184</text:p>
          </table:table-cell>
          <table:table-cell office:value-type="float" office:value="0.881" calcext:value-type="float">
            <text:p>0.8810</text:p>
          </table:table-cell>
          <table:table-cell table:style-name="ce1" table:formula="of:=AVERAGE([.D76:.F76])" office:value-type="float" office:value="0.3881" calcext:value-type="float">
            <text:p>0.38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king</text:p>
          </table:table-cell>
          <table:table-cell office:value-type="float" office:value="0.3722" calcext:value-type="float">
            <text:p>0.372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9243" calcext:value-type="float">
            <text:p>0.9243</text:p>
          </table:table-cell>
          <table:table-cell table:style-name="ce1" table:formula="of:=AVERAGE([.D77:.F77])" office:value-type="float" office:value="0.415366666666667" calcext:value-type="float">
            <text:p>0.4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78:.F78])" office:value-type="float" office:value="0.430366666666667" calcext:value-type="float">
            <text:p>0.43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57" calcext:value-type="float">
            <text:p>0.8057</text:p>
          </table:table-cell>
          <table:table-cell table:style-name="ce1" table:formula="of:=AVERAGE([.D79:.F79])" office:value-type="float" office:value="0.438433333333333" calcext:value-type="float">
            <text:p>0.43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80:.F80])" office:value-type="float" office:value="0.436833333333333" calcext:value-type="float">
            <text:p>0.43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89" calcext:value-type="float">
            <text:p>0.7890</text:p>
          </table:table-cell>
          <table:table-cell table:style-name="ce1" table:formula="of:=AVERAGE([.D81:.F81])" office:value-type="float" office:value="0.434666666666667" calcext:value-type="float">
            <text:p>0.43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finance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899" calcext:value-type="float">
            <text:p>0.7899</text:p>
          </table:table-cell>
          <table:table-cell table:style-name="ce1" table:formula="of:=AVERAGE([.D82:.F82])" office:value-type="float" office:value="0.431333333333333" calcext:value-type="float">
            <text:p>0.43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students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7969" calcext:value-type="float">
            <text:p>0.7969</text:p>
          </table:table-cell>
          <table:table-cell table:style-name="ce1" table:formula="of:=AVERAGE([.D83:.F83])" office:value-type="float" office:value="0.4293" calcext:value-type="float">
            <text:p>0.4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university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997" calcext:value-type="float">
            <text:p>0.7997</text:p>
          </table:table-cell>
          <table:table-cell table:style-name="ce1" table:formula="of:=AVERAGE([.D84:.F84])" office:value-type="float" office:value="0.4269" calcext:value-type="float">
            <text:p>0.42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pop_child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34" calcext:value-type="float">
            <text:p>0.8034</text:p>
          </table:table-cell>
          <table:table-cell table:style-name="ce1" table:formula="of:=AVERAGE([.D85:.F85])" office:value-type="float" office:value="0.423866666666667" calcext:value-type="float">
            <text:p>0.423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03" calcext:value-type="float">
            <text:p>0.8203</text:p>
          </table:table-cell>
          <table:table-cell table:style-name="ce1" table:formula="of:=AVERAGE([.D86:.F86])" office:value-type="float" office:value="0.4301" calcext:value-type="float">
            <text:p>0.43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8176" calcext:value-type="float">
            <text:p>0.8176</text:p>
          </table:table-cell>
          <table:table-cell table:style-name="ce1" table:formula="of:=AVERAGE([.D87:.F87])" office:value-type="float" office:value="0.428133333333333" calcext:value-type="float">
            <text:p>0.42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emp_pay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8089" calcext:value-type="float">
            <text:p>0.8089</text:p>
          </table:table-cell>
          <table:table-cell table:style-name="ce1" table:formula="of:=AVERAGE([.D88:.F88])" office:value-type="float" office:value="0.4174" calcext:value-type="float">
            <text:p>0.41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pop_old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575" calcext:value-type="float">
            <text:p>0.7575</text:p>
          </table:table-cell>
          <table:table-cell table:style-name="ce1" table:formula="of:=AVERAGE([.D89:.F89])" office:value-type="float" office:value="0.412166666666667" calcext:value-type="float">
            <text:p>0.41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renter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8318" calcext:value-type="float">
            <text:p>0.8318</text:p>
          </table:table-cell>
          <table:table-cell table:style-name="ce1" table:formula="of:=AVERAGE([.D90:.F90])" office:value-type="float" office:value="0.4367" calcext:value-type="float">
            <text:p>0.43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hospitality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8501" calcext:value-type="float">
            <text:p>0.8501</text:p>
          </table:table-cell>
          <table:table-cell table:style-name="ce1" table:formula="of:=AVERAGE([.D91:.F91])" office:value-type="float" office:value="0.4461" calcext:value-type="float">
            <text:p>0.44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medium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8421" calcext:value-type="float">
            <text:p>0.8421</text:p>
          </table:table-cell>
          <table:table-cell table:style-name="ce1" table:formula="of:=AVERAGE([.D92:.F92])" office:value-type="float" office:value="0.444266666666667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foreign_born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836" calcext:value-type="float">
            <text:p>0.8836</text:p>
          </table:table-cell>
          <table:table-cell table:style-name="ce1" table:formula="of:=AVERAGE([.D93:.F93])" office:value-type="float" office:value="0.438" calcext:value-type="float">
            <text:p>0.438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vacant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8442" calcext:value-type="float">
            <text:p>0.8442</text:p>
          </table:table-cell>
          <table:table-cell table:style-name="ce1" table:formula="of:=AVERAGE([.D94:.F94])" office:value-type="float" office:value="0.430666666666667" calcext:value-type="float">
            <text:p>0.43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pop_rich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8691" calcext:value-type="float">
            <text:p>0.8691</text:p>
          </table:table-cell>
          <table:table-cell table:style-name="ce1" table:formula="of:=AVERAGE([.D95:.F95])" office:value-type="float" office:value="0.442933333333333" calcext:value-type="float">
            <text:p>0.44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8721" calcext:value-type="float">
            <text:p>0.8721</text:p>
          </table:table-cell>
          <table:table-cell table:style-name="ce1" table:formula="of:=AVERAGE([.D96:.F96])" office:value-type="float" office:value="0.4313" calcext:value-type="float">
            <text:p>0.43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5net_entertainment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8375" calcext:value-type="float">
            <text:p>0.8375</text:p>
          </table:table-cell>
          <table:table-cell table:style-name="ce1" table:formula="of:=AVERAGE([.D97:.F97])" office:value-type="float" office:value="0.423633333333333" calcext:value-type="float">
            <text:p>0.42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entertainment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8359" calcext:value-type="float">
            <text:p>0.8359</text:p>
          </table:table-cell>
          <table:table-cell table:style-name="ce1" table:formula="of:=AVERAGE([.D98:.F98])"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236" calcext:value-type="float">
            <text:p>0.8236</text:p>
          </table:table-cell>
          <table:table-cell table:style-name="ce1" table:formula="of:=AVERAGE([.D99:.F99])" office:value-type="float" office:value="0.4061" calcext:value-type="float">
            <text:p>0.40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use_w_child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100:.F100])" office:value-type="float" office:value="0.3904" calcext:value-type="float">
            <text:p>0.3904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near LASSO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53616666666667" calcext:value-type="float">
            <text:p>0.3536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89883333333333" calcext:value-type="float">
            <text:p>0.6899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516" calcext:value-type="float">
            <text:p>0.7516</text:p>
          </table:table-cell>
        </table:table-row>
        <table:table-row table:style-name="ro1">
          <table:table-cell/>
          <table:table-cell table:style-name="ce4" table:formula="of:=AVERAGE([.C4:.H4])" office:value-type="float" office:value="11.6666666666667" calcext:value-type="float">
            <text:p>11.7</text:p>
          </table:table-cell>
          <table:table-cell table:formula="of:=SUM([.C5:.C101])" office:value-type="float" office:value="2" calcext:value-type="float">
            <text:p>2</text:p>
          </table:table-cell>
          <table:table-cell table:formula="of:=SUM([.D5:.D101])" office:value-type="float" office:value="7" calcext:value-type="float">
            <text:p>7</text:p>
          </table:table-cell>
          <table:table-cell table:formula="of:=SUM([.E5:.E101])" office:value-type="float" office:value="24" calcext:value-type="float">
            <text:p>24</text:p>
          </table:table-cell>
          <table:table-cell table:formula="of:=SUM([.F5:.F101])" office:value-type="float" office:value="14" calcext:value-type="float">
            <text:p>14</text:p>
          </table:table-cell>
          <table:table-cell table:formula="of:=SUM([.G5:.G101])" office:value-type="float" office:value="12" calcext:value-type="float">
            <text:p>12</text:p>
          </table:table-cell>
          <table:table-cell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X15net_hospitalit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X15net_hunits_attached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X30net_medic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3" calcext:value-type="float">
            <text:p>3</text:p>
          </table:table-cell>
          <table:table-cell office:value-type="string" calcext:value-type="string">
            <text:p>near_busi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4:.H1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style-name="ce6" table:number-columns-repeated="2"/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ce6"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X15net_bachelo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7:.H17])" office:value-type="float" office:value="2" calcext:value-type="float">
            <text:p>2</text:p>
          </table:table-cell>
          <table:table-cell office:value-type="string" calcext:value-type="string">
            <text:p>X30net_busines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X30net_hunits_n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X15net_student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X15net_pop_o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X30net_pop_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3:.H33])" office:value-type="float" office:value="1" calcext:value-type="float">
            <text:p>1</text:p>
          </table:table-cell>
          <table:table-cell office:value-type="string" calcext:value-type="string">
            <text:p>X15net_hunit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1">
          <table:table-cell table:formula="of:=SUM([.C34:.H34])" office:value-type="float" office:value="1" calcext:value-type="float">
            <text:p>1</text:p>
          </table:table-cell>
          <table:table-cell office:value-type="string" calcext:value-type="string">
            <text:p>X30net_hunits_de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1" calcext:value-type="float">
            <text:p>1</text:p>
          </table:table-cell>
          <table:table-cell office:value-type="string" calcext:value-type="string">
            <text:p>X30net_hunits_lar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X15net_hunits_ren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 table:number-columns-repeated="6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 table:number-columns-repeated="6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 table:number-columns-repeated="6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 table:number-columns-repeated="6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house_w_child</text:p>
          </table:table-cell>
          <table:table-cell table:number-columns-repeated="6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6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30net_bachelors</text:p>
          </table:table-cell>
          <table:table-cell table:number-columns-repeated="6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 table:number-columns-repeated="6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 table:number-columns-repeated="6"/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X15net_employed</text:p>
          </table:table-cell>
          <table:table-cell table:number-columns-repeated="6"/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 table:number-columns-repeated="6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 table:number-columns-repeated="6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 table:number-columns-repeated="6"/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 table:number-columns-repeated="6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 table:number-columns-repeated="6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15net_pop_rich</text:p>
          </table:table-cell>
          <table:table-cell table:number-columns-repeated="6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 table:number-columns-repeated="6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 table:number-columns-repeated="6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30net_employment</text:p>
          </table:table-cell>
          <table:table-cell table:number-columns-repeated="6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6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15net_medical</text:p>
          </table:table-cell>
          <table:table-cell table:number-columns-repeated="6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30net_hospitality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 table:number-columns-repeated="6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30net_university</text:p>
          </table:table-cell>
          <table:table-cell table:number-columns-repeated="6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15net_finance</text:p>
          </table:table-cell>
          <table:table-cell table:number-columns-repeated="6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 table:number-columns-repeated="6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 table:number-columns-repeated="6"/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 table:number-columns-repeated="6"/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 table:number-columns-repeated="6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 table:number-columns-repeated="6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vacant</text:p>
          </table:table-cell>
          <table:table-cell table:number-columns-repeated="6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 table:number-columns-repeated="6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 table:number-columns-repeated="6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units_medium</text:p>
          </table:table-cell>
          <table:table-cell table:number-columns-repeated="6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 table:number-columns-repeated="6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ld</text:p>
          </table:table-cell>
          <table:table-cell table:number-columns-repeated="6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 table:number-columns-repeated="6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 table:number-columns-repeated="6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 table:number-columns-repeated="6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 table:number-columns-repeated="6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 table:number-columns-repeated="6"/>
        </table:table-row>
        <table:table-row table:style-name="ro1">
          <table:table-cell table:formula="of:=SUM([.C99:.H99])" office:value-type="float" office:value="0" calcext:value-type="float">
            <text:p>0</text:p>
          </table:table-cell>
          <table:table-cell office:value-type="string" calcext:value-type="string">
            <text:p>X15net_foreign_born</text:p>
          </table:table-cell>
          <table:table-cell table:number-columns-repeated="6"/>
        </table:table-row>
        <table:table-row table:style-name="ro1">
          <table:table-cell table:formula="of:=SUM([.C100:.H100])" office:value-type="float" office:value="0" calcext:value-type="float">
            <text:p>0</text:p>
          </table:table-cell>
          <table:table-cell office:value-type="string" calcext:value-type="string">
            <text:p>X30net_foreign_born</text:p>
          </table:table-cell>
          <table:table-cell table:number-columns-repeated="6"/>
        </table:table-row>
        <table:table-row table:style-name="ro1">
          <table:table-cell table:formula="of:=SUM([.C101:.H101])" office:value-type="float" office:value="0" calcext:value-type="float">
            <text:p>0</text:p>
          </table:table-cell>
          <table:table-cell office:value-type="string" calcext:value-type="string">
            <text:p>X30net_students</text:p>
          </table:table-cell>
          <table:table-cell table:number-columns-repeated="6"/>
        </table:table-row>
      </table:table>
      <table:table table:name="LAD LASSO v2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2" table:default-cell-style-name="ce5"/>
        <table:table-column table:style-name="co7" table:default-cell-style-name="ce8"/>
        <table:table-column table:style-name="co7" table:default-cell-style-name="ce5"/>
        <table:table-column table:style-name="co7" table:default-cell-style-name="ce6"/>
        <table:table-column table:style-name="co7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Dallas</text:p>
          </table:table-cell>
          <table:table-cell table:style-name="Default" office:value-type="string" calcext:value-type="string">
            <text:p>Denv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H2])" office:value-type="float" office:value="0.52495" calcext:value-type="float">
            <text:p>0.5250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8431" calcext:value-type="float">
            <text:p>0.8431</text:p>
          </table:table-cell>
          <table:table-cell table:style-name="Default" office:value-type="float" office:value="0.4455" calcext:value-type="float">
            <text:p>0.4455</text:p>
          </table:table-cell>
          <table:table-cell table:style-name="ce1" office:value-type="float" office:value="0.434" calcext:value-type="float">
            <text:p>0.4340</text:p>
          </table:table-cell>
          <table:table-cell table:style-name="Default" office:value-type="float" office:value="0.5221" calcext:value-type="float">
            <text:p>0.5221</text:p>
          </table:table-cell>
          <table:table-cell table:style-name="Default" office:value-type="float" office:value="0.2889" calcext:value-type="float">
            <text:p>0.288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H3])" office:value-type="float" office:value="0.759183333333333" calcext:value-type="float">
            <text:p>0.7592</text:p>
          </table:table-cell>
          <table:table-cell office:value-type="float" office:value="0.6519" calcext:value-type="float">
            <text:p>0.6519</text:p>
          </table:table-cell>
          <table:table-cell office:value-type="float" office:value="1.0023" calcext:value-type="float">
            <text:p>1.0023</text:p>
          </table:table-cell>
          <table:table-cell table:style-name="Default" office:value-type="float" office:value="0.6824" calcext:value-type="float">
            <text:p>0.6824</text:p>
          </table:table-cell>
          <table:table-cell table:style-name="Default" office:value-type="float" office:value="0.5809" calcext:value-type="float">
            <text:p>0.5809</text:p>
          </table:table-cell>
          <table:table-cell table:style-name="Default" office:value-type="float" office:value="0.8816" calcext:value-type="float">
            <text:p>0.8816</text:p>
          </table:table-cell>
          <table:table-cell table:style-name="ce1" office:value-type="float" office:value="0.756" calcext:value-type="float">
            <text:p>0.756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table:formula="of:=AVERAGE([.C4:.H4])" office:value-type="float" office:value="3" calcext:value-type="float">
            <text:p>3.0</text:p>
          </table:table-cell>
          <table:table-cell table:style-name="ce7" table:formula="of:=SUM([.C5:.C98])" office:value-type="float" office:value="0" calcext:value-type="float">
            <text:p>0</text:p>
          </table:table-cell>
          <table:table-cell table:style-name="ce7" table:formula="of:=SUM([.D5:.D98])" office:value-type="float" office:value="0" calcext:value-type="float">
            <text:p>0</text:p>
          </table:table-cell>
          <table:table-cell table:style-name="ce7" table:formula="of:=SUM([.E5:.E98])" office:value-type="float" office:value="0" calcext:value-type="float">
            <text:p>0</text:p>
          </table:table-cell>
          <table:table-cell table:style-name="ce7" table:formula="of:=SUM([.F5:.F98])" office:value-type="float" office:value="0" calcext:value-type="float">
            <text:p>0</text:p>
          </table:table-cell>
          <table:table-cell table:style-name="ce7" table:formula="of:=SUM([.G5:.G98])" office:value-type="float" office:value="18" calcext:value-type="float">
            <text:p>18</text:p>
          </table:table-cell>
          <table:table-cell table:style-name="ce7" table:formula="of:=SUM([.H5:.H98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SUM([.C5:.H5])" office:value-type="float" office:value="0" calcext:value-type="float">
            <text:p>0</text:p>
          </table:table-cell>
          <table:table-cell office:value-type="string" calcext:value-type="string">
            <text:p>near_bachelor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/>
          <table:table-cell table:style-name="ce9"/>
          <table:table-cell table:style-name="ce6"/>
        </table:table-row>
        <table:table-row table:style-name="ro1">
          <table:table-cell table:formula="of:=SUM([.C6:.H6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7:.H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:.H8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9:.H9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0:.H10])" office:value-type="float" office:value="1" calcext:value-type="float">
            <text:p>1</text:p>
          </table:table-cell>
          <table:table-cell office:value-type="string" calcext:value-type="string">
            <text:p>near_employme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1:.H11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2:.H1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3:.H13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4:.H14])" office:value-type="float" office:value="0" calcext:value-type="float">
            <text:p>0</text:p>
          </table:table-cell>
          <table:table-cell table:style-name="ce6" office:value-type="string" calcext:value-type="string">
            <text:p>near_foreign_bor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5:.H15])" office:value-type="float" office:value="1" calcext:value-type="float">
            <text:p>1</text:p>
          </table:table-cell>
          <table:table-cell office:value-type="string" calcext:value-type="string">
            <text:p>near_hospital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6:.H16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7:.H17])" office:value-type="float" office:value="0" calcext:value-type="float">
            <text:p>0</text:p>
          </table:table-cell>
          <table:table-cell table:style-name="ce6" office:value-type="string" calcext:value-type="string">
            <text:p>near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8:.H18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9:.H19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0:.H20])" office:value-type="float" office:value="0" calcext:value-type="float">
            <text:p>0</text:p>
          </table:table-cell>
          <table:table-cell table:style-name="ce6" office:value-type="string" calcext:value-type="string">
            <text:p>near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1:.H21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2:.H22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3:.H23])" office:value-type="float" office:value="0" calcext:value-type="float">
            <text:p>0</text:p>
          </table:table-cell>
          <table:table-cell table:style-name="ce6" office:value-type="string" calcext:value-type="string">
            <text:p>near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4:.H24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owner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6:.H26])" office:value-type="float" office:value="0" calcext:value-type="float">
            <text:p>0</text:p>
          </table:table-cell>
          <table:table-cell table:style-name="ce6" office:value-type="string" calcext:value-type="string">
            <text:p>near_hunits_rent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8:.H28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9:.H29])" office:value-type="float" office:value="0" calcext:value-type="float">
            <text:p>0</text:p>
          </table:table-cell>
          <table:table-cell table:style-name="ce6" office:value-type="string" calcext:value-type="string">
            <text:p>near_medical</text:p>
          </table:table-cell>
          <table:table-cell table:number-columns-repeated="2"/>
          <table:table-cell table:style-name="ce6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0:.H30])" office:value-type="float" office:value="0" calcext:value-type="float">
            <text:p>0</text:p>
          </table:table-cell>
          <table:table-cell office:value-type="string" calcext:value-type="string">
            <text:p>near_pop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near_pop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2:.H32])" office:value-type="float" office:value="0" calcext:value-type="float">
            <text:p>0</text:p>
          </table:table-cell>
          <table:table-cell table:style-name="ce6" office:value-type="string" calcext:value-type="string">
            <text:p>near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table:style-name="ce6" office:value-type="string" calcext:value-type="string">
            <text:p>near_univers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table:style-name="ce6" office:value-type="string" calcext:value-type="string">
            <text:p>X30net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X15net_pop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table:style-name="ce6" office:value-type="string" calcext:value-type="string">
            <text:p>X15net_pop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X30net_pop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table:style-name="ce6" office:value-type="string" calcext:value-type="string">
            <text:p>X30net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table:style-name="ce6" office:value-type="string" calcext:value-type="string">
            <text:p>X15net_house_w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X15net_bachelors</text:p>
          </table:table-cell>
          <table:table-cell/>
          <table:table-cell table:style-name="ce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table:style-name="ce6" office:value-type="string" calcext:value-type="string">
            <text:p>X30net_bachelor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table:style-name="ce6" office:value-type="string" calcext:value-type="string">
            <text:p>X15net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table:style-name="ce6" office:value-type="string" calcext:value-type="string">
            <text:p>X30net_emp_full_tim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table:style-name="ce6" office:value-type="string" calcext:value-type="string">
            <text:p>X15net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table:style-name="ce6" office:value-type="string" calcext:value-type="string">
            <text:p>X30net_employ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table:style-name="ce6" office:value-type="string" calcext:value-type="string">
            <text:p>X15net_medical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6:.H66])" office:value-type="float" office:value="1" calcext:value-type="float">
            <text:p>1</text:p>
          </table:table-cell>
          <table:table-cell office:value-type="string" calcext:value-type="string">
            <text:p>X30net_medical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7:.H67])" office:value-type="float" office:value="1" calcext:value-type="float">
            <text:p>1</text:p>
          </table:table-cell>
          <table:table-cell office:value-type="string" calcext:value-type="string">
            <text:p>X15net_hospital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table:style-name="ce6" office:value-type="string" calcext:value-type="string">
            <text:p>X30net_hospital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0:.H70])" office:value-type="float" office:value="1" calcext:value-type="float">
            <text:p>1</text:p>
          </table:table-cell>
          <table:table-cell office:value-type="string" calcext:value-type="string">
            <text:p>X30net_univers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table:style-name="ce6" office:value-type="string" calcext:value-type="string">
            <text:p>X15net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15net_busines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table:style-name="ce6" office:value-type="string" calcext:value-type="string">
            <text:p>X30net_busines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table:style-name="ce6" office:value-type="string" calcext:value-type="string">
            <text:p>X15net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table:style-name="ce6" office:value-type="string" calcext:value-type="string">
            <text:p>X30net_hunits_vaca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30net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table:style-name="ce6" office:value-type="string" calcext:value-type="string">
            <text:p>X15net_hunits_at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5:.H85])" office:value-type="float" office:value="1" calcext:value-type="float">
            <text:p>1</text:p>
          </table:table-cell>
          <table:table-cell office:value-type="string" calcext:value-type="string">
            <text:p>X15net_hunits_medium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6:.H86])" office:value-type="float" office:value="1" calcext:value-type="float">
            <text:p>1</text:p>
          </table:table-cell>
          <table:table-cell table:style-name="ce6" office:value-type="string" calcext:value-type="string">
            <text:p>X30net_hunits_medium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9:.H89])" office:value-type="float" office:value="1" calcext:value-type="float">
            <text:p>1</text:p>
          </table:table-cell>
          <table:table-cell table:style-name="ce6" office:value-type="string" calcext:value-type="string">
            <text:p>X15net_hunits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table:style-name="ce6" office:value-type="string" calcext:value-type="string">
            <text:p>X30net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5:.H95])" office:value-type="float" office:value="1" calcext:value-type="float">
            <text:p>1</text:p>
          </table:table-cell>
          <table:table-cell table:style-name="ce6" office:value-type="string" calcext:value-type="string">
            <text:p>X15net_hunits_renter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7:.H97])" office:value-type="float" office:value="1" calcext:value-type="float">
            <text:p>1</text:p>
          </table:table-cell>
          <table:table-cell office:value-type="string" calcext:value-type="string">
            <text:p>X15net_foreign_born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table:style-name="ce6" office:value-type="string" calcext:value-type="string">
            <text:p>X30net_foreign_bor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 table:number-rows-repeated="77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2"/>
        </table:table-row>
      </table:table>
      <table:table table:name="Linear LASSO v2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I2])" office:value-type="float" office:value="0.373833333333333" calcext:value-type="float">
            <text:p>0.373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03" calcext:value-type="float">
            <text:p>0.4003</text:p>
          </table:table-cell>
          <table:table-cell table:style-name="ce1" office:value-type="float" office:value="0.4742" calcext:value-type="float">
            <text:p>0.4742</text:p>
          </table:table-cell>
          <table:table-cell office:value-type="float" office:value="0.2245" calcext:value-type="float">
            <text:p>0.2245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I3])" office:value-type="float" office:value="0.691866666666667" calcext:value-type="float">
            <text:p>0.6919</text:p>
          </table:table-cell>
          <table:table-cell table:formula="of:=0.6381" office:value-type="float" office:value="0.6381" calcext:value-type="float">
            <text:p>0.6381</text:p>
          </table:table-cell>
          <table:table-cell table:formula="of:=0.8295" office:value-type="float" office:value="0.8295" calcext:value-type="float">
            <text:p>0.8295</text:p>
          </table:table-cell>
          <table:table-cell table:formula="of:=0.5131" office:value-type="float" office:value="0.5131" calcext:value-type="float">
            <text:p>0.5131</text:p>
          </table:table-cell>
          <table:table-cell table:formula="of:=0.5779" office:value-type="float" office:value="0.5779" calcext:value-type="float">
            <text:p>0.57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426" office:value-type="float" office:value="0.7426" calcext:value-type="float">
            <text:p>0.7426</text:p>
          </table:table-cell>
        </table:table-row>
        <table:table-row table:style-name="ro1">
          <table:table-cell/>
          <table:table-cell table:style-name="ce4" table:formula="of:=AVERAGE([.C4:.I4])" office:value-type="float" office:value="10.5" calcext:value-type="float">
            <text:p>10.5</text:p>
          </table:table-cell>
          <table:table-cell table:style-name="ce7" table:formula="of:=SUM([.C5:.C101])" office:value-type="float" office:value="3" calcext:value-type="float">
            <text:p>3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9" calcext:value-type="float">
            <text:p>19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11" calcext:value-type="float">
            <text:p>11</text:p>
          </table:table-cell>
          <table:table-cell table:style-name="ce7"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I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:.I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:.I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I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I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I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I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I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I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4:.I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I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6:.I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I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I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I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I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1:.I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I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3:.I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4:.I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I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I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7:.I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8:.I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9:.I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0:.I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1:.I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I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I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I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I35])" office:value-type="float" office:value="4" calcext:value-type="float">
            <text:p>4</text:p>
          </table:table-cell>
          <table:table-cell office:value-type="string" calcext:value-type="string">
            <text:p>15net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36:.I3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I3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8:.I38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9:.I39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I40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I41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I42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I43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I44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I45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6:.I46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7:.I47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I48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I49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I50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I51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2:.I52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3:.I53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I54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5:.I55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6:.I5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7:.I5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I5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9:.I5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I6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1:.I61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2:.I62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I63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I64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I65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I66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I67])" office:value-type="float" office:value="0" calcext:value-type="float">
            <text:p>0</text:p>
          </table:table-cell>
          <table:table-cell office:value-type="string" calcext:value-type="string">
            <text:p>30net_studen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8:.I68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9:.I69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I70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71:.I71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I72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3:.I73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4:.I7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75:.I75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6:.I7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I7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8:.I78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I79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80:.I80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I8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2:.I8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I83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4:.I84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I8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6:.I86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I87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8:.I88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9:.I89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0:.I90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1:.I91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2:.I92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3:.I93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4:.I94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5:.I95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6:.I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I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8:.I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9:.I9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0:.I10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1:.I10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Brute Force no Students" table:style-name="ta1"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5" table:default-cell-style-name="ce1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ce1"/>
        <table:table-column table:style-name="co16" table:default-cell-style-name="ce1"/>
        <table:table-column table:style-name="co15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4" table:default-cell-style-name="ce1"/>
        <table:table-column table:style-name="co16" table:default-cell-style-name="ce1"/>
        <table:table-column table:style-name="co18" table:default-cell-style-name="ce1"/>
        <table:table-row table:style-name="ro1">
          <table:table-cell table:style-name="ce35" office:value-type="string" calcext:value-type="string" table:number-columns-spanned="5" table:number-rows-spanned="1">
            <text:p>Linear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Poisson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LAD</text:p>
          </table:table-cell>
          <table:covered-table-cell table:number-columns-repeated="4"/>
        </table:table-row>
        <table:table-row table:style-name="ro1">
          <table:table-cell table:style-name="ce35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67" calcext:value-type="float">
            <text:p>0.6700</text:p>
          </table:table-cell>
          <table:table-cell table:style-name="ce17" table:formula="of:=AVERAGE([.C3:.D3])" office:value-type="float" office:value="0.4777" calcext:value-type="float">
            <text:p>0.47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" calcext:value-type="float">
            <text:p>0.3430</text:p>
          </table:table-cell>
          <table:table-cell office:value-type="float" office:value="0.6932" calcext:value-type="float">
            <text:p>0.6932</text:p>
          </table:table-cell>
          <table:table-cell table:style-name="ce17" table:formula="of:=AVERAGE([.H3:.I3])" office:value-type="float" office:value="0.5181" calcext:value-type="float">
            <text:p>0.51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M3:.N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6746" calcext:value-type="float">
            <text:p>0.6746</text:p>
          </table:table-cell>
          <table:table-cell table:style-name="ce17" table:formula="of:=AVERAGE([.C4:.D4])" office:value-type="float" office:value="0.45565" calcext:value-type="float">
            <text:p>0.4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661" calcext:value-type="float">
            <text:p>0.6610</text:p>
          </table:table-cell>
          <table:table-cell table:style-name="ce17" table:formula="of:=AVERAGE([.H4:.I4])" office:value-type="float" office:value="0.46605" calcext:value-type="float">
            <text:p>0.4660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ear_hospitality</text:p>
          </table:table-cell>
          <table:table-cell table:style-name="ce14" office:value-type="float" office:value="0.2096" calcext:value-type="float">
            <text:p>0.2096</text:p>
          </table:table-cell>
          <table:table-cell table:style-name="ce14" office:value-type="float" office:value="0.5689" calcext:value-type="float">
            <text:p>0.5689</text:p>
          </table:table-cell>
          <table:table-cell table:style-name="ce14" table:formula="of:=AVERAGE([.M4:.N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renter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6649" calcext:value-type="float">
            <text:p>0.6649</text:p>
          </table:table-cell>
          <table:table-cell table:style-name="ce17" table:formula="of:=AVERAGE([.C5:.D5])" office:value-type="float" office:value="0.4474" calcext:value-type="float">
            <text:p>0.44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6378" calcext:value-type="float">
            <text:p>0.6378</text:p>
          </table:table-cell>
          <table:table-cell table:style-name="ce17" table:formula="of:=AVERAGE([.H5:.I5])" office:value-type="float" office:value="0.4178" calcext:value-type="float">
            <text:p>0.41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M5:.N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6575" calcext:value-type="float">
            <text:p>0.6575</text:p>
          </table:table-cell>
          <table:table-cell table:style-name="ce17" table:formula="of:=AVERAGE([.C6:.D6])" office:value-type="float" office:value="0.4294" calcext:value-type="float">
            <text:p>0.429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30net_hunits_large</text:p>
          </table:table-cell>
          <table:table-cell table:style-name="ce14" office:value-type="float" office:value="0.1824" calcext:value-type="float">
            <text:p>0.1824</text:p>
          </table:table-cell>
          <table:table-cell table:style-name="ce14" office:value-type="float" office:value="0.6327" calcext:value-type="float">
            <text:p>0.6327</text:p>
          </table:table-cell>
          <table:table-cell table:style-name="ce18" table:formula="of:=AVERAGE([.H6:.I6])" office:value-type="float" office:value="0.40755" calcext:value-type="float">
            <text:p>0.4075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30net_population</text:p>
          </table:table-cell>
          <table:table-cell table:style-name="ce16" office:value-type="float" office:value="0.1856" calcext:value-type="float">
            <text:p>0.1856</text:p>
          </table:table-cell>
          <table:table-cell table:style-name="ce20" office:value-type="float" office:value="0.5623" calcext:value-type="float">
            <text:p>0.5623</text:p>
          </table:table-cell>
          <table:table-cell table:style-name="ce16" table:formula="of:=AVERAGE([.M6:.N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net_medical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6569" calcext:value-type="float">
            <text:p>0.6569</text:p>
          </table:table-cell>
          <table:table-cell table:style-name="ce17" table:formula="of:=AVERAGE([.C7:.D7])" office:value-type="float" office:value="0.41465" calcext:value-type="float">
            <text:p>0.41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232" calcext:value-type="float">
            <text:p>0.6232</text:p>
          </table:table-cell>
          <table:table-cell table:style-name="ce17" table:formula="of:=AVERAGE([.H7:.I7])" office:value-type="float" office:value="0.39455" calcext:value-type="float">
            <text:p>0.39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M7:.N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6571" calcext:value-type="float">
            <text:p>0.6571</text:p>
          </table:table-cell>
          <table:table-cell table:style-name="ce17" table:formula="of:=AVERAGE([.C8:.D8])" office:value-type="float" office:value="0.41465" calcext:value-type="float">
            <text:p>0.41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hunits_renter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6273" calcext:value-type="float">
            <text:p>0.6273</text:p>
          </table:table-cell>
          <table:table-cell table:style-name="ce17" table:formula="of:=AVERAGE([.H8:.I8])" office:value-type="float" office:value="0.3931" calcext:value-type="float">
            <text:p>0.393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M8:.N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6741" calcext:value-type="float">
            <text:p>0.6741</text:p>
          </table:table-cell>
          <table:table-cell table:style-name="ce17" table:formula="of:=AVERAGE([.C9:.D9])" office:value-type="float" office:value="0.411" calcext:value-type="float">
            <text:p>0.41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medical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6273" calcext:value-type="float">
            <text:p>0.6273</text:p>
          </table:table-cell>
          <table:table-cell table:style-name="ce17" table:formula="of:=AVERAGE([.H9:.I9])" office:value-type="float" office:value="0.39405" calcext:value-type="float">
            <text:p>0.39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M9:.N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net_entertainment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6645" calcext:value-type="float">
            <text:p>0.6645</text:p>
          </table:table-cell>
          <table:table-cell table:style-name="ce17" table:formula="of:=AVERAGE([.C10:.D10])" office:value-type="float" office:value="0.41555" calcext:value-type="float">
            <text:p>0.41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291" calcext:value-type="float">
            <text:p>0.6291</text:p>
          </table:table-cell>
          <table:table-cell table:style-name="ce17" table:formula="of:=AVERAGE([.H10:.I10])" office:value-type="float" office:value="0.39515" calcext:value-type="float">
            <text:p>0.395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M10:.N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emp_pay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632" calcext:value-type="float">
            <text:p>0.6320</text:p>
          </table:table-cell>
          <table:table-cell table:style-name="ce17" table:formula="of:=AVERAGE([.C11:.D11])" office:value-type="float" office:value="0.40455" calcext:value-type="float">
            <text:p>0.4045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15net_university</text:p>
          </table:table-cell>
          <table:table-cell table:style-name="ce20" office:value-type="float" office:value="0.1518" calcext:value-type="float">
            <text:p>0.1518</text:p>
          </table:table-cell>
          <table:table-cell table:style-name="ce16" office:value-type="float" office:value="0.6296" calcext:value-type="float">
            <text:p>0.6296</text:p>
          </table:table-cell>
          <table:table-cell table:style-name="ce19" table:formula="of:=AVERAGE([.H11:.I11])" office:value-type="float" office:value="0.3907" calcext:value-type="float">
            <text:p>0.390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M11:.N11])" office:value-type="float" office:value="0.3895" calcext:value-type="float">
            <text:p>0.3895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30net_medical</text:p>
          </table:table-cell>
          <table:table-cell table:style-name="ce11" office:value-type="float" office:value="0.1469" calcext:value-type="float">
            <text:p>0.1469</text:p>
          </table:table-cell>
          <table:table-cell table:style-name="ce14" office:value-type="float" office:value="0.6244" calcext:value-type="float">
            <text:p>0.6244</text:p>
          </table:table-cell>
          <table:table-cell table:style-name="ce18" table:formula="of:=AVERAGE([.C12:.D12])" office:value-type="float" office:value="0.38565" calcext:value-type="float">
            <text:p>0.385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6277" calcext:value-type="float">
            <text:p>0.6277</text:p>
          </table:table-cell>
          <table:table-cell table:style-name="ce17" table:formula="of:=AVERAGE([.H12:.I12])" office:value-type="float" office:value="0.3976" calcext:value-type="float">
            <text:p>0.39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M12:.N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population</text:p>
          </table:table-cell>
          <table:table-cell office:value-type="float" office:value="0.1366" calcext:value-type="float">
            <text:p>0.1366</text:p>
          </table:table-cell>
          <table:table-cell table:style-name="ce2" office:value-type="float" office:value="0.6234" calcext:value-type="float">
            <text:p>0.6234</text:p>
          </table:table-cell>
          <table:table-cell table:style-name="ce17" table:formula="of:=AVERAGE([.C13:.D13])" office:value-type="float" office:value="0.38" calcext:value-type="float">
            <text:p>0.3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university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6351" calcext:value-type="float">
            <text:p>0.6351</text:p>
          </table:table-cell>
          <table:table-cell table:style-name="ce17" table:formula="of:=AVERAGE([.H13:.I13])" office:value-type="float" office:value="0.4004" calcext:value-type="float">
            <text:p>0.40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M13:.N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356" calcext:value-type="float">
            <text:p>0.1356</text:p>
          </table:table-cell>
          <table:table-cell table:style-name="ce15" office:value-type="float" office:value="0.6234" calcext:value-type="float">
            <text:p>0.6234</text:p>
          </table:table-cell>
          <table:table-cell table:style-name="ce17" table:formula="of:=AVERAGE([.C14:.D14])" office:value-type="float" office:value="0.3795" calcext:value-type="float">
            <text:p>0.37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6269" calcext:value-type="float">
            <text:p>0.6269</text:p>
          </table:table-cell>
          <table:table-cell table:style-name="ce17" table:formula="of:=AVERAGE([.H14:.I14])" office:value-type="float" office:value="0.4089" calcext:value-type="float">
            <text:p>0.40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M14:.N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6269" calcext:value-type="float">
            <text:p>0.6269</text:p>
          </table:table-cell>
          <table:table-cell table:style-name="ce17" table:formula="of:=AVERAGE([.C15:.D15])" office:value-type="float" office:value="0.3746" calcext:value-type="float">
            <text:p>0.374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13" calcext:value-type="float">
            <text:p>0.2130</text:p>
          </table:table-cell>
          <table:table-cell office:value-type="float" office:value="0.6175" calcext:value-type="float">
            <text:p>0.6175</text:p>
          </table:table-cell>
          <table:table-cell table:style-name="ce17" table:formula="of:=AVERAGE([.H15:.I15])" office:value-type="float" office:value="0.41525" calcext:value-type="float">
            <text:p>0.415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M15:.N15])" office:value-type="float" office:value="0.3926" calcext:value-type="float">
            <text:p>0.3926</text:p>
          </table:table-cell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near_hunits_large</text:p>
          </table:table-cell>
          <table:table-cell table:style-name="ce13" office:value-type="float" office:value="0.1222" calcext:value-type="float">
            <text:p>0.1222</text:p>
          </table:table-cell>
          <table:table-cell table:style-name="ce16" office:value-type="float" office:value="0.626" calcext:value-type="float">
            <text:p>0.6260</text:p>
          </table:table-cell>
          <table:table-cell table:style-name="ce19" table:formula="of:=AVERAGE([.C16:.D16])" office:value-type="float" office:value="0.3741" calcext:value-type="float">
            <text:p>0.374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187" calcext:value-type="float">
            <text:p>0.6187</text:p>
          </table:table-cell>
          <table:table-cell table:style-name="ce17" table:formula="of:=AVERAGE([.H16:.I16])" office:value-type="float" office:value="0.41195" calcext:value-type="float">
            <text:p>0.41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M16:.N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r_entertainment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63" calcext:value-type="float">
            <text:p>0.6300</text:p>
          </table:table-cell>
          <table:table-cell table:style-name="ce17" table:formula="of:=AVERAGE([.C17:.D17])" office:value-type="float" office:value="0.37875" calcext:value-type="float">
            <text:p>0.37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3" calcext:value-type="float">
            <text:p>0.2130</text:p>
          </table:table-cell>
          <table:table-cell table:style-name="ce2" office:value-type="float" office:value="0.6113" calcext:value-type="float">
            <text:p>0.6113</text:p>
          </table:table-cell>
          <table:table-cell table:style-name="ce17" table:formula="of:=AVERAGE([.H17:.I17])" office:value-type="float" office:value="0.41215" calcext:value-type="float">
            <text:p>0.4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M17:.N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ar_business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6463" calcext:value-type="float">
            <text:p>0.6463</text:p>
          </table:table-cell>
          <table:table-cell table:style-name="ce17" table:formula="of:=AVERAGE([.C18:.D18])" office:value-type="float" office:value="0.3912" calcext:value-type="float">
            <text:p>0.3912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ear_house_w_child</text:p>
          </table:table-cell>
          <table:table-cell table:style-name="ce14" office:value-type="float" office:value="0.2118" calcext:value-type="float">
            <text:p>0.2118</text:p>
          </table:table-cell>
          <table:table-cell table:style-name="ce14" office:value-type="float" office:value="0.625" calcext:value-type="float">
            <text:p>0.6250</text:p>
          </table:table-cell>
          <table:table-cell table:style-name="ce18" table:formula="of:=AVERAGE([.H18:.I18])" office:value-type="float" office:value="0.4184" calcext:value-type="float">
            <text:p>0.4184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ear_emp_full_time</text:p>
          </table:table-cell>
          <table:table-cell table:style-name="ce14" office:value-type="float" office:value="0.1934" calcext:value-type="float">
            <text:p>0.1934</text:p>
          </table:table-cell>
          <table:table-cell table:style-name="ce14" office:value-type="float" office:value="0.5808" calcext:value-type="float">
            <text:p>0.5808</text:p>
          </table:table-cell>
          <table:table-cell table:style-name="ce14" table:formula="of:=AVERAGE([.M18:.N18])" office:value-type="float" office:value="0.3871" calcext:value-type="float">
            <text:p>0.3871</text:p>
          </table:table-cell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near_house_w_child</text:p>
          </table:table-cell>
          <table:table-cell table:style-name="ce11" office:value-type="float" office:value="0.1464" calcext:value-type="float">
            <text:p>0.1464</text:p>
          </table:table-cell>
          <table:table-cell table:style-name="ce14" office:value-type="float" office:value="0.653" calcext:value-type="float">
            <text:p>0.6530</text:p>
          </table:table-cell>
          <table:table-cell table:style-name="ce18" table:formula="of:=AVERAGE([.C19:.D19])" office:value-type="float" office:value="0.3997" calcext:value-type="float">
            <text:p>0.39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detached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6217" calcext:value-type="float">
            <text:p>0.6217</text:p>
          </table:table-cell>
          <table:table-cell table:style-name="ce17" table:formula="of:=AVERAGE([.H19:.I19])" office:value-type="float" office:value="0.4262" calcext:value-type="float">
            <text:p>0.426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M19:.N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6638" calcext:value-type="float">
            <text:p>0.6638</text:p>
          </table:table-cell>
          <table:table-cell table:style-name="ce17" table:formula="of:=AVERAGE([.C20:.D20])" office:value-type="float" office:value="0.4076" calcext:value-type="float">
            <text:p>0.40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emp_pay</text:p>
          </table:table-cell>
          <table:table-cell office:value-type="float" office:value="0.223" calcext:value-type="float">
            <text:p>0.2230</text:p>
          </table:table-cell>
          <table:table-cell office:value-type="float" office:value="0.6387" calcext:value-type="float">
            <text:p>0.6387</text:p>
          </table:table-cell>
          <table:table-cell table:style-name="ce17" table:formula="of:=AVERAGE([.H20:.I20])" office:value-type="float" office:value="0.43085" calcext:value-type="float">
            <text:p>0.430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M20:.N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6693" calcext:value-type="float">
            <text:p>0.6693</text:p>
          </table:table-cell>
          <table:table-cell table:style-name="ce17" table:formula="of:=AVERAGE([.C21:.D21])" office:value-type="float" office:value="0.41285" calcext:value-type="float">
            <text:p>0.41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6522" calcext:value-type="float">
            <text:p>0.6522</text:p>
          </table:table-cell>
          <table:table-cell table:style-name="ce17" table:formula="of:=AVERAGE([.H21:.I21])" office:value-type="float" office:value="0.43745" calcext:value-type="float">
            <text:p>0.437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M21:.N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family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6659" calcext:value-type="float">
            <text:p>0.6659</text:p>
          </table:table-cell>
          <table:table-cell table:style-name="ce17" table:formula="of:=AVERAGE([.C22:.D22])" office:value-type="float" office:value="0.41735" calcext:value-type="float">
            <text:p>0.417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mployment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659" calcext:value-type="float">
            <text:p>0.6590</text:p>
          </table:table-cell>
          <table:table-cell table:style-name="ce17" table:formula="of:=AVERAGE([.H22:.I22])" office:value-type="float" office:value="0.4363" calcext:value-type="float">
            <text:p>0.436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M22:.N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detached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6782" calcext:value-type="float">
            <text:p>0.6782</text:p>
          </table:table-cell>
          <table:table-cell table:style-name="ce17" table:formula="of:=AVERAGE([.C23:.D23])" office:value-type="float" office:value="0.42585" calcext:value-type="float">
            <text:p>0.425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pop_child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6464" calcext:value-type="float">
            <text:p>0.6464</text:p>
          </table:table-cell>
          <table:table-cell table:style-name="ce17" table:formula="of:=AVERAGE([.H23:.I23])" office:value-type="float" office:value="0.43805" calcext:value-type="float">
            <text:p>0.43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M23:.N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hospitality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783" calcext:value-type="float">
            <text:p>0.6783</text:p>
          </table:table-cell>
          <table:table-cell table:style-name="ce17" table:formula="of:=AVERAGE([.C24:.D24])" office:value-type="float" office:value="0.43625" calcext:value-type="float">
            <text:p>0.436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financ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654" calcext:value-type="float">
            <text:p>0.6654</text:p>
          </table:table-cell>
          <table:table-cell table:style-name="ce17" table:formula="of:=AVERAGE([.H24:.I24])" office:value-type="float" office:value="0.444" calcext:value-type="float">
            <text:p>0.444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M24:.N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_full_time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6893" calcext:value-type="float">
            <text:p>0.6893</text:p>
          </table:table-cell>
          <table:table-cell table:style-name="ce17" table:formula="of:=AVERAGE([.C25:.D25])" office:value-type="float" office:value="0.43775" calcext:value-type="float">
            <text:p>0.437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pop_child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674" calcext:value-type="float">
            <text:p>0.6740</text:p>
          </table:table-cell>
          <table:table-cell table:style-name="ce17" table:formula="of:=AVERAGE([.H25:.I25])" office:value-type="float" office:value="0.4537" calcext:value-type="float">
            <text:p>0.453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M25:.N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king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6993" calcext:value-type="float">
            <text:p>0.6993</text:p>
          </table:table-cell>
          <table:table-cell table:style-name="ce17" table:formula="of:=AVERAGE([.C26:.D26])" office:value-type="float" office:value="0.44335" calcext:value-type="float">
            <text:p>0.443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family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6809" calcext:value-type="float">
            <text:p>0.6809</text:p>
          </table:table-cell>
          <table:table-cell table:style-name="ce17" table:formula="of:=AVERAGE([.H26:.I26])" office:value-type="float" office:value="0.46765" calcext:value-type="float">
            <text:p>0.467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M26:.N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pop_old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7028" calcext:value-type="float">
            <text:p>0.7028</text:p>
          </table:table-cell>
          <table:table-cell table:style-name="ce17" table:formula="of:=AVERAGE([.C27:.D27])" office:value-type="float" office:value="0.4538" calcext:value-type="float">
            <text:p>0.453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hunits_detached</text:p>
          </table:table-cell>
          <table:table-cell office:value-type="float" office:value="0.306" calcext:value-type="float">
            <text:p>0.3060</text:p>
          </table:table-cell>
          <table:table-cell office:value-type="float" office:value="0.6506" calcext:value-type="float">
            <text:p>0.6506</text:p>
          </table:table-cell>
          <table:table-cell table:style-name="ce17" table:formula="of:=AVERAGE([.H27:.I27])" office:value-type="float" office:value="0.4783" calcext:value-type="float">
            <text:p>0.478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M27:.N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formula="of:=MIN([.C3:.C27])" office:value-type="float" office:value="0.1222" calcext:value-type="float">
            <text:p>0.1222</text:p>
          </table:table-cell>
          <table:table-cell table:style-name="Default" table:formula="of:=MIN([.D3:.D27])" office:value-type="float" office:value="0.6234" calcext:value-type="float">
            <text:p>0.6234</text:p>
          </table:table-cell>
          <table:table-cell table:formula="of:=MIN([.E3:.E27])" office:value-type="float" office:value="0.3741" calcext:value-type="float">
            <text:p>0.3741</text:p>
          </table:table-cell>
          <table:table-cell table:number-columns-repeated="2"/>
          <table:table-cell table:style-name="Default" table:formula="of:=MIN([.H3:.H27])" office:value-type="float" office:value="0.1518" calcext:value-type="float">
            <text:p>0.1518</text:p>
          </table:table-cell>
          <table:table-cell table:style-name="Default" table:formula="of:=MIN([.I3:.I27])" office:value-type="float" office:value="0.6113" calcext:value-type="float">
            <text:p>0.6113</text:p>
          </table:table-cell>
          <table:table-cell table:formula="of:=MIN([.J3:.J27])" office:value-type="float" office:value="0.3907" calcext:value-type="float">
            <text:p>0.3907</text:p>
          </table:table-cell>
          <table:table-cell table:number-columns-repeated="2"/>
          <table:table-cell table:style-name="Default" table:formula="of:=MIN([.M3:.M27])" office:value-type="float" office:value="0.1851" calcext:value-type="float">
            <text:p>0.1851</text:p>
          </table:table-cell>
          <table:table-cell table:style-name="Default" table:formula="of:=MIN([.N3:.N27])" office:value-type="float" office:value="0.5623" calcext:value-type="float">
            <text:p>0.5623</text:p>
          </table:table-cell>
          <table:table-cell table:formula="of:=MIN([.O3:.O27])" office:value-type="float" office:value="0.37395" calcext:value-type="float">
            <text:p>0.374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" table:formula="of:=MIN([.C3:.C27])+STDEV([.C3:.C27])" office:value-type="float" office:value="0.161280597487756" calcext:value-type="float">
            <text:p>0.1613</text:p>
          </table:table-cell>
          <table:table-cell table:formula="of:=MIN([.D3:.D27])+STDEV([.D3:.D27])" office:value-type="float" office:value="0.647242736140524" calcext:value-type="float">
            <text:p>0.6472</text:p>
          </table:table-cell>
          <table:table-cell table:style-name="ce1" table:formula="of:=MIN([.E3:.E27])+STDEV([.E3:.E27])" office:value-type="float" office:value="0.402378539860938" calcext:value-type="float">
            <text:p>0.4024</text:p>
          </table:table-cell>
          <table:table-cell table:number-columns-repeated="2"/>
          <table:table-cell table:formula="of:=MIN([.H3:.H27])+STDEV([.H3:.H27])" office:value-type="float" office:value="0.198447830246075" calcext:value-type="float">
            <text:p>0.1984</text:p>
          </table:table-cell>
          <table:table-cell table:formula="of:=MIN([.I3:.I27])+STDEV([.I3:.I27])" office:value-type="float" office:value="0.632693494338233" calcext:value-type="float">
            <text:p>0.6327</text:p>
          </table:table-cell>
          <table:table-cell table:style-name="ce1" table:formula="of:=MIN([.J3:.J27])+STDEV([.J3:.J27])" office:value-type="float" office:value="0.4223672901693" calcext:value-type="float">
            <text:p>0.4224</text:p>
          </table:table-cell>
          <table:table-cell table:number-columns-repeated="2"/>
          <table:table-cell table:formula="of:=MIN([.M3:.M27])+STDEV([.M3:.M27])" office:value-type="float" office:value="0.211543766121085" calcext:value-type="float">
            <text:p>0.2115</text:p>
          </table:table-cell>
          <table:table-cell table:formula="of:=MIN([.N3:.N27])+STDEV([.N3:.N27])" office:value-type="float" office:value="0.584362292114224" calcext:value-type="float">
            <text:p>0.5844</text:p>
          </table:table-cell>
          <table:table-cell table:formula="of:=MIN([.O3:.O27])+STDEV([.O3:.O27])" office:value-type="float" office:value="0.397355374560842" calcext:value-type="float">
            <text:p>0.39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 table:formula="of:=AVERAGE([.C12:.C19])" office:value-type="float" office:value="0.1342" calcext:value-type="float">
            <text:p>0.1342</text:p>
          </table:table-cell>
          <table:table-cell table:formula="of:=AVERAGE([.D12:.D19])" office:value-type="float" office:value="0.631675" calcext:value-type="float">
            <text:p>0.6317</text:p>
          </table:table-cell>
          <table:table-cell table:style-name="ce1" table:formula="of:=AVERAGE([.E12:.E19])" office:value-type="float" office:value="0.3829375" calcext:value-type="float">
            <text:p>0.3829</text:p>
          </table:table-cell>
          <table:table-cell table:number-columns-repeated="2"/>
          <table:table-cell table:formula="of:=AVERAGE([.H6:.H18])" office:value-type="float" office:value="0.180623076923077" calcext:value-type="float">
            <text:p>0.1806</text:p>
          </table:table-cell>
          <table:table-cell table:formula="of:=AVERAGE([.I6:.I18])" office:value-type="float" office:value="0.625492307692308" calcext:value-type="float">
            <text:p>0.6255</text:p>
          </table:table-cell>
          <table:table-cell table:style-name="ce1" table:formula="of:=AVERAGE([.J6:.J18])" office:value-type="float" office:value="0.403057692307692" calcext:value-type="float">
            <text:p>0.4031</text:p>
          </table:table-cell>
          <table:table-cell table:number-columns-repeated="2"/>
          <table:table-cell table:formula="of:=AVERAGE([.M4:.M18])" office:value-type="float" office:value="0.199753333333333" calcext:value-type="float">
            <text:p>0.1998</text:p>
          </table:table-cell>
          <table:table-cell table:formula="of:=AVERAGE([.N4:.N18])" office:value-type="float" office:value="0.571793333333333" calcext:value-type="float">
            <text:p>0.5718</text:p>
          </table:table-cell>
          <table:table-cell table:formula="of:=AVERAGE([.O4:.O18])" office:value-type="float" office:value="0.385773333333333" calcext:value-type="float">
            <text:p>0.3858</text:p>
          </table:table-cell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near LASSO NS" table:style-name="ta1"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3871" calcext:value-type="float">
            <text:p>0.387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612" calcext:value-type="float">
            <text:p>0.612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5187" calcext:value-type="float">
            <text:p>0.5187</text:p>
          </table:table-cell>
          <table:table-cell table:style-name="ce1" office:value-type="float" office:value="0.2491" calcext:value-type="float">
            <text:p>0.2491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698816666666667" calcext:value-type="float">
            <text:p>0.6988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29" calcext:value-type="float">
            <text:p>0.829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553" calcext:value-type="float">
            <text:p>0.7553</text:p>
          </table:table-cell>
          <table:table-cell/>
        </table:table-row>
        <table:table-row table:style-name="ro1">
          <table:table-cell/>
          <table:table-cell table:style-name="ce4" table:formula="of:=AVERAGE([.C4:.J4])" office:value-type="float" office:value="9.33333333333333" calcext:value-type="float">
            <text:p>9.3</text:p>
          </table:table-cell>
          <table:table-cell table:style-name="ce7" table:formula="of:=SUM([.C5:.C101])" office:value-type="float" office:value="2" calcext:value-type="float">
            <text:p>2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7" calcext:value-type="float">
            <text:p>17</text:p>
          </table:table-cell>
          <table:table-cell table:style-name="ce7" table:formula="of:=SUM([.F5:.F101])" office:value-type="float" office:value="10" calcext:value-type="float">
            <text:p>10</text:p>
          </table:table-cell>
          <table:table-cell table:style-name="ce7" table:formula="of:=SUM([.G5:.G101])" office:value-type="float" office:value="10" calcext:value-type="float">
            <text:p>10</text:p>
          </table:table-cell>
          <table:table-cell table:style-name="ce7" table:formula="of:=SUM([.H5:.H101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SUM([.C5:.J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:.J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3:.J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5:.J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0:.J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2:.J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3:.J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6:.J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7:.J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8:.J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9:.J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0:.J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1:.J31])" office:value-type="float" office:value="4" calcext:value-type="float">
            <text:p>4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5:.J35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7:.J37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5:.J4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6:.J4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1:.J51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2:.J52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3:.J53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4:.J54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6:.J56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8:.J58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7:.J6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2:.J72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3:.J73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5:.J75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7:.J7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1:.J81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5:.J85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8:.J8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9:.J8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0:.J9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1:.J91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2:.J92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5:.J95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7:.J97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8:.J98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UNTIF([.A5:.A98]; &quot;&gt;=4&quot;)" office:value-type="float" office:value="9" calcext:value-type="float">
            <text:p>9</text:p>
          </table:table-cell>
          <table:table-cell table:number-columns-repeated="8"/>
        </table:table-row>
      </table:table>
      <table:table table:name="Log  LASSO NS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4566" calcext:value-type="float">
            <text:p>0.4566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859" calcext:value-type="float">
            <text:p>0.4859</text:p>
          </table:table-cell>
          <table:table-cell table:style-name="ce1" office:value-type="float" office:value="0.4416" calcext:value-type="float">
            <text:p>0.4416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776483333333333" calcext:value-type="float">
            <text:p>0.7765</text:p>
          </table:table-cell>
          <table:table-cell table:style-name="ce1" office:value-type="float" office:value="0.647" calcext:value-type="float">
            <text:p>0.6470</text:p>
          </table:table-cell>
          <table:table-cell table:style-name="ce1" office:value-type="float" office:value="1.0397" calcext:value-type="float">
            <text:p>1.0397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21" calcext:value-type="float">
            <text:p>0.9021</text:p>
          </table:table-cell>
        </table:table-row>
        <table:table-row table:style-name="ro1">
          <table:table-cell/>
          <table:table-cell table:style-name="ce4" table:formula="of:=AVERAGE([.C4:.J4])" office:value-type="float" office:value="18.1666666666667" calcext:value-type="float">
            <text:p>18.2</text:p>
          </table:table-cell>
          <table:table-cell table:style-name="ce7" table:formula="of:=SUM([.C5:.C101])" office:value-type="float" office:value="5" calcext:value-type="float">
            <text:p>5</text:p>
          </table:table-cell>
          <table:table-cell table:style-name="ce7" table:formula="of:=SUM([.D5:.D101])" office:value-type="float" office:value="13" calcext:value-type="float">
            <text:p>13</text:p>
          </table:table-cell>
          <table:table-cell table:style-name="ce7" table:formula="of:=SUM([.E5:.E101])" office:value-type="float" office:value="26" calcext:value-type="float">
            <text:p>26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27" calcext:value-type="float">
            <text:p>27</text:p>
          </table:table-cell>
          <table:table-cell table:style-name="ce7" table:formula="of:=SUM([.H5:.H101])" office:value-type="float" office:value="26" calcext:value-type="float">
            <text:p>26</text:p>
          </table:table-cell>
        </table:table-row>
        <table:table-row table:style-name="ro1">
          <table:table-cell table:formula="of:=SUM([.C5:.J5])" office:value-type="float" office:value="3" calcext:value-type="float">
            <text:p>3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6:.J6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J13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J15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J20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J22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3:.J23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J26])" office:value-type="float" office:value="4" calcext:value-type="float">
            <text:p>4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7:.J27])" office:value-type="float" office:value="2" calcext:value-type="float">
            <text:p>2</text:p>
          </table:table-cell>
          <table:table-cell office:value-type="string" calcext:value-type="string">
            <text:p>15net_hunits_vac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8:.J2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29:.J29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0:.J30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1:.J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J35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J37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J45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6:.J46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J51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J52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3:.J53])" office:value-type="float" office:value="3" calcext:value-type="float">
            <text:p>3</text:p>
          </table:table-cell>
          <table:table-cell office:value-type="string" calcext:value-type="string">
            <text:p>30net_hunits_med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4:.J54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6:.J56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J58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J67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J7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3:.J7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5:.J75])" office:value-type="float" office:value="2" calcext:value-type="float">
            <text:p>2</text:p>
          </table:table-cell>
          <table:table-cell office:value-type="string" calcext:value-type="string">
            <text:p>near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J77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J81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J85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8:.J88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9:.J8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0:.J90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1:.J91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2:.J92])" office:value-type="float" office:value="3" calcext:value-type="float">
            <text:p>3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5:.J95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J9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8:.J9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COUNTIF([.A5:.A98]; &quot;&gt;=3&quot;)" office:value-type="float" office:value="20" calcext:value-type="float">
            <text:p>20</text:p>
          </table:table-cell>
          <table:table-cell table:number-columns-repeated="7"/>
        </table:table-row>
      </table:table>
      <table:table table:name="featuresheet" table:style-name="ta1">
        <table:table-column table:style-name="co10" table:default-cell-style-name="Default"/>
        <table:table-column table:style-name="co7" table:number-columns-repeated="14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Linear</text:p>
          </table:table-cell>
          <table:covered-table-cell/>
          <table:table-cell table:style-name="ce10" office:value-type="string" calcext:value-type="string" table:number-columns-spanned="2" table:number-rows-spanned="1">
            <text:p>Log</text:p>
          </table:table-cell>
          <table:covered-table-cell/>
          <table:table-cell table:style-name="ce10" office:value-type="string" calcext:value-type="string" table:number-columns-spanned="2" table:number-rows-spanned="1">
            <text:p>Poisson</text:p>
          </table:table-cell>
          <table:covered-table-cell/>
          <table:table-cell table:style-name="ce10" office:value-type="string" calcext:value-type="string" table:number-columns-spanned="2" table:number-rows-spanned="1">
            <text:p>Poisson – Ident</text:p>
          </table:table-cell>
          <table:covered-table-cell/>
          <table:table-cell table:style-name="ce10" office:value-type="string" calcext:value-type="string" table:number-columns-spanned="2" table:number-rows-spanned="1">
            <text:p>LA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/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formula="of:=SUM([.B4:.B97])" office:value-type="float" office:value="9" calcext:value-type="float">
            <text:p>9</text:p>
          </table:table-cell>
          <table:table-cell table:formula="of:=SUM([.C4:.C97])" office:value-type="float" office:value="12" calcext:value-type="float">
            <text:p>12</text:p>
          </table:table-cell>
          <table:table-cell table:formula="of:=SUM([.D4:.D97])" office:value-type="float" office:value="19" calcext:value-type="float">
            <text:p>19</text:p>
          </table:table-cell>
          <table:table-cell table:formula="of:=SUM([.E4:.E97])" office:value-type="float" office:value="16" calcext:value-type="float">
            <text:p>16</text:p>
          </table:table-cell>
          <table:table-cell table:formula="of:=SUM([.F4:.F97])" office:value-type="float" office:value="10" calcext:value-type="float">
            <text:p>10</text:p>
          </table:table-cell>
          <table:table-cell table:formula="of:=SUM([.G4:.G97])" office:value-type="float" office:value="15" calcext:value-type="float">
            <text:p>15</text:p>
          </table:table-cell>
          <table:table-cell table:formula="of:=SUM([.H4:.H97])" office:value-type="float" office:value="10" calcext:value-type="float">
            <text:p>10</text:p>
          </table:table-cell>
          <table:table-cell table:formula="of:=SUM([.I4:.I97])" office:value-type="float" office:value="8" calcext:value-type="float">
            <text:p>8</text:p>
          </table:table-cell>
          <table:table-cell table:formula="of:=SUM([.J4:.J97])" office:value-type="float" office:value="12" calcext:value-type="float">
            <text:p>12</text:p>
          </table:table-cell>
          <table:table-cell table:formula="of:=SUM([.K4:.K9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ar_hospitality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[.B4]+[.D4]+[.F4]+[.H4]+[.J4]" office:value-type="float" office:value="5" calcext:value-type="float">
            <text:p>5</text:p>
          </table:table-cell>
          <table:table-cell table:formula="of:=[.C4]+[.E4]+[.G4]+[.I4]+[.K4]" office:value-type="float" office:value="5" calcext:value-type="float">
            <text:p>5</text:p>
          </table:table-cell>
          <table:table-cell table:formula="of:=[.M4]+[.N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table:formula="of:=[.B5]+[.D5]+[.F5]+[.H5]+[.J5]" office:value-type="float" office:value="4" calcext:value-type="float">
            <text:p>4</text:p>
          </table:table-cell>
          <table:table-cell table:formula="of:=[.C5]+[.E5]+[.G5]+[.I5]+[.K5]" office:value-type="float" office:value="3" calcext:value-type="float">
            <text:p>3</text:p>
          </table:table-cell>
          <table:table-cell table:formula="of:=[.M5]+[.N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ar_univers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[.B6]+[.D6]+[.F6]+[.H6]+[.J6]" office:value-type="float" office:value="4" calcext:value-type="float">
            <text:p>4</text:p>
          </table:table-cell>
          <table:table-cell table:formula="of:=[.C6]+[.E6]+[.G6]+[.I6]+[.K6]" office:value-type="float" office:value="2" calcext:value-type="float">
            <text:p>2</text:p>
          </table:table-cell>
          <table:table-cell table:formula="of:=[.M6]+[.N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net_hunits_o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B7]+[.D7]+[.F7]+[.H7]+[.J7]" office:value-type="float" office:value="2" calcext:value-type="float">
            <text:p>2</text:p>
          </table:table-cell>
          <table:table-cell table:formula="of:=[.C7]+[.E7]+[.G7]+[.I7]+[.K7]" office:value-type="float" office:value="3" calcext:value-type="float">
            <text:p>3</text:p>
          </table:table-cell>
          <table:table-cell table:formula="of:=[.M7]+[.N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[.B8]+[.D8]+[.F8]+[.H8]+[.J8]" office:value-type="float" office:value="3" calcext:value-type="float">
            <text:p>3</text:p>
          </table:table-cell>
          <table:table-cell table:formula="of:=[.C8]+[.E8]+[.G8]+[.I8]+[.K8]" office:value-type="float" office:value="2" calcext:value-type="float">
            <text:p>2</text:p>
          </table:table-cell>
          <table:table-cell table:formula="of:=[.M8]+[.N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net_universit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B9]+[.D9]+[.F9]+[.H9]+[.J9]" office:value-type="float" office:value="1" calcext:value-type="float">
            <text:p>1</text:p>
          </table:table-cell>
          <table:table-cell table:formula="of:=[.C9]+[.E9]+[.G9]+[.I9]+[.K9]" office:value-type="float" office:value="3" calcext:value-type="float">
            <text:p>3</text:p>
          </table:table-cell>
          <table:table-cell table:formula="of:=[.M9]+[.N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net_hunits_larg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10]+[.D10]+[.F10]+[.H10]+[.J10]" office:value-type="float" office:value="2" calcext:value-type="float">
            <text:p>2</text:p>
          </table:table-cell>
          <table:table-cell table:formula="of:=[.C10]+[.E10]+[.G10]+[.I10]+[.K10]" office:value-type="float" office:value="2" calcext:value-type="float">
            <text:p>2</text:p>
          </table:table-cell>
          <table:table-cell table:formula="of:=[.M10]+[.N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ar_entertainment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[.B11]+[.D11]+[.F11]+[.H11]+[.J11]" office:value-type="float" office:value="2" calcext:value-type="float">
            <text:p>2</text:p>
          </table:table-cell>
          <table:table-cell table:formula="of:=[.C11]+[.E11]+[.G11]+[.I11]+[.K11]" office:value-type="float" office:value="2" calcext:value-type="float">
            <text:p>2</text:p>
          </table:table-cell>
          <table:table-cell table:formula="of:=[.M11]+[.N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B12]+[.D12]+[.F12]+[.H12]+[.J12]" office:value-type="float" office:value="4" calcext:value-type="float">
            <text:p>4</text:p>
          </table:table-cell>
          <table:table-cell table:formula="of:=[.C12]+[.E12]+[.G12]+[.I12]+[.K12]" office:value-type="float" office:value="0" calcext:value-type="float">
            <text:p>0</text:p>
          </table:table-cell>
          <table:table-cell table:formula="of:=[.M12]+[.N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B13]+[.D13]+[.F13]+[.H13]+[.J13]" office:value-type="float" office:value="4" calcext:value-type="float">
            <text:p>4</text:p>
          </table:table-cell>
          <table:table-cell table:formula="of:=[.C13]+[.E13]+[.G13]+[.I13]+[.K13]" office:value-type="float" office:value="0" calcext:value-type="float">
            <text:p>0</text:p>
          </table:table-cell>
          <table:table-cell table:formula="of:=[.M13]+[.N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net_entertain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14]+[.D14]+[.F14]+[.H14]+[.J14]" office:value-type="float" office:value="1" calcext:value-type="float">
            <text:p>1</text:p>
          </table:table-cell>
          <table:table-cell table:formula="of:=[.C14]+[.E14]+[.G14]+[.I14]+[.K14]" office:value-type="float" office:value="2" calcext:value-type="float">
            <text:p>2</text:p>
          </table:table-cell>
          <table:table-cell table:formula="of:=[.M14]+[.N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hunits_detac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15]+[.D15]+[.F15]+[.H15]+[.J15]" office:value-type="float" office:value="1" calcext:value-type="float">
            <text:p>1</text:p>
          </table:table-cell>
          <table:table-cell table:formula="of:=[.C15]+[.E15]+[.G15]+[.I15]+[.K15]" office:value-type="float" office:value="2" calcext:value-type="float">
            <text:p>2</text:p>
          </table:table-cell>
          <table:table-cell table:formula="of:=[.M15]+[.N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hunits_ol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[.B16]+[.D16]+[.F16]+[.H16]+[.J16]" office:value-type="float" office:value="1" calcext:value-type="float">
            <text:p>1</text:p>
          </table:table-cell>
          <table:table-cell table:formula="of:=[.C16]+[.E16]+[.G16]+[.I16]+[.K16]" office:value-type="float" office:value="2" calcext:value-type="float">
            <text:p>2</text:p>
          </table:table-cell>
          <table:table-cell table:formula="of:=[.M16]+[.N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medi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17]+[.D17]+[.F17]+[.H17]+[.J17]" office:value-type="float" office:value="1" calcext:value-type="float">
            <text:p>1</text:p>
          </table:table-cell>
          <table:table-cell table:formula="of:=[.C17]+[.E17]+[.G17]+[.I17]+[.K17]" office:value-type="float" office:value="2" calcext:value-type="float">
            <text:p>2</text:p>
          </table:table-cell>
          <table:table-cell table:formula="of:=[.M17]+[.N1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emp_p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B18]+[.D18]+[.F18]+[.H18]+[.J18]" office:value-type="float" office:value="2" calcext:value-type="float">
            <text:p>2</text:p>
          </table:table-cell>
          <table:table-cell table:formula="of:=[.C18]+[.E18]+[.G18]+[.I18]+[.K18]" office:value-type="float" office:value="1" calcext:value-type="float">
            <text:p>1</text:p>
          </table:table-cell>
          <table:table-cell table:formula="of:=[.M18]+[.N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employment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formula="of:=[.B19]+[.D19]+[.F19]+[.H19]+[.J19]" office:value-type="float" office:value="2" calcext:value-type="float">
            <text:p>2</text:p>
          </table:table-cell>
          <table:table-cell table:formula="of:=[.C19]+[.E19]+[.G19]+[.I19]+[.K19]" office:value-type="float" office:value="1" calcext:value-type="float">
            <text:p>1</text:p>
          </table:table-cell>
          <table:table-cell table:formula="of:=[.M19]+[.N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pop_ol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B20]+[.D20]+[.F20]+[.H20]+[.J20]" office:value-type="float" office:value="2" calcext:value-type="float">
            <text:p>2</text:p>
          </table:table-cell>
          <table:table-cell table:formula="of:=[.C20]+[.E20]+[.G20]+[.I20]+[.K20]" office:value-type="float" office:value="1" calcext:value-type="float">
            <text:p>1</text:p>
          </table:table-cell>
          <table:table-cell table:formula="of:=[.M20]+[.N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_famil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B21]+[.D21]+[.F21]+[.H21]+[.J21]" office:value-type="float" office:value="0" calcext:value-type="float">
            <text:p>0</text:p>
          </table:table-cell>
          <table:table-cell table:formula="of:=[.C21]+[.E21]+[.G21]+[.I21]+[.K21]" office:value-type="float" office:value="2" calcext:value-type="float">
            <text:p>2</text:p>
          </table:table-cell>
          <table:table-cell table:formula="of:=[.M21]+[.N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hunits_larg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[.B22]+[.D22]+[.F22]+[.H22]+[.J22]" office:value-type="float" office:value="0" calcext:value-type="float">
            <text:p>0</text:p>
          </table:table-cell>
          <table:table-cell table:formula="of:=[.C22]+[.E22]+[.G22]+[.I22]+[.K22]" office:value-type="float" office:value="2" calcext:value-type="float">
            <text:p>2</text:p>
          </table:table-cell>
          <table:table-cell table:formula="of:=[.M22]+[.N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popula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B23]+[.D23]+[.F23]+[.H23]+[.J23]" office:value-type="float" office:value="0" calcext:value-type="float">
            <text:p>0</text:p>
          </table:table-cell>
          <table:table-cell table:formula="of:=[.C23]+[.E23]+[.G23]+[.I23]+[.K23]" office:value-type="float" office:value="2" calcext:value-type="float">
            <text:p>2</text:p>
          </table:table-cell>
          <table:table-cell table:formula="of:=[.M23]+[.N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net_hunits_old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B24]+[.D24]+[.F24]+[.H24]+[.J24]" office:value-type="float" office:value="1" calcext:value-type="float">
            <text:p>1</text:p>
          </table:table-cell>
          <table:table-cell table:formula="of:=[.C24]+[.E24]+[.G24]+[.I24]+[.K24]" office:value-type="float" office:value="1" calcext:value-type="float">
            <text:p>1</text:p>
          </table:table-cell>
          <table:table-cell table:formula="of:=[.M24]+[.N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hunits_n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[.B25]+[.D25]+[.F25]+[.H25]+[.J25]" office:value-type="float" office:value="1" calcext:value-type="float">
            <text:p>1</text:p>
          </table:table-cell>
          <table:table-cell table:formula="of:=[.C25]+[.E25]+[.G25]+[.I25]+[.K25]" office:value-type="float" office:value="1" calcext:value-type="float">
            <text:p>1</text:p>
          </table:table-cell>
          <table:table-cell table:formula="of:=[.M25]+[.N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hunits_own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B26]+[.D26]+[.F26]+[.H26]+[.J26]" office:value-type="float" office:value="1" calcext:value-type="float">
            <text:p>1</text:p>
          </table:table-cell>
          <table:table-cell table:formula="of:=[.C26]+[.E26]+[.G26]+[.I26]+[.K26]" office:value-type="float" office:value="1" calcext:value-type="float">
            <text:p>1</text:p>
          </table:table-cell>
          <table:table-cell table:formula="of:=[.M26]+[.N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pop_chi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B27]+[.D27]+[.F27]+[.H27]+[.J27]" office:value-type="float" office:value="1" calcext:value-type="float">
            <text:p>1</text:p>
          </table:table-cell>
          <table:table-cell table:formula="of:=[.C27]+[.E27]+[.G27]+[.I27]+[.K27]" office:value-type="float" office:value="1" calcext:value-type="float">
            <text:p>1</text:p>
          </table:table-cell>
          <table:table-cell table:formula="of:=[.M27]+[.N2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[.B28]+[.D28]+[.F28]+[.H28]+[.J28]" office:value-type="float" office:value="2" calcext:value-type="float">
            <text:p>2</text:p>
          </table:table-cell>
          <table:table-cell table:formula="of:=[.C28]+[.E28]+[.G28]+[.I28]+[.K28]" office:value-type="float" office:value="0" calcext:value-type="float">
            <text:p>0</text:p>
          </table:table-cell>
          <table:table-cell table:formula="of:=[.M28]+[.N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net_hunits_vac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B29]+[.D29]+[.F29]+[.H29]+[.J29]" office:value-type="float" office:value="2" calcext:value-type="float">
            <text:p>2</text:p>
          </table:table-cell>
          <table:table-cell table:formula="of:=[.C29]+[.E29]+[.G29]+[.I29]+[.K29]" office:value-type="float" office:value="0" calcext:value-type="float">
            <text:p>0</text:p>
          </table:table-cell>
          <table:table-cell table:formula="of:=[.M29]+[.N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net_hospita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B30]+[.D30]+[.F30]+[.H30]+[.J30]" office:value-type="float" office:value="2" calcext:value-type="float">
            <text:p>2</text:p>
          </table:table-cell>
          <table:table-cell table:formula="of:=[.C30]+[.E30]+[.G30]+[.I30]+[.K30]" office:value-type="float" office:value="0" calcext:value-type="float">
            <text:p>0</text:p>
          </table:table-cell>
          <table:table-cell table:formula="of:=[.M30]+[.N3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net_hunits_medi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B31]+[.D31]+[.F31]+[.H31]+[.J31]" office:value-type="float" office:value="2" calcext:value-type="float">
            <text:p>2</text:p>
          </table:table-cell>
          <table:table-cell table:formula="of:=[.C31]+[.E31]+[.G31]+[.I31]+[.K31]" office:value-type="float" office:value="0" calcext:value-type="float">
            <text:p>0</text:p>
          </table:table-cell>
          <table:table-cell table:formula="of:=[.M31]+[.N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_hunits_at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[.B32]+[.D32]+[.F32]+[.H32]+[.J32]" office:value-type="float" office:value="2" calcext:value-type="float">
            <text:p>2</text:p>
          </table:table-cell>
          <table:table-cell table:formula="of:=[.C32]+[.E32]+[.G32]+[.I32]+[.K32]" office:value-type="float" office:value="0" calcext:value-type="float">
            <text:p>0</text:p>
          </table:table-cell>
          <table:table-cell table:formula="of:=[.M32]+[.N3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net_employ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[.B33]+[.D33]+[.F33]+[.H33]+[.J33]" office:value-type="float" office:value="0" calcext:value-type="float">
            <text:p>0</text:p>
          </table:table-cell>
          <table:table-cell table:formula="of:=[.C33]+[.E33]+[.G33]+[.I33]+[.K33]" office:value-type="float" office:value="1" calcext:value-type="float">
            <text:p>1</text:p>
          </table:table-cell>
          <table:table-cell table:formula="of:=[.M33]+[.N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entertain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[.B34]+[.D34]+[.F34]+[.H34]+[.J34]" office:value-type="float" office:value="0" calcext:value-type="float">
            <text:p>0</text:p>
          </table:table-cell>
          <table:table-cell table:formula="of:=[.C34]+[.E34]+[.G34]+[.I34]+[.K34]" office:value-type="float" office:value="1" calcext:value-type="float">
            <text:p>1</text:p>
          </table:table-cell>
          <table:table-cell table:formula="of:=[.M34]+[.N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medic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[.B35]+[.D35]+[.F35]+[.H35]+[.J35]" office:value-type="float" office:value="0" calcext:value-type="float">
            <text:p>0</text:p>
          </table:table-cell>
          <table:table-cell table:formula="of:=[.C35]+[.E35]+[.G35]+[.I35]+[.K35]" office:value-type="float" office:value="1" calcext:value-type="float">
            <text:p>1</text:p>
          </table:table-cell>
          <table:table-cell table:formula="of:=[.M35]+[.N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pop_chi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B36]+[.D36]+[.F36]+[.H36]+[.J36]" office:value-type="float" office:value="0" calcext:value-type="float">
            <text:p>0</text:p>
          </table:table-cell>
          <table:table-cell table:formula="of:=[.C36]+[.E36]+[.G36]+[.I36]+[.K36]" office:value-type="float" office:value="1" calcext:value-type="float">
            <text:p>1</text:p>
          </table:table-cell>
          <table:table-cell table:formula="of:=[.M36]+[.N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emp_p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B37]+[.D37]+[.F37]+[.H37]+[.J37]" office:value-type="float" office:value="0" calcext:value-type="float">
            <text:p>0</text:p>
          </table:table-cell>
          <table:table-cell table:formula="of:=[.C37]+[.E37]+[.G37]+[.I37]+[.K37]" office:value-type="float" office:value="1" calcext:value-type="float">
            <text:p>1</text:p>
          </table:table-cell>
          <table:table-cell table:formula="of:=[.M37]+[.N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populatio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[.B38]+[.D38]+[.F38]+[.H38]+[.J38]" office:value-type="float" office:value="0" calcext:value-type="float">
            <text:p>0</text:p>
          </table:table-cell>
          <table:table-cell table:formula="of:=[.C38]+[.E38]+[.G38]+[.I38]+[.K38]" office:value-type="float" office:value="1" calcext:value-type="float">
            <text:p>1</text:p>
          </table:table-cell>
          <table:table-cell table:formula="of:=[.M38]+[.N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universit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[.B39]+[.D39]+[.F39]+[.H39]+[.J39]" office:value-type="float" office:value="0" calcext:value-type="float">
            <text:p>0</text:p>
          </table:table-cell>
          <table:table-cell table:formula="of:=[.C39]+[.E39]+[.G39]+[.I39]+[.K39]" office:value-type="float" office:value="1" calcext:value-type="float">
            <text:p>1</text:p>
          </table:table-cell>
          <table:table-cell table:formula="of:=[.M39]+[.N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busine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[.B40]+[.D40]+[.F40]+[.H40]+[.J40]" office:value-type="float" office:value="0" calcext:value-type="float">
            <text:p>0</text:p>
          </table:table-cell>
          <table:table-cell table:formula="of:=[.C40]+[.E40]+[.G40]+[.I40]+[.K40]" office:value-type="float" office:value="1" calcext:value-type="float">
            <text:p>1</text:p>
          </table:table-cell>
          <table:table-cell table:formula="of:=[.M40]+[.N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fin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[.B41]+[.D41]+[.F41]+[.H41]+[.J41]" office:value-type="float" office:value="0" calcext:value-type="float">
            <text:p>0</text:p>
          </table:table-cell>
          <table:table-cell table:formula="of:=[.C41]+[.E41]+[.G41]+[.I41]+[.K41]" office:value-type="float" office:value="1" calcext:value-type="float">
            <text:p>1</text:p>
          </table:table-cell>
          <table:table-cell table:formula="of:=[.M41]+[.N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foreign_b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B42]+[.D42]+[.F42]+[.H42]+[.J42]" office:value-type="float" office:value="0" calcext:value-type="float">
            <text:p>0</text:p>
          </table:table-cell>
          <table:table-cell table:formula="of:=[.C42]+[.E42]+[.G42]+[.I42]+[.K42]" office:value-type="float" office:value="1" calcext:value-type="float">
            <text:p>1</text:p>
          </table:table-cell>
          <table:table-cell table:formula="of:=[.M42]+[.N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house_w_chi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[.B43]+[.D43]+[.F43]+[.H43]+[.J43]" office:value-type="float" office:value="0" calcext:value-type="float">
            <text:p>0</text:p>
          </table:table-cell>
          <table:table-cell table:formula="of:=[.C43]+[.E43]+[.G43]+[.I43]+[.K43]" office:value-type="float" office:value="1" calcext:value-type="float">
            <text:p>1</text:p>
          </table:table-cell>
          <table:table-cell table:formula="of:=[.M43]+[.N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pop_po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B44]+[.D44]+[.F44]+[.H44]+[.J44]" office:value-type="float" office:value="0" calcext:value-type="float">
            <text:p>0</text:p>
          </table:table-cell>
          <table:table-cell table:formula="of:=[.C44]+[.E44]+[.G44]+[.I44]+[.K44]" office:value-type="float" office:value="1" calcext:value-type="float">
            <text:p>1</text:p>
          </table:table-cell>
          <table:table-cell table:formula="of:=[.M44]+[.N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financ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B45]+[.D45]+[.F45]+[.H45]+[.J45]" office:value-type="float" office:value="1" calcext:value-type="float">
            <text:p>1</text:p>
          </table:table-cell>
          <table:table-cell table:formula="of:=[.C45]+[.E45]+[.G45]+[.I45]+[.K45]" office:value-type="float" office:value="0" calcext:value-type="float">
            <text:p>0</text:p>
          </table:table-cell>
          <table:table-cell table:formula="of:=[.M45]+[.N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hunits_detach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B46]+[.D46]+[.F46]+[.H46]+[.J46]" office:value-type="float" office:value="1" calcext:value-type="float">
            <text:p>1</text:p>
          </table:table-cell>
          <table:table-cell table:formula="of:=[.C46]+[.E46]+[.G46]+[.I46]+[.K46]" office:value-type="float" office:value="0" calcext:value-type="float">
            <text:p>0</text:p>
          </table:table-cell>
          <table:table-cell table:formula="of:=[.M46]+[.N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hunits_attach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B47]+[.D47]+[.F47]+[.H47]+[.J47]" office:value-type="float" office:value="1" calcext:value-type="float">
            <text:p>1</text:p>
          </table:table-cell>
          <table:table-cell table:formula="of:=[.C47]+[.E47]+[.G47]+[.I47]+[.K47]" office:value-type="float" office:value="0" calcext:value-type="float">
            <text:p>0</text:p>
          </table:table-cell>
          <table:table-cell table:formula="of:=[.M47]+[.N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net_hunits_de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[.B48]+[.D48]+[.F48]+[.H48]+[.J48]" office:value-type="float" office:value="1" calcext:value-type="float">
            <text:p>1</text:p>
          </table:table-cell>
          <table:table-cell table:formula="of:=[.C48]+[.E48]+[.G48]+[.I48]+[.K48]" office:value-type="float" office:value="0" calcext:value-type="float">
            <text:p>0</text:p>
          </table:table-cell>
          <table:table-cell table:formula="of:=[.M48]+[.N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_labor_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[.B49]+[.D49]+[.F49]+[.H49]+[.J49]" office:value-type="float" office:value="1" calcext:value-type="float">
            <text:p>1</text:p>
          </table:table-cell>
          <table:table-cell table:formula="of:=[.C49]+[.E49]+[.G49]+[.I49]+[.K49]" office:value-type="float" office:value="0" calcext:value-type="float">
            <text:p>0</text:p>
          </table:table-cell>
          <table:table-cell table:formula="of:=[.M49]+[.N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net_bachelors</text:p>
          </table:table-cell>
          <table:table-cell table:number-columns-repeated="11"/>
          <table:table-cell table:formula="of:=[.B50]+[.D50]+[.F50]+[.H50]+[.J50]" office:value-type="float" office:value="0" calcext:value-type="float">
            <text:p>0</text:p>
          </table:table-cell>
          <table:table-cell table:formula="of:=[.C50]+[.E50]+[.G50]+[.I50]+[.K50]" office:value-type="float" office:value="0" calcext:value-type="float">
            <text:p>0</text:p>
          </table:table-cell>
          <table:table-cell table:formula="of:=[.M50]+[.N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business</text:p>
          </table:table-cell>
          <table:table-cell table:number-columns-repeated="11"/>
          <table:table-cell table:formula="of:=[.B51]+[.D51]+[.F51]+[.H51]+[.J51]" office:value-type="float" office:value="0" calcext:value-type="float">
            <text:p>0</text:p>
          </table:table-cell>
          <table:table-cell table:formula="of:=[.C51]+[.E51]+[.G51]+[.I51]+[.K51]" office:value-type="float" office:value="0" calcext:value-type="float">
            <text:p>0</text:p>
          </table:table-cell>
          <table:table-cell table:formula="of:=[.M51]+[.N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emp_full_time</text:p>
          </table:table-cell>
          <table:table-cell table:number-columns-repeated="11"/>
          <table:table-cell table:formula="of:=[.B52]+[.D52]+[.F52]+[.H52]+[.J52]" office:value-type="float" office:value="0" calcext:value-type="float">
            <text:p>0</text:p>
          </table:table-cell>
          <table:table-cell table:formula="of:=[.C52]+[.E52]+[.G52]+[.I52]+[.K52]" office:value-type="float" office:value="0" calcext:value-type="float">
            <text:p>0</text:p>
          </table:table-cell>
          <table:table-cell table:formula="of:=[.M52]+[.N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emp_pay</text:p>
          </table:table-cell>
          <table:table-cell table:number-columns-repeated="11"/>
          <table:table-cell table:formula="of:=[.B53]+[.D53]+[.F53]+[.H53]+[.J53]" office:value-type="float" office:value="0" calcext:value-type="float">
            <text:p>0</text:p>
          </table:table-cell>
          <table:table-cell table:formula="of:=[.C53]+[.E53]+[.G53]+[.I53]+[.K53]" office:value-type="float" office:value="0" calcext:value-type="float">
            <text:p>0</text:p>
          </table:table-cell>
          <table:table-cell table:formula="of:=[.M53]+[.N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employment</text:p>
          </table:table-cell>
          <table:table-cell table:number-columns-repeated="11"/>
          <table:table-cell table:formula="of:=[.B54]+[.D54]+[.F54]+[.H54]+[.J54]" office:value-type="float" office:value="0" calcext:value-type="float">
            <text:p>0</text:p>
          </table:table-cell>
          <table:table-cell table:formula="of:=[.C54]+[.E54]+[.G54]+[.I54]+[.K54]" office:value-type="float" office:value="0" calcext:value-type="float">
            <text:p>0</text:p>
          </table:table-cell>
          <table:table-cell table:formula="of:=[.M54]+[.N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family</text:p>
          </table:table-cell>
          <table:table-cell table:number-columns-repeated="11"/>
          <table:table-cell table:formula="of:=[.B55]+[.D55]+[.F55]+[.H55]+[.J55]" office:value-type="float" office:value="0" calcext:value-type="float">
            <text:p>0</text:p>
          </table:table-cell>
          <table:table-cell table:formula="of:=[.C55]+[.E55]+[.G55]+[.I55]+[.K55]" office:value-type="float" office:value="0" calcext:value-type="float">
            <text:p>0</text:p>
          </table:table-cell>
          <table:table-cell table:formula="of:=[.M55]+[.N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foreign_born</text:p>
          </table:table-cell>
          <table:table-cell table:number-columns-repeated="11"/>
          <table:table-cell table:formula="of:=[.B56]+[.D56]+[.F56]+[.H56]+[.J56]" office:value-type="float" office:value="0" calcext:value-type="float">
            <text:p>0</text:p>
          </table:table-cell>
          <table:table-cell table:formula="of:=[.C56]+[.E56]+[.G56]+[.I56]+[.K56]" office:value-type="float" office:value="0" calcext:value-type="float">
            <text:p>0</text:p>
          </table:table-cell>
          <table:table-cell table:formula="of:=[.M56]+[.N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ouse_w_child</text:p>
          </table:table-cell>
          <table:table-cell table:number-columns-repeated="11"/>
          <table:table-cell table:formula="of:=[.B57]+[.D57]+[.F57]+[.H57]+[.J57]" office:value-type="float" office:value="0" calcext:value-type="float">
            <text:p>0</text:p>
          </table:table-cell>
          <table:table-cell table:formula="of:=[.C57]+[.E57]+[.G57]+[.I57]+[.K57]" office:value-type="float" office:value="0" calcext:value-type="float">
            <text:p>0</text:p>
          </table:table-cell>
          <table:table-cell table:formula="of:=[.M57]+[.N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ousehold</text:p>
          </table:table-cell>
          <table:table-cell table:number-columns-repeated="11"/>
          <table:table-cell table:formula="of:=[.B58]+[.D58]+[.F58]+[.H58]+[.J58]" office:value-type="float" office:value="0" calcext:value-type="float">
            <text:p>0</text:p>
          </table:table-cell>
          <table:table-cell table:formula="of:=[.C58]+[.E58]+[.G58]+[.I58]+[.K58]" office:value-type="float" office:value="0" calcext:value-type="float">
            <text:p>0</text:p>
          </table:table-cell>
          <table:table-cell table:formula="of:=[.M58]+[.N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</text:p>
          </table:table-cell>
          <table:table-cell table:number-columns-repeated="11"/>
          <table:table-cell table:formula="of:=[.B59]+[.D59]+[.F59]+[.H59]+[.J59]" office:value-type="float" office:value="0" calcext:value-type="float">
            <text:p>0</text:p>
          </table:table-cell>
          <table:table-cell table:formula="of:=[.C59]+[.E59]+[.G59]+[.I59]+[.K59]" office:value-type="float" office:value="0" calcext:value-type="float">
            <text:p>0</text:p>
          </table:table-cell>
          <table:table-cell table:formula="of:=[.M59]+[.N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_large</text:p>
          </table:table-cell>
          <table:table-cell table:number-columns-repeated="11"/>
          <table:table-cell table:formula="of:=[.B60]+[.D60]+[.F60]+[.H60]+[.J60]" office:value-type="float" office:value="0" calcext:value-type="float">
            <text:p>0</text:p>
          </table:table-cell>
          <table:table-cell table:formula="of:=[.C60]+[.E60]+[.G60]+[.I60]+[.K60]" office:value-type="float" office:value="0" calcext:value-type="float">
            <text:p>0</text:p>
          </table:table-cell>
          <table:table-cell table:formula="of:=[.M60]+[.N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_new</text:p>
          </table:table-cell>
          <table:table-cell table:number-columns-repeated="11"/>
          <table:table-cell table:formula="of:=[.B61]+[.D61]+[.F61]+[.H61]+[.J61]" office:value-type="float" office:value="0" calcext:value-type="float">
            <text:p>0</text:p>
          </table:table-cell>
          <table:table-cell table:formula="of:=[.C61]+[.E61]+[.G61]+[.I61]+[.K61]" office:value-type="float" office:value="0" calcext:value-type="float">
            <text:p>0</text:p>
          </table:table-cell>
          <table:table-cell table:formula="of:=[.M61]+[.N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_owner</text:p>
          </table:table-cell>
          <table:table-cell table:number-columns-repeated="11"/>
          <table:table-cell table:formula="of:=[.B62]+[.D62]+[.F62]+[.H62]+[.J62]" office:value-type="float" office:value="0" calcext:value-type="float">
            <text:p>0</text:p>
          </table:table-cell>
          <table:table-cell table:formula="of:=[.C62]+[.E62]+[.G62]+[.I62]+[.K62]" office:value-type="float" office:value="0" calcext:value-type="float">
            <text:p>0</text:p>
          </table:table-cell>
          <table:table-cell table:formula="of:=[.M62]+[.N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hunits_renter</text:p>
          </table:table-cell>
          <table:table-cell table:number-columns-repeated="11"/>
          <table:table-cell table:formula="of:=[.B63]+[.D63]+[.F63]+[.H63]+[.J63]" office:value-type="float" office:value="0" calcext:value-type="float">
            <text:p>0</text:p>
          </table:table-cell>
          <table:table-cell table:formula="of:=[.C63]+[.E63]+[.G63]+[.I63]+[.K63]" office:value-type="float" office:value="0" calcext:value-type="float">
            <text:p>0</text:p>
          </table:table-cell>
          <table:table-cell table:formula="of:=[.M63]+[.N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labor_force</text:p>
          </table:table-cell>
          <table:table-cell table:number-columns-repeated="11"/>
          <table:table-cell table:formula="of:=[.B64]+[.D64]+[.F64]+[.H64]+[.J64]" office:value-type="float" office:value="0" calcext:value-type="float">
            <text:p>0</text:p>
          </table:table-cell>
          <table:table-cell table:formula="of:=[.C64]+[.E64]+[.G64]+[.I64]+[.K64]" office:value-type="float" office:value="0" calcext:value-type="float">
            <text:p>0</text:p>
          </table:table-cell>
          <table:table-cell table:formula="of:=[.M64]+[.N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pop_old</text:p>
          </table:table-cell>
          <table:table-cell table:number-columns-repeated="11"/>
          <table:table-cell table:formula="of:=[.B65]+[.D65]+[.F65]+[.H65]+[.J65]" office:value-type="float" office:value="0" calcext:value-type="float">
            <text:p>0</text:p>
          </table:table-cell>
          <table:table-cell table:formula="of:=[.C65]+[.E65]+[.G65]+[.I65]+[.K65]" office:value-type="float" office:value="0" calcext:value-type="float">
            <text:p>0</text:p>
          </table:table-cell>
          <table:table-cell table:formula="of:=[.M65]+[.N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pop_poor</text:p>
          </table:table-cell>
          <table:table-cell table:number-columns-repeated="11"/>
          <table:table-cell table:formula="of:=[.B66]+[.D66]+[.F66]+[.H66]+[.J66]" office:value-type="float" office:value="0" calcext:value-type="float">
            <text:p>0</text:p>
          </table:table-cell>
          <table:table-cell table:formula="of:=[.C66]+[.E66]+[.G66]+[.I66]+[.K66]" office:value-type="float" office:value="0" calcext:value-type="float">
            <text:p>0</text:p>
          </table:table-cell>
          <table:table-cell table:formula="of:=[.M66]+[.N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pop_rich</text:p>
          </table:table-cell>
          <table:table-cell table:number-columns-repeated="11"/>
          <table:table-cell table:formula="of:=[.B67]+[.D67]+[.F67]+[.H67]+[.J67]" office:value-type="float" office:value="0" calcext:value-type="float">
            <text:p>0</text:p>
          </table:table-cell>
          <table:table-cell table:formula="of:=[.C67]+[.E67]+[.G67]+[.I67]+[.K67]" office:value-type="float" office:value="0" calcext:value-type="float">
            <text:p>0</text:p>
          </table:table-cell>
          <table:table-cell table:formula="of:=[.M67]+[.N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net_population</text:p>
          </table:table-cell>
          <table:table-cell table:number-columns-repeated="11"/>
          <table:table-cell table:formula="of:=[.B68]+[.D68]+[.F68]+[.H68]+[.J68]" office:value-type="float" office:value="0" calcext:value-type="float">
            <text:p>0</text:p>
          </table:table-cell>
          <table:table-cell table:formula="of:=[.C68]+[.E68]+[.G68]+[.I68]+[.K68]" office:value-type="float" office:value="0" calcext:value-type="float">
            <text:p>0</text:p>
          </table:table-cell>
          <table:table-cell table:formula="of:=[.M68]+[.N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bachelors</text:p>
          </table:table-cell>
          <table:table-cell table:number-columns-repeated="11"/>
          <table:table-cell table:formula="of:=[.B69]+[.D69]+[.F69]+[.H69]+[.J69]" office:value-type="float" office:value="0" calcext:value-type="float">
            <text:p>0</text:p>
          </table:table-cell>
          <table:table-cell table:formula="of:=[.C69]+[.E69]+[.G69]+[.I69]+[.K69]" office:value-type="float" office:value="0" calcext:value-type="float">
            <text:p>0</text:p>
          </table:table-cell>
          <table:table-cell table:formula="of:=[.M69]+[.N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business</text:p>
          </table:table-cell>
          <table:table-cell table:number-columns-repeated="11"/>
          <table:table-cell table:formula="of:=[.B70]+[.D70]+[.F70]+[.H70]+[.J70]" office:value-type="float" office:value="0" calcext:value-type="float">
            <text:p>0</text:p>
          </table:table-cell>
          <table:table-cell table:formula="of:=[.C70]+[.E70]+[.G70]+[.I70]+[.K70]" office:value-type="float" office:value="0" calcext:value-type="float">
            <text:p>0</text:p>
          </table:table-cell>
          <table:table-cell table:formula="of:=[.M70]+[.N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emp_full_time</text:p>
          </table:table-cell>
          <table:table-cell table:number-columns-repeated="11"/>
          <table:table-cell table:formula="of:=[.B71]+[.D71]+[.F71]+[.H71]+[.J71]" office:value-type="float" office:value="0" calcext:value-type="float">
            <text:p>0</text:p>
          </table:table-cell>
          <table:table-cell table:formula="of:=[.C71]+[.E71]+[.G71]+[.I71]+[.K71]" office:value-type="float" office:value="0" calcext:value-type="float">
            <text:p>0</text:p>
          </table:table-cell>
          <table:table-cell table:formula="of:=[.M71]+[.N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employed</text:p>
          </table:table-cell>
          <table:table-cell table:number-columns-repeated="11"/>
          <table:table-cell table:formula="of:=[.B72]+[.D72]+[.F72]+[.H72]+[.J72]" office:value-type="float" office:value="0" calcext:value-type="float">
            <text:p>0</text:p>
          </table:table-cell>
          <table:table-cell table:formula="of:=[.C72]+[.E72]+[.G72]+[.I72]+[.K72]" office:value-type="float" office:value="0" calcext:value-type="float">
            <text:p>0</text:p>
          </table:table-cell>
          <table:table-cell table:formula="of:=[.M72]+[.N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employment</text:p>
          </table:table-cell>
          <table:table-cell table:number-columns-repeated="11"/>
          <table:table-cell table:formula="of:=[.B73]+[.D73]+[.F73]+[.H73]+[.J73]" office:value-type="float" office:value="0" calcext:value-type="float">
            <text:p>0</text:p>
          </table:table-cell>
          <table:table-cell table:formula="of:=[.C73]+[.E73]+[.G73]+[.I73]+[.K73]" office:value-type="float" office:value="0" calcext:value-type="float">
            <text:p>0</text:p>
          </table:table-cell>
          <table:table-cell table:formula="of:=[.M73]+[.N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family</text:p>
          </table:table-cell>
          <table:table-cell table:number-columns-repeated="11"/>
          <table:table-cell table:formula="of:=[.B74]+[.D74]+[.F74]+[.H74]+[.J74]" office:value-type="float" office:value="0" calcext:value-type="float">
            <text:p>0</text:p>
          </table:table-cell>
          <table:table-cell table:formula="of:=[.C74]+[.E74]+[.G74]+[.I74]+[.K74]" office:value-type="float" office:value="0" calcext:value-type="float">
            <text:p>0</text:p>
          </table:table-cell>
          <table:table-cell table:formula="of:=[.M74]+[.N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finance</text:p>
          </table:table-cell>
          <table:table-cell table:number-columns-repeated="11"/>
          <table:table-cell table:formula="of:=[.B75]+[.D75]+[.F75]+[.H75]+[.J75]" office:value-type="float" office:value="0" calcext:value-type="float">
            <text:p>0</text:p>
          </table:table-cell>
          <table:table-cell table:formula="of:=[.C75]+[.E75]+[.G75]+[.I75]+[.K75]" office:value-type="float" office:value="0" calcext:value-type="float">
            <text:p>0</text:p>
          </table:table-cell>
          <table:table-cell table:formula="of:=[.M75]+[.N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foreign_born</text:p>
          </table:table-cell>
          <table:table-cell table:number-columns-repeated="11"/>
          <table:table-cell table:formula="of:=[.B76]+[.D76]+[.F76]+[.H76]+[.J76]" office:value-type="float" office:value="0" calcext:value-type="float">
            <text:p>0</text:p>
          </table:table-cell>
          <table:table-cell table:formula="of:=[.C76]+[.E76]+[.G76]+[.I76]+[.K76]" office:value-type="float" office:value="0" calcext:value-type="float">
            <text:p>0</text:p>
          </table:table-cell>
          <table:table-cell table:formula="of:=[.M76]+[.N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ouse_w_child</text:p>
          </table:table-cell>
          <table:table-cell table:number-columns-repeated="11"/>
          <table:table-cell table:formula="of:=[.B77]+[.D77]+[.F77]+[.H77]+[.J77]" office:value-type="float" office:value="0" calcext:value-type="float">
            <text:p>0</text:p>
          </table:table-cell>
          <table:table-cell table:formula="of:=[.C77]+[.E77]+[.G77]+[.I77]+[.K77]" office:value-type="float" office:value="0" calcext:value-type="float">
            <text:p>0</text:p>
          </table:table-cell>
          <table:table-cell table:formula="of:=[.M77]+[.N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ousehold</text:p>
          </table:table-cell>
          <table:table-cell table:number-columns-repeated="11"/>
          <table:table-cell table:formula="of:=[.B78]+[.D78]+[.F78]+[.H78]+[.J78]" office:value-type="float" office:value="0" calcext:value-type="float">
            <text:p>0</text:p>
          </table:table-cell>
          <table:table-cell table:formula="of:=[.C78]+[.E78]+[.G78]+[.I78]+[.K78]" office:value-type="float" office:value="0" calcext:value-type="float">
            <text:p>0</text:p>
          </table:table-cell>
          <table:table-cell table:formula="of:=[.M78]+[.N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</text:p>
          </table:table-cell>
          <table:table-cell table:number-columns-repeated="11"/>
          <table:table-cell table:formula="of:=[.B79]+[.D79]+[.F79]+[.H79]+[.J79]" office:value-type="float" office:value="0" calcext:value-type="float">
            <text:p>0</text:p>
          </table:table-cell>
          <table:table-cell table:formula="of:=[.C79]+[.E79]+[.G79]+[.I79]+[.K79]" office:value-type="float" office:value="0" calcext:value-type="float">
            <text:p>0</text:p>
          </table:table-cell>
          <table:table-cell table:formula="of:=[.M79]+[.N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_new</text:p>
          </table:table-cell>
          <table:table-cell table:number-columns-repeated="11"/>
          <table:table-cell table:formula="of:=[.B80]+[.D80]+[.F80]+[.H80]+[.J80]" office:value-type="float" office:value="0" calcext:value-type="float">
            <text:p>0</text:p>
          </table:table-cell>
          <table:table-cell table:formula="of:=[.C80]+[.E80]+[.G80]+[.I80]+[.K80]" office:value-type="float" office:value="0" calcext:value-type="float">
            <text:p>0</text:p>
          </table:table-cell>
          <table:table-cell table:formula="of:=[.M80]+[.N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_owner</text:p>
          </table:table-cell>
          <table:table-cell table:number-columns-repeated="11"/>
          <table:table-cell table:formula="of:=[.B81]+[.D81]+[.F81]+[.H81]+[.J81]" office:value-type="float" office:value="0" calcext:value-type="float">
            <text:p>0</text:p>
          </table:table-cell>
          <table:table-cell table:formula="of:=[.C81]+[.E81]+[.G81]+[.I81]+[.K81]" office:value-type="float" office:value="0" calcext:value-type="float">
            <text:p>0</text:p>
          </table:table-cell>
          <table:table-cell table:formula="of:=[.M81]+[.N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_renter</text:p>
          </table:table-cell>
          <table:table-cell table:number-columns-repeated="11"/>
          <table:table-cell table:formula="of:=[.B82]+[.D82]+[.F82]+[.H82]+[.J82]" office:value-type="float" office:value="0" calcext:value-type="float">
            <text:p>0</text:p>
          </table:table-cell>
          <table:table-cell table:formula="of:=[.C82]+[.E82]+[.G82]+[.I82]+[.K82]" office:value-type="float" office:value="0" calcext:value-type="float">
            <text:p>0</text:p>
          </table:table-cell>
          <table:table-cell table:formula="of:=[.M82]+[.N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hunits_vacant</text:p>
          </table:table-cell>
          <table:table-cell table:number-columns-repeated="11"/>
          <table:table-cell table:formula="of:=[.B83]+[.D83]+[.F83]+[.H83]+[.J83]" office:value-type="float" office:value="0" calcext:value-type="float">
            <text:p>0</text:p>
          </table:table-cell>
          <table:table-cell table:formula="of:=[.C83]+[.E83]+[.G83]+[.I83]+[.K83]" office:value-type="float" office:value="0" calcext:value-type="float">
            <text:p>0</text:p>
          </table:table-cell>
          <table:table-cell table:formula="of:=[.M83]+[.N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labor_force</text:p>
          </table:table-cell>
          <table:table-cell table:number-columns-repeated="11"/>
          <table:table-cell table:formula="of:=[.B84]+[.D84]+[.F84]+[.H84]+[.J84]" office:value-type="float" office:value="0" calcext:value-type="float">
            <text:p>0</text:p>
          </table:table-cell>
          <table:table-cell table:formula="of:=[.C84]+[.E84]+[.G84]+[.I84]+[.K84]" office:value-type="float" office:value="0" calcext:value-type="float">
            <text:p>0</text:p>
          </table:table-cell>
          <table:table-cell table:formula="of:=[.M84]+[.N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pop_child</text:p>
          </table:table-cell>
          <table:table-cell table:number-columns-repeated="11"/>
          <table:table-cell table:formula="of:=[.B85]+[.D85]+[.F85]+[.H85]+[.J85]" office:value-type="float" office:value="0" calcext:value-type="float">
            <text:p>0</text:p>
          </table:table-cell>
          <table:table-cell table:formula="of:=[.C85]+[.E85]+[.G85]+[.I85]+[.K85]" office:value-type="float" office:value="0" calcext:value-type="float">
            <text:p>0</text:p>
          </table:table-cell>
          <table:table-cell table:formula="of:=[.M85]+[.N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pop_old</text:p>
          </table:table-cell>
          <table:table-cell table:number-columns-repeated="11"/>
          <table:table-cell table:formula="of:=[.B86]+[.D86]+[.F86]+[.H86]+[.J86]" office:value-type="float" office:value="0" calcext:value-type="float">
            <text:p>0</text:p>
          </table:table-cell>
          <table:table-cell table:formula="of:=[.C86]+[.E86]+[.G86]+[.I86]+[.K86]" office:value-type="float" office:value="0" calcext:value-type="float">
            <text:p>0</text:p>
          </table:table-cell>
          <table:table-cell table:formula="of:=[.M86]+[.N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pop_poor</text:p>
          </table:table-cell>
          <table:table-cell table:number-columns-repeated="11"/>
          <table:table-cell table:formula="of:=[.B87]+[.D87]+[.F87]+[.H87]+[.J87]" office:value-type="float" office:value="0" calcext:value-type="float">
            <text:p>0</text:p>
          </table:table-cell>
          <table:table-cell table:formula="of:=[.C87]+[.E87]+[.G87]+[.I87]+[.K87]" office:value-type="float" office:value="0" calcext:value-type="float">
            <text:p>0</text:p>
          </table:table-cell>
          <table:table-cell table:formula="of:=[.M87]+[.N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net_pop_rich</text:p>
          </table:table-cell>
          <table:table-cell table:number-columns-repeated="11"/>
          <table:table-cell table:formula="of:=[.B88]+[.D88]+[.F88]+[.H88]+[.J88]" office:value-type="float" office:value="0" calcext:value-type="float">
            <text:p>0</text:p>
          </table:table-cell>
          <table:table-cell table:formula="of:=[.C88]+[.E88]+[.G88]+[.I88]+[.K88]" office:value-type="float" office:value="0" calcext:value-type="float">
            <text:p>0</text:p>
          </table:table-cell>
          <table:table-cell table:formula="of:=[.M88]+[.N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bachelors</text:p>
          </table:table-cell>
          <table:table-cell table:number-columns-repeated="11"/>
          <table:table-cell table:formula="of:=[.B89]+[.D89]+[.F89]+[.H89]+[.J89]" office:value-type="float" office:value="0" calcext:value-type="float">
            <text:p>0</text:p>
          </table:table-cell>
          <table:table-cell table:formula="of:=[.C89]+[.E89]+[.G89]+[.I89]+[.K89]" office:value-type="float" office:value="0" calcext:value-type="float">
            <text:p>0</text:p>
          </table:table-cell>
          <table:table-cell table:formula="of:=[.M89]+[.N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emp_full_time</text:p>
          </table:table-cell>
          <table:table-cell table:number-columns-repeated="11"/>
          <table:table-cell table:formula="of:=[.B90]+[.D90]+[.F90]+[.H90]+[.J90]" office:value-type="float" office:value="0" calcext:value-type="float">
            <text:p>0</text:p>
          </table:table-cell>
          <table:table-cell table:formula="of:=[.C90]+[.E90]+[.G90]+[.I90]+[.K90]" office:value-type="float" office:value="0" calcext:value-type="float">
            <text:p>0</text:p>
          </table:table-cell>
          <table:table-cell table:formula="of:=[.M90]+[.N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employed</text:p>
          </table:table-cell>
          <table:table-cell table:number-columns-repeated="11"/>
          <table:table-cell table:formula="of:=[.B91]+[.D91]+[.F91]+[.H91]+[.J91]" office:value-type="float" office:value="0" calcext:value-type="float">
            <text:p>0</text:p>
          </table:table-cell>
          <table:table-cell table:formula="of:=[.C91]+[.E91]+[.G91]+[.I91]+[.K91]" office:value-type="float" office:value="0" calcext:value-type="float">
            <text:p>0</text:p>
          </table:table-cell>
          <table:table-cell table:formula="of:=[.M91]+[.N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ousehold</text:p>
          </table:table-cell>
          <table:table-cell table:number-columns-repeated="11"/>
          <table:table-cell table:formula="of:=[.B92]+[.D92]+[.F92]+[.H92]+[.J92]" office:value-type="float" office:value="0" calcext:value-type="float">
            <text:p>0</text:p>
          </table:table-cell>
          <table:table-cell table:formula="of:=[.C92]+[.E92]+[.G92]+[.I92]+[.K92]" office:value-type="float" office:value="0" calcext:value-type="float">
            <text:p>0</text:p>
          </table:table-cell>
          <table:table-cell table:formula="of:=[.M92]+[.N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units</text:p>
          </table:table-cell>
          <table:table-cell table:number-columns-repeated="11"/>
          <table:table-cell table:formula="of:=[.B93]+[.D93]+[.F93]+[.H93]+[.J93]" office:value-type="float" office:value="0" calcext:value-type="float">
            <text:p>0</text:p>
          </table:table-cell>
          <table:table-cell table:formula="of:=[.C93]+[.E93]+[.G93]+[.I93]+[.K93]" office:value-type="float" office:value="0" calcext:value-type="float">
            <text:p>0</text:p>
          </table:table-cell>
          <table:table-cell table:formula="of:=[.M93]+[.N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units_medium</text:p>
          </table:table-cell>
          <table:table-cell table:number-columns-repeated="11"/>
          <table:table-cell table:formula="of:=[.B94]+[.D94]+[.F94]+[.H94]+[.J94]" office:value-type="float" office:value="0" calcext:value-type="float">
            <text:p>0</text:p>
          </table:table-cell>
          <table:table-cell table:formula="of:=[.C94]+[.E94]+[.G94]+[.I94]+[.K94]" office:value-type="float" office:value="0" calcext:value-type="float">
            <text:p>0</text:p>
          </table:table-cell>
          <table:table-cell table:formula="of:=[.M94]+[.N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units_renter</text:p>
          </table:table-cell>
          <table:table-cell table:number-columns-repeated="11"/>
          <table:table-cell table:formula="of:=[.B95]+[.D95]+[.F95]+[.H95]+[.J95]" office:value-type="float" office:value="0" calcext:value-type="float">
            <text:p>0</text:p>
          </table:table-cell>
          <table:table-cell table:formula="of:=[.C95]+[.E95]+[.G95]+[.I95]+[.K95]" office:value-type="float" office:value="0" calcext:value-type="float">
            <text:p>0</text:p>
          </table:table-cell>
          <table:table-cell table:formula="of:=[.M95]+[.N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hunits_vacant</text:p>
          </table:table-cell>
          <table:table-cell table:number-columns-repeated="11"/>
          <table:table-cell table:formula="of:=[.B96]+[.D96]+[.F96]+[.H96]+[.J96]" office:value-type="float" office:value="0" calcext:value-type="float">
            <text:p>0</text:p>
          </table:table-cell>
          <table:table-cell table:formula="of:=[.C96]+[.E96]+[.G96]+[.I96]+[.K96]" office:value-type="float" office:value="0" calcext:value-type="float">
            <text:p>0</text:p>
          </table:table-cell>
          <table:table-cell table:formula="of:=[.M96]+[.N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pop_rich</text:p>
          </table:table-cell>
          <table:table-cell table:number-columns-repeated="11"/>
          <table:table-cell table:formula="of:=[.B97]+[.D97]+[.F97]+[.H97]+[.J97]" office:value-type="float" office:value="0" calcext:value-type="float">
            <text:p>0</text:p>
          </table:table-cell>
          <table:table-cell table:formula="of:=[.C97]+[.E97]+[.G97]+[.I97]+[.K97]" office:value-type="float" office:value="0" calcext:value-type="float">
            <text:p>0</text:p>
          </table:table-cell>
          <table:table-cell table:formula="of:=[.M97]+[.N97]" office:value-type="float" office:value="0" calcext:value-type="float">
            <text:p>0</text:p>
          </table:table-cell>
        </table:table-row>
      </table:table>
      <table:table table:name="Forward Selection" table:style-name="ta1">
        <table:table-column table:style-name="co13" table:default-cell-style-name="ce12"/>
        <table:table-column table:style-name="co20" table:default-cell-style-name="ce12"/>
        <table:table-column table:style-name="co7" table:number-columns-repeated="2" table:default-cell-style-name="ce16"/>
        <table:table-column table:style-name="co7" table:default-cell-style-name="ce1"/>
        <table:table-column table:style-name="co13" table:default-cell-style-name="ce7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7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2"/>
        <table:table-column table:style-name="co10" table:default-cell-style-name="ce12"/>
        <table:table-column table:style-name="co14" table:default-cell-style-name="ce16"/>
        <table:table-column table:style-name="co16" table:default-cell-style-name="ce16"/>
        <table:table-column table:style-name="co15" table:default-cell-style-name="ce1"/>
        <table:table-column table:style-name="co13" table:default-cell-style-name="ce21"/>
        <table:table-column table:style-name="co17" table:default-cell-style-name="ce21"/>
        <table:table-column table:style-name="co7" table:number-columns-repeated="3" table:default-cell-style-name="ce22"/>
        <table:table-row table:style-name="ro1">
          <table:table-cell table:style-name="ce35" office:value-type="string" calcext:value-type="string" table:number-columns-spanned="5" table:number-rows-spanned="1">
            <text:p>LstSq – Linear</text:p>
          </table:table-cell>
          <table:covered-table-cell table:number-columns-repeated="4" table:style-name="Default"/>
          <table:table-cell table:style-name="ce35" office:value-type="string" calcext:value-type="string" table:number-columns-spanned="5" table:number-rows-spanned="1">
            <text:p>LstSq – Log</text:p>
          </table:table-cell>
          <table:covered-table-cell table:number-columns-repeated="4" table:style-name="Default"/>
          <table:table-cell table:style-name="ce35" office:value-type="string" calcext:value-type="string" table:number-columns-spanned="5" table:number-rows-spanned="1">
            <text:p>Poisson – Log</text:p>
          </table:table-cell>
          <table:covered-table-cell table:number-columns-repeated="4" table:style-name="Default"/>
          <table:table-cell table:style-name="ce35" office:value-type="string" calcext:value-type="string" table:number-columns-spanned="5" table:number-rows-spanned="1">
            <text:p>Poisson – Linear</text:p>
          </table:table-cell>
          <table:covered-table-cell table:number-columns-repeated="4" table:style-name="Default"/>
          <table:table-cell table:style-name="ce35" office:value-type="string" calcext:value-type="string" table:number-columns-spanned="5" table:number-rows-spanned="1">
            <text:p>LAD</text:p>
          </table:table-cell>
          <table:covered-table-cell table:number-columns-repeated="4" table:style-name="Default"/>
        </table:table-row>
        <table:table-row table:style-name="ro1"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35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67" calcext:value-type="float">
            <text:p>0.6700</text:p>
          </table:table-cell>
          <table:table-cell table:formula="of:=AVERAGE([.C3:.D3])" office:value-type="float" office:value="0.4776" calcext:value-type="float">
            <text:p>0.4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entertainment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224" calcext:value-type="float">
            <text:p>0.6224</text:p>
          </table:table-cell>
          <table:table-cell table:formula="of:=AVERAGE([.H3:.I3])" office:value-type="float" office:value="0.4235" calcext:value-type="float">
            <text:p>0.4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935" calcext:value-type="float">
            <text:p>0.6935</text:p>
          </table:table-cell>
          <table:table-cell table:formula="of:=AVERAGE([.M3:.N3])" office:value-type="float" office:value="0.5186" calcext:value-type="float">
            <text:p>0.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934" calcext:value-type="float">
            <text:p>0.6934</text:p>
          </table:table-cell>
          <table:table-cell table:formula="of:=AVERAGE([.R3:.S3])" office:value-type="float" office:value="0.51855" calcext:value-type="float">
            <text:p>0.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W3:.X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6712" calcext:value-type="float">
            <text:p>0.6712</text:p>
          </table:table-cell>
          <table:table-cell table:formula="of:=AVERAGE([.C4:.D4])" office:value-type="float" office:value="0.45465" calcext:value-type="float">
            <text:p>0.4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use_w_child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6275" calcext:value-type="float">
            <text:p>0.6275</text:p>
          </table:table-cell>
          <table:table-cell table:formula="of:=AVERAGE([.H4:.I4])" office:value-type="float" office:value="0.4156" calcext:value-type="float">
            <text:p>0.4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6597" calcext:value-type="float">
            <text:p>0.6597</text:p>
          </table:table-cell>
          <table:table-cell table:formula="of:=AVERAGE([.M4:.N4])" office:value-type="float" office:value="0.4651" calcext:value-type="float">
            <text:p>0.4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6479" calcext:value-type="float">
            <text:p>0.6479</text:p>
          </table:table-cell>
          <table:table-cell table:formula="of:=AVERAGE([.R4:.S4])" office:value-type="float" office:value="0.4847" calcext:value-type="float">
            <text:p>0.4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5689" calcext:value-type="float">
            <text:p>0.5689</text:p>
          </table:table-cell>
          <table:table-cell table:formula="of:=AVERAGE([.W4:.X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large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6584" calcext:value-type="float">
            <text:p>0.6584</text:p>
          </table:table-cell>
          <table:table-cell table:formula="of:=AVERAGE([.C5:.D5])" office:value-type="float" office:value="0.44645" calcext:value-type="float">
            <text:p>0.4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family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6245" calcext:value-type="float">
            <text:p>0.6245</text:p>
          </table:table-cell>
          <table:table-cell table:formula="of:=AVERAGE([.H5:.I5])" office:value-type="float" office:value="0.41065" calcext:value-type="float">
            <text:p>0.4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358" calcext:value-type="float">
            <text:p>0.6358</text:p>
          </table:table-cell>
          <table:table-cell table:formula="of:=AVERAGE([.M5:.N5])" office:value-type="float" office:value="0.415" calcext:value-type="float">
            <text:p>0.4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239" calcext:value-type="float">
            <text:p>0.6239</text:p>
          </table:table-cell>
          <table:table-cell table:formula="of:=AVERAGE([.R5:.S5])" office:value-type="float" office:value="0.449" calcext:value-type="float">
            <text:p>0.44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W5:.X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6513" calcext:value-type="float">
            <text:p>0.6513</text:p>
          </table:table-cell>
          <table:table-cell table:formula="of:=AVERAGE([.C6:.D6])" office:value-type="float" office:value="0.4289" calcext:value-type="float">
            <text:p>0.4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ulation</text:p>
          </table:table-cell>
          <table:table-cell office:value-type="float" office:value="0.198" calcext:value-type="float">
            <text:p>0.1980</text:p>
          </table:table-cell>
          <table:table-cell office:value-type="float" office:value="0.6228" calcext:value-type="float">
            <text:p>0.6228</text:p>
          </table:table-cell>
          <table:table-cell table:formula="of:=AVERAGE([.H6:.I6])" office:value-type="float" office:value="0.4104" calcext:value-type="float">
            <text:p>0.4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179" calcext:value-type="float">
            <text:p>0.1790</text:p>
          </table:table-cell>
          <table:table-cell office:value-type="float" office:value="0.6308" calcext:value-type="float">
            <text:p>0.6308</text:p>
          </table:table-cell>
          <table:table-cell table:formula="of:=AVERAGE([.M6:.N6])" office:value-type="float" office:value="0.4049" calcext:value-type="float">
            <text:p>0.4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office:value-type="float" office:value="0.222" calcext:value-type="float">
            <text:p>0.2220</text:p>
          </table:table-cell>
          <table:table-cell office:value-type="float" office:value="0.6153" calcext:value-type="float">
            <text:p>0.6153</text:p>
          </table:table-cell>
          <table:table-cell table:formula="of:=AVERAGE([.R6:.S6])" office:value-type="float" office:value="0.41865" calcext:value-type="float">
            <text:p>0.4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population</text:p>
          </table:table-cell>
          <table:table-cell office:value-type="float" office:value="0.1856" calcext:value-type="float">
            <text:p>0.1856</text:p>
          </table:table-cell>
          <table:table-cell table:style-name="ce23" office:value-type="float" office:value="0.5623" calcext:value-type="float">
            <text:p>0.5623</text:p>
          </table:table-cell>
          <table:table-cell table:style-name="ce23" table:formula="of:=AVERAGE([.W6:.X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net_emp_pay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6358" calcext:value-type="float">
            <text:p>0.6358</text:p>
          </table:table-cell>
          <table:table-cell table:formula="of:=AVERAGE([.C7:.D7])" office:value-type="float" office:value="0.4212" calcext:value-type="float">
            <text:p>0.4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_child</text:p>
          </table:table-cell>
          <table:table-cell table:style-name="ce16" office:value-type="float" office:value="0.2037" calcext:value-type="float">
            <text:p>0.2037</text:p>
          </table:table-cell>
          <table:table-cell table:style-name="ce16" office:value-type="float" office:value="0.6234" calcext:value-type="float">
            <text:p>0.6234</text:p>
          </table:table-cell>
          <table:table-cell table:formula="of:=AVERAGE([.H7:.I7])" office:value-type="float" office:value="0.41355" calcext:value-type="float">
            <text:p>0.4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6218" calcext:value-type="float">
            <text:p>0.6218</text:p>
          </table:table-cell>
          <table:table-cell table:formula="of:=AVERAGE([.M7:.N7])" office:value-type="float" office:value="0.39295" calcext:value-type="float">
            <text:p>0.3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6113" calcext:value-type="float">
            <text:p>0.6113</text:p>
          </table:table-cell>
          <table:table-cell table:formula="of:=AVERAGE([.R7:.S7])" office:value-type="float" office:value="0.4121" calcext:value-type="float">
            <text:p>0.4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W7:.X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hunits_detached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6353" calcext:value-type="float">
            <text:p>0.6353</text:p>
          </table:table-cell>
          <table:table-cell table:formula="of:=AVERAGE([.C8:.D8])" office:value-type="float" office:value="0.42205" calcext:value-type="float">
            <text:p>0.4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employment</text:p>
          </table:table-cell>
          <table:table-cell table:style-name="ce16" office:value-type="float" office:value="0.2119" calcext:value-type="float">
            <text:p>0.2119</text:p>
          </table:table-cell>
          <table:table-cell table:style-name="ce16" office:value-type="float" office:value="0.6156" calcext:value-type="float">
            <text:p>0.6156</text:p>
          </table:table-cell>
          <table:table-cell table:formula="of:=AVERAGE([.H8:.I8])" office:value-type="float" office:value="0.41375" calcext:value-type="float">
            <text:p>0.4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net_medical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622" calcext:value-type="float">
            <text:p>0.6220</text:p>
          </table:table-cell>
          <table:table-cell table:style-name="ce14" table:formula="of:=AVERAGE([.M8:.N8])" office:value-type="float" office:value="0.39115" calcext:value-type="float">
            <text:p>0.3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6086" calcext:value-type="float">
            <text:p>0.6086</text:p>
          </table:table-cell>
          <table:table-cell table:formula="of:=AVERAGE([.R8:.S8])" office:value-type="float" office:value="0.4045" calcext:value-type="float">
            <text:p>0.40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3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W8:.X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hospitality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211" calcext:value-type="float">
            <text:p>0.6211</text:p>
          </table:table-cell>
          <table:table-cell table:formula="of:=AVERAGE([.C9:.D9])" office:value-type="float" office:value="0.41085" calcext:value-type="float">
            <text:p>0.4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hunits_large</text:p>
          </table:table-cell>
          <table:table-cell table:style-name="ce16" office:value-type="float" office:value="0.2048" calcext:value-type="float">
            <text:p>0.2048</text:p>
          </table:table-cell>
          <table:table-cell table:style-name="ce16" office:value-type="float" office:value="0.6089" calcext:value-type="float">
            <text:p>0.6089</text:p>
          </table:table-cell>
          <table:table-cell table:formula="of:=AVERAGE([.H9:.I9])" office:value-type="float" office:value="0.40685" calcext:value-type="float">
            <text:p>0.40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236" calcext:value-type="float">
            <text:p>0.6236</text:p>
          </table:table-cell>
          <table:table-cell table:formula="of:=AVERAGE([.M9:.N9])" office:value-type="float" office:value="0.39395" calcext:value-type="float">
            <text:p>0.39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946" calcext:value-type="float">
            <text:p>0.1946</text:p>
          </table:table-cell>
          <table:table-cell table:style-name="ce14" office:value-type="float" office:value="0.6071" calcext:value-type="float">
            <text:p>0.6071</text:p>
          </table:table-cell>
          <table:table-cell table:formula="of:=AVERAGE([.R9:.S9])" office:value-type="float" office:value="0.40085" calcext:value-type="float">
            <text:p>0.4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W9:.X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ar_entertainment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6219" calcext:value-type="float">
            <text:p>0.6219</text:p>
          </table:table-cell>
          <table:table-cell table:formula="of:=AVERAGE([.C10:.D10])" office:value-type="float" office:value="0.4069" calcext:value-type="float">
            <text:p>0.40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ospitality</text:p>
          </table:table-cell>
          <table:table-cell table:style-name="ce16" office:value-type="float" office:value="0.2013" calcext:value-type="float">
            <text:p>0.2013</text:p>
          </table:table-cell>
          <table:table-cell table:style-name="ce16" office:value-type="float" office:value="0.6048" calcext:value-type="float">
            <text:p>0.6048</text:p>
          </table:table-cell>
          <table:table-cell table:formula="of:=AVERAGE([.H10:.I10])" office:value-type="float" office:value="0.40305" calcext:value-type="float">
            <text:p>0.40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6274" calcext:value-type="float">
            <text:p>0.6274</text:p>
          </table:table-cell>
          <table:table-cell table:formula="of:=AVERAGE([.M10:.N10])" office:value-type="float" office:value="0.39305" calcext:value-type="float">
            <text:p>0.39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0.1936" calcext:value-type="float">
            <text:p>0.1936</text:p>
          </table:table-cell>
          <table:table-cell table:style-name="ce14" office:value-type="float" office:value="0.6071" calcext:value-type="float">
            <text:p>0.6071</text:p>
          </table:table-cell>
          <table:table-cell table:style-name="ce14" table:formula="of:=AVERAGE([.R10:.S10])" office:value-type="float" office:value="0.40035" calcext:value-type="float">
            <text:p>0.4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W10:.X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hunits_new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6268" calcext:value-type="float">
            <text:p>0.6268</text:p>
          </table:table-cell>
          <table:table-cell table:formula="of:=AVERAGE([.C11:.D11])" office:value-type="float" office:value="0.40735" calcext:value-type="float">
            <text:p>0.40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entertainment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6078" calcext:value-type="float">
            <text:p>0.6078</text:p>
          </table:table-cell>
          <table:table-cell table:formula="of:=AVERAGE([.H11:.I11])" office:value-type="float" office:value="0.39775" calcext:value-type="float">
            <text:p>0.39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population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332" calcext:value-type="float">
            <text:p>0.6332</text:p>
          </table:table-cell>
          <table:table-cell table:formula="of:=AVERAGE([.M11:.N11])" office:value-type="float" office:value="0.3938" calcext:value-type="float">
            <text:p>0.39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hunits_detached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165" calcext:value-type="float">
            <text:p>0.6165</text:p>
          </table:table-cell>
          <table:table-cell table:formula="of:=AVERAGE([.R11:.S11])" office:value-type="float" office:value="0.4051" calcext:value-type="float">
            <text:p>0.4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W11:.X11])" office:value-type="float" office:value="0.3895" calcext:value-type="float">
            <text:p>0.3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net_pop_child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6282" calcext:value-type="float">
            <text:p>0.6282</text:p>
          </table:table-cell>
          <table:table-cell table:formula="of:=AVERAGE([.C12:.D12])" office:value-type="float" office:value="0.4113" calcext:value-type="float">
            <text:p>0.4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net_university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5969" calcext:value-type="float">
            <text:p>0.5969</text:p>
          </table:table-cell>
          <table:table-cell table:formula="of:=AVERAGE([.H12:.I12])" office:value-type="float" office:value="0.3931" calcext:value-type="float">
            <text:p>0.3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6325" calcext:value-type="float">
            <text:p>0.6325</text:p>
          </table:table-cell>
          <table:table-cell table:formula="of:=AVERAGE([.M12:.N12])" office:value-type="float" office:value="0.3935" calcext:value-type="float">
            <text:p>0.39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ouse_w_child</text:p>
          </table:table-cell>
          <table:table-cell table:style-name="ce14" office:value-type="float" office:value="0.1888" calcext:value-type="float">
            <text:p>0.1888</text:p>
          </table:table-cell>
          <table:table-cell office:value-type="float" office:value="0.6169" calcext:value-type="float">
            <text:p>0.6169</text:p>
          </table:table-cell>
          <table:table-cell table:formula="of:=AVERAGE([.R12:.S12])" office:value-type="float" office:value="0.40285" calcext:value-type="float">
            <text:p>0.4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W12:.X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foreign_born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6298" calcext:value-type="float">
            <text:p>0.6298</text:p>
          </table:table-cell>
          <table:table-cell table:formula="of:=AVERAGE([.C13:.D13])" office:value-type="float" office:value="0.41915" calcext:value-type="float">
            <text:p>0.4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5991" calcext:value-type="float">
            <text:p>0.5991</text:p>
          </table:table-cell>
          <table:table-cell table:formula="of:=AVERAGE([.H13:.I13])" office:value-type="float" office:value="0.38515" calcext:value-type="float">
            <text:p>0.3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university</text:p>
          </table:table-cell>
          <table:table-cell table:style-name="ce14" office:value-type="float" office:value="0.1543" calcext:value-type="float">
            <text:p>0.1543</text:p>
          </table:table-cell>
          <table:table-cell office:value-type="float" office:value="0.6386" calcext:value-type="float">
            <text:p>0.6386</text:p>
          </table:table-cell>
          <table:table-cell table:formula="of:=AVERAGE([.M13:.N13])" office:value-type="float" office:value="0.39645" calcext:value-type="float">
            <text:p>0.3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6163" calcext:value-type="float">
            <text:p>0.6163</text:p>
          </table:table-cell>
          <table:table-cell table:formula="of:=AVERAGE([.R13:.S13])" office:value-type="float" office:value="0.4053" calcext:value-type="float">
            <text:p>0.40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W13:.X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pop_poor</text:p>
          </table:table-cell>
          <table:table-cell office:value-type="float" office:value="0.192" calcext:value-type="float">
            <text:p>0.1920</text:p>
          </table:table-cell>
          <table:table-cell table:style-name="ce14" office:value-type="float" office:value="0.6197" calcext:value-type="float">
            <text:p>0.6197</text:p>
          </table:table-cell>
          <table:table-cell table:formula="of:=AVERAGE([.C14:.D14])" office:value-type="float" office:value="0.40585" calcext:value-type="float">
            <text:p>0.4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5983" calcext:value-type="float">
            <text:p>0.5983</text:p>
          </table:table-cell>
          <table:table-cell table:formula="of:=AVERAGE([.H14:.I14])" office:value-type="float" office:value="0.3829" calcext:value-type="float">
            <text:p>0.38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6322" calcext:value-type="float">
            <text:p>0.6322</text:p>
          </table:table-cell>
          <table:table-cell table:formula="of:=AVERAGE([.M14:.N14])" office:value-type="float" office:value="0.401" calcext:value-type="float">
            <text:p>0.4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6183" calcext:value-type="float">
            <text:p>0.6183</text:p>
          </table:table-cell>
          <table:table-cell table:formula="of:=AVERAGE([.R14:.S14])" office:value-type="float" office:value="0.404" calcext:value-type="float">
            <text:p>0.40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W14:.X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detached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22" calcext:value-type="float">
            <text:p>0.6220</text:p>
          </table:table-cell>
          <table:table-cell table:formula="of:=AVERAGE([.C15:.D15])" office:value-type="float" office:value="0.4074" calcext:value-type="float">
            <text:p>0.40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5988" calcext:value-type="float">
            <text:p>0.5988</text:p>
          </table:table-cell>
          <table:table-cell table:formula="of:=AVERAGE([.H15:.I15])" office:value-type="float" office:value="0.3826" calcext:value-type="float">
            <text:p>0.38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224" calcext:value-type="float">
            <text:p>0.6224</text:p>
          </table:table-cell>
          <table:table-cell table:formula="of:=AVERAGE([.M15:.N15])" office:value-type="float" office:value="0.4138" calcext:value-type="float">
            <text:p>0.41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6111" calcext:value-type="float">
            <text:p>0.6111</text:p>
          </table:table-cell>
          <table:table-cell table:formula="of:=AVERAGE([.R15:.S15])" office:value-type="float" office:value="0.40675" calcext:value-type="float">
            <text:p>0.40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W15:.X15])" office:value-type="float" office:value="0.3926" calcext:value-type="float">
            <text:p>0.3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ar_medical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266" calcext:value-type="float">
            <text:p>0.6266</text:p>
          </table:table-cell>
          <table:table-cell table:formula="of:=AVERAGE([.C16:.D16])" office:value-type="float" office:value="0.4125" calcext:value-type="float">
            <text:p>0.4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027" calcext:value-type="float">
            <text:p>0.6027</text:p>
          </table:table-cell>
          <table:table-cell table:formula="of:=AVERAGE([.H16:.I16])" office:value-type="float" office:value="0.3835" calcext:value-type="float">
            <text:p>0.3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family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6253" calcext:value-type="float">
            <text:p>0.6253</text:p>
          </table:table-cell>
          <table:table-cell table:formula="of:=AVERAGE([.M16:.N16])" office:value-type="float" office:value="0.41555" calcext:value-type="float">
            <text:p>0.4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net_hunits_large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6089" calcext:value-type="float">
            <text:p>0.6089</text:p>
          </table:table-cell>
          <table:table-cell table:formula="of:=AVERAGE([.R16:.S16])" office:value-type="float" office:value="0.4043" calcext:value-type="float">
            <text:p>0.4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W16:.X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0net_hospitality</text:p>
          </table:table-cell>
          <table:table-cell office:value-type="float" office:value="0.217" calcext:value-type="float">
            <text:p>0.2170</text:p>
          </table:table-cell>
          <table:table-cell office:value-type="float" office:value="0.6286" calcext:value-type="float">
            <text:p>0.6286</text:p>
          </table:table-cell>
          <table:table-cell table:formula="of:=AVERAGE([.C17:.D17])" office:value-type="float" office:value="0.4228" calcext:value-type="float">
            <text:p>0.4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king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5912" calcext:value-type="float">
            <text:p>0.5912</text:p>
          </table:table-cell>
          <table:table-cell table:formula="of:=AVERAGE([.H17:.I17])" office:value-type="float" office:value="0.38335" calcext:value-type="float">
            <text:p>0.38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84" calcext:value-type="float">
            <text:p>0.2184</text:p>
          </table:table-cell>
          <table:table-cell table:style-name="ce14" office:value-type="float" office:value="0.6218" calcext:value-type="float">
            <text:p>0.6218</text:p>
          </table:table-cell>
          <table:table-cell table:formula="of:=AVERAGE([.M17:.N17])" office:value-type="float" office:value="0.4201" calcext:value-type="float">
            <text:p>0.4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population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6154" calcext:value-type="float">
            <text:p>0.6154</text:p>
          </table:table-cell>
          <table:table-cell table:formula="of:=AVERAGE([.R17:.S17])" office:value-type="float" office:value="0.40995" calcext:value-type="float">
            <text:p>0.4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W17:.X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king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33" calcext:value-type="float">
            <text:p>0.6330</text:p>
          </table:table-cell>
          <table:table-cell table:formula="of:=AVERAGE([.C18:.D18])" office:value-type="float" office:value="0.4074" calcext:value-type="float">
            <text:p>0.40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hunits_old</text:p>
          </table:table-cell>
          <table:table-cell office:value-type="float" office:value="0.1741" calcext:value-type="float">
            <text:p>0.1741</text:p>
          </table:table-cell>
          <table:table-cell table:style-name="ce14" office:value-type="float" office:value="0.5789" calcext:value-type="float">
            <text:p>0.5789</text:p>
          </table:table-cell>
          <table:table-cell table:formula="of:=AVERAGE([.H18:.I18])" office:value-type="float" office:value="0.3765" calcext:value-type="float">
            <text:p>0.37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finance</text:p>
          </table:table-cell>
          <table:table-cell office:value-type="float" office:value="0.22" calcext:value-type="float">
            <text:p>0.2200</text:p>
          </table:table-cell>
          <table:table-cell office:value-type="float" office:value="0.6312" calcext:value-type="float">
            <text:p>0.6312</text:p>
          </table:table-cell>
          <table:table-cell table:formula="of:=AVERAGE([.M18:.N18])" office:value-type="float" office:value="0.4256" calcext:value-type="float">
            <text:p>0.4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family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6226" calcext:value-type="float">
            <text:p>0.6226</text:p>
          </table:table-cell>
          <table:table-cell table:formula="of:=AVERAGE([.R18:.S18])" office:value-type="float" office:value="0.42105" calcext:value-type="float">
            <text:p>0.42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emp_full_time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808" calcext:value-type="float">
            <text:p>0.5808</text:p>
          </table:table-cell>
          <table:table-cell table:formula="of:=AVERAGE([.W18:.X18])" office:value-type="float" office:value="0.3871" calcext:value-type="float">
            <text:p>0.3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ar_emp_full_time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6313" calcext:value-type="float">
            <text:p>0.6313</text:p>
          </table:table-cell>
          <table:table-cell table:formula="of:=AVERAGE([.C19:.D19])" office:value-type="float" office:value="0.4147" calcext:value-type="float">
            <text:p>0.4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attached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5879" calcext:value-type="float">
            <text:p>0.5879</text:p>
          </table:table-cell>
          <table:table-cell table:style-name="ce14" table:formula="of:=AVERAGE([.H19:.I19])" office:value-type="float" office:value="0.3686" calcext:value-type="float">
            <text:p>0.36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pay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6408" calcext:value-type="float">
            <text:p>0.6408</text:p>
          </table:table-cell>
          <table:table-cell table:formula="of:=AVERAGE([.M19:.N19])" office:value-type="float" office:value="0.4286" calcext:value-type="float">
            <text:p>0.42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full_time</text:p>
          </table:table-cell>
          <table:table-cell office:value-type="float" office:value="0.233" calcext:value-type="float">
            <text:p>0.2330</text:p>
          </table:table-cell>
          <table:table-cell office:value-type="float" office:value="0.6243" calcext:value-type="float">
            <text:p>0.6243</text:p>
          </table:table-cell>
          <table:table-cell table:formula="of:=AVERAGE([.R19:.S19])" office:value-type="float" office:value="0.42865" calcext:value-type="float">
            <text:p>0.42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W19:.X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ar_pop_rich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6312" calcext:value-type="float">
            <text:p>0.6312</text:p>
          </table:table-cell>
          <table:table-cell table:formula="of:=AVERAGE([.C20:.D20])" office:value-type="float" office:value="0.4192" calcext:value-type="float">
            <text:p>0.4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style-name="ce14" office:value-type="float" office:value="0.1459" calcext:value-type="float">
            <text:p>0.1459</text:p>
          </table:table-cell>
          <table:table-cell office:value-type="float" office:value="0.5943" calcext:value-type="float">
            <text:p>0.5943</text:p>
          </table:table-cell>
          <table:table-cell table:formula="of:=AVERAGE([.H20:.I20])" office:value-type="float" office:value="0.3701" calcext:value-type="float">
            <text:p>0.37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6381" calcext:value-type="float">
            <text:p>0.6381</text:p>
          </table:table-cell>
          <table:table-cell table:formula="of:=AVERAGE([.M20:.N20])" office:value-type="float" office:value="0.42915" calcext:value-type="float">
            <text:p>0.42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29" calcext:value-type="float">
            <text:p>0.6290</text:p>
          </table:table-cell>
          <table:table-cell table:formula="of:=AVERAGE([.R20:.S20])" office:value-type="float" office:value="0.4268" calcext:value-type="float">
            <text:p>0.4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W20:.X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5net_hunits_medium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357" calcext:value-type="float">
            <text:p>0.6357</text:p>
          </table:table-cell>
          <table:table-cell table:formula="of:=AVERAGE([.C21:.D21])" office:value-type="float" office:value="0.41855" calcext:value-type="float">
            <text:p>0.41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net_pop_poor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5924" calcext:value-type="float">
            <text:p>0.5924</text:p>
          </table:table-cell>
          <table:table-cell table:formula="of:=AVERAGE([.H21:.I21])" office:value-type="float" office:value="0.37155" calcext:value-type="float">
            <text:p>0.37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478" calcext:value-type="float">
            <text:p>0.6478</text:p>
          </table:table-cell>
          <table:table-cell table:formula="of:=AVERAGE([.M21:.N21])" office:value-type="float" office:value="0.4352" calcext:value-type="float">
            <text:p>0.43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36" calcext:value-type="float">
            <text:p>0.6360</text:p>
          </table:table-cell>
          <table:table-cell table:formula="of:=AVERAGE([.R21:.S21])" office:value-type="float" office:value="0.4278" calcext:value-type="float">
            <text:p>0.42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W21:.X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bachelors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6403" calcext:value-type="float">
            <text:p>0.6403</text:p>
          </table:table-cell>
          <table:table-cell table:formula="of:=AVERAGE([.C22:.D22])" office:value-type="float" office:value="0.4043" calcext:value-type="float">
            <text:p>0.40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net_house_w_child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5899" calcext:value-type="float">
            <text:p>0.5899</text:p>
          </table:table-cell>
          <table:table-cell table:formula="of:=AVERAGE([.H22:.I22])" office:value-type="float" office:value="0.3759" calcext:value-type="float">
            <text:p>0.37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ntertainment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654" calcext:value-type="float">
            <text:p>0.6540</text:p>
          </table:table-cell>
          <table:table-cell table:formula="of:=AVERAGE([.M22:.N22])" office:value-type="float" office:value="0.4414" calcext:value-type="float">
            <text:p>0.4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large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647" calcext:value-type="float">
            <text:p>0.6470</text:p>
          </table:table-cell>
          <table:table-cell table:formula="of:=AVERAGE([.R22:.S22])" office:value-type="float" office:value="0.4293" calcext:value-type="float">
            <text:p>0.42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W22:.X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ouse_w_child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6397" calcext:value-type="float">
            <text:p>0.6397</text:p>
          </table:table-cell>
          <table:table-cell table:formula="of:=AVERAGE([.C23:.D23])" office:value-type="float" office:value="0.398" calcext:value-type="float">
            <text:p>0.39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net_pop_child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5915" calcext:value-type="float">
            <text:p>0.5915</text:p>
          </table:table-cell>
          <table:table-cell table:formula="of:=AVERAGE([.H23:.I23])" office:value-type="float" office:value="0.3743" calcext:value-type="float">
            <text:p>0.3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hunits_old</text:p>
          </table:table-cell>
          <table:table-cell office:value-type="float" office:value="0.244" calcext:value-type="float">
            <text:p>0.2440</text:p>
          </table:table-cell>
          <table:table-cell office:value-type="float" office:value="0.656" calcext:value-type="float">
            <text:p>0.6560</text:p>
          </table:table-cell>
          <table:table-cell table:formula="of:=AVERAGE([.M23:.N23])" office:value-type="float" office:value="0.45" calcext:value-type="float">
            <text:p>0.45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ntertainment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653" calcext:value-type="float">
            <text:p>0.6530</text:p>
          </table:table-cell>
          <table:table-cell table:formula="of:=AVERAGE([.R23:.S23])" office:value-type="float" office:value="0.4302" calcext:value-type="float">
            <text:p>0.43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W23:.X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labor_force</text:p>
          </table:table-cell>
          <table:table-cell office:value-type="float" office:value="0.133" calcext:value-type="float">
            <text:p>0.1330</text:p>
          </table:table-cell>
          <table:table-cell office:value-type="float" office:value="0.6606" calcext:value-type="float">
            <text:p>0.6606</text:p>
          </table:table-cell>
          <table:table-cell table:formula="of:=AVERAGE([.C24:.D24])" office:value-type="float" office:value="0.3968" calcext:value-type="float">
            <text:p>0.39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university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15" calcext:value-type="float">
            <text:p>0.5915</text:p>
          </table:table-cell>
          <table:table-cell table:formula="of:=AVERAGE([.H24:.I24])" office:value-type="float" office:value="0.3805" calcext:value-type="float">
            <text:p>0.3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old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6718" calcext:value-type="float">
            <text:p>0.6718</text:p>
          </table:table-cell>
          <table:table-cell table:formula="of:=AVERAGE([.M24:.N24])" office:value-type="float" office:value="0.45835" calcext:value-type="float">
            <text:p>0.45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net_hunits_medium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663" calcext:value-type="float">
            <text:p>0.6630</text:p>
          </table:table-cell>
          <table:table-cell table:formula="of:=AVERAGE([.R24:.S24])" office:value-type="float" office:value="0.43945" calcext:value-type="float">
            <text:p>0.43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W24:.X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loyed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6478" calcext:value-type="float">
            <text:p>0.6478</text:p>
          </table:table-cell>
          <table:table-cell table:formula="of:=AVERAGE([.C25:.D25])" office:value-type="float" office:value="0.38515" calcext:value-type="float">
            <text:p>0.3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medical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5971" calcext:value-type="float">
            <text:p>0.5971</text:p>
          </table:table-cell>
          <table:table-cell table:formula="of:=AVERAGE([.H25:.I25])" office:value-type="float" office:value="0.38035" calcext:value-type="float">
            <text:p>0.3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net_finance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6714" calcext:value-type="float">
            <text:p>0.6714</text:p>
          </table:table-cell>
          <table:table-cell table:formula="of:=AVERAGE([.M25:.N25])" office:value-type="float" office:value="0.46765" calcext:value-type="float">
            <text:p>0.46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net_entertainment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6574" calcext:value-type="float">
            <text:p>0.6574</text:p>
          </table:table-cell>
          <table:table-cell table:formula="of:=AVERAGE([.R25:.S25])" office:value-type="float" office:value="0.4356" calcext:value-type="float">
            <text:p>0.43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W25:.X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ar_household</text:p>
          </table:table-cell>
          <table:table-cell table:style-name="ce14" office:value-type="float" office:value="0.1167" calcext:value-type="float">
            <text:p>0.1167</text:p>
          </table:table-cell>
          <table:table-cell office:value-type="float" office:value="0.6497" calcext:value-type="float">
            <text:p>0.6497</text:p>
          </table:table-cell>
          <table:table-cell table:style-name="ce14" table:formula="of:=AVERAGE([.C26:.D26])" office:value-type="float" office:value="0.3832" calcext:value-type="float">
            <text:p>0.38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078" calcext:value-type="float">
            <text:p>0.6078</text:p>
          </table:table-cell>
          <table:table-cell table:formula="of:=AVERAGE([.H26:.I26])" office:value-type="float" office:value="0.3845" calcext:value-type="float">
            <text:p>0.3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house_w_child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6807" calcext:value-type="float">
            <text:p>0.6807</text:p>
          </table:table-cell>
          <table:table-cell table:formula="of:=AVERAGE([.M26:.N26])" office:value-type="float" office:value="0.47895" calcext:value-type="float">
            <text:p>0.47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net_university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69" calcext:value-type="float">
            <text:p>0.6690</text:p>
          </table:table-cell>
          <table:table-cell table:formula="of:=AVERAGE([.R26:.S26])" office:value-type="float" office:value="0.43475" calcext:value-type="float">
            <text:p>0.43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W26:.X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finance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6513" calcext:value-type="float">
            <text:p>0.6513</text:p>
          </table:table-cell>
          <table:table-cell table:formula="of:=AVERAGE([.C27:.D27])" office:value-type="float" office:value="0.39185" calcext:value-type="float">
            <text:p>0.39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net_pop_old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6168" calcext:value-type="float">
            <text:p>0.6168</text:p>
          </table:table-cell>
          <table:table-cell table:formula="of:=AVERAGE([.H27:.I27])" office:value-type="float" office:value="0.39395" calcext:value-type="float">
            <text:p>0.39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emp_full_time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679" calcext:value-type="float">
            <text:p>0.6790</text:p>
          </table:table-cell>
          <table:table-cell table:formula="of:=AVERAGE([.M27:.N27])" office:value-type="float" office:value="0.4774" calcext:value-type="float">
            <text:p>0.47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net_house_w_child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6732" calcext:value-type="float">
            <text:p>0.6732</text:p>
          </table:table-cell>
          <table:table-cell table:formula="of:=AVERAGE([.R27:.S27])" office:value-type="float" office:value="0.4344" calcext:value-type="float">
            <text:p>0.4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W27:.X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style-name="ce12" table:number-columns-repeated="13"/>
          <table:table-cell table:number-columns-repeated="2"/>
          <table:table-cell table:style-name="ce12"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MIN([.C3:.C27])" office:value-type="float" office:value="0.1167" calcext:value-type="float">
            <text:p>0.1167</text:p>
          </table:table-cell>
          <table:table-cell table:style-name="Default" table:formula="of:=MIN([.D3:.D27])" office:value-type="float" office:value="0.6197" calcext:value-type="float">
            <text:p>0.6197</text:p>
          </table:table-cell>
          <table:table-cell table:style-name="Default" table:formula="of:=MIN([.E3:.E27])" office:value-type="float" office:value="0.3832" calcext:value-type="float">
            <text:p>0.3832</text:p>
          </table:table-cell>
          <table:table-cell table:style-name="Default" table:number-columns-repeated="2"/>
          <table:table-cell table:style-name="Default" table:formula="of:=MIN([.H3:.H27])" office:value-type="float" office:value="0.1459" calcext:value-type="float">
            <text:p>0.1459</text:p>
          </table:table-cell>
          <table:table-cell table:style-name="Default" table:formula="of:=MIN([.I3:.I27])" office:value-type="float" office:value="0.5789" calcext:value-type="float">
            <text:p>0.5789</text:p>
          </table:table-cell>
          <table:table-cell table:style-name="Default" table:formula="of:=MIN([.J3:.J27])" office:value-type="float" office:value="0.3686" calcext:value-type="float">
            <text:p>0.3686</text:p>
          </table:table-cell>
          <table:table-cell table:style-name="Default" table:number-columns-repeated="2"/>
          <table:table-cell table:style-name="Default" table:formula="of:=MIN([.M3:.M27])" office:value-type="float" office:value="0.1543" calcext:value-type="float">
            <text:p>0.1543</text:p>
          </table:table-cell>
          <table:table-cell table:style-name="Default" table:formula="of:=MIN([.N3:.N27])" office:value-type="float" office:value="0.6218" calcext:value-type="float">
            <text:p>0.6218</text:p>
          </table:table-cell>
          <table:table-cell table:formula="of:=MIN([.O3:.O27])" office:value-type="float" office:value="0.39115" calcext:value-type="float">
            <text:p>0.3912</text:p>
          </table:table-cell>
          <table:table-cell table:style-name="Default" table:number-columns-repeated="2"/>
          <table:table-cell table:style-name="Default" table:formula="of:=MIN([.R3:.R27])" office:value-type="float" office:value="0.1888" calcext:value-type="float">
            <text:p>0.1888</text:p>
          </table:table-cell>
          <table:table-cell table:style-name="Default" table:formula="of:=MIN([.S3:.S27])" office:value-type="float" office:value="0.6071" calcext:value-type="float">
            <text:p>0.6071</text:p>
          </table:table-cell>
          <table:table-cell table:formula="of:=MIN([.T3:.T27])" office:value-type="float" office:value="0.40035" calcext:value-type="float">
            <text:p>0.4004</text:p>
          </table:table-cell>
          <table:table-cell table:style-name="Default" table:number-columns-repeated="2"/>
          <table:table-cell table:style-name="Default" table:formula="of:=MIN([.W3:.W27])" office:value-type="float" office:value="0.1851" calcext:value-type="float">
            <text:p>0.1851</text:p>
          </table:table-cell>
          <table:table-cell table:style-name="Default" table:formula="of:=MIN([.X3:.X27])" office:value-type="float" office:value="0.5623" calcext:value-type="float">
            <text:p>0.5623</text:p>
          </table:table-cell>
          <table:table-cell table:style-name="ce1" table:formula="of:=MIN([.Y3:.Y27])" office:value-type="float" office:value="0.37395" calcext:value-type="float">
            <text:p>0.3740</text:p>
          </table:table-cell>
        </table:table-row>
      </table:table>
      <table:table table:name="NewestPoisLog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34716666666667" calcext:value-type="float">
            <text:p>0.4347</text:p>
          </table:table-cell>
          <table:table-cell table:style-name="ce1" office:value-type="float" office:value="0.4826" calcext:value-type="float">
            <text:p>0.4826</text:p>
          </table:table-cell>
          <table:table-cell table:style-name="ce1" office:value-type="float" office:value="0.4085" calcext:value-type="float">
            <text:p>0.4085</text:p>
          </table:table-cell>
          <table:table-cell table:style-name="ce1" office:value-type="float" office:value="0.7882" calcext:value-type="float">
            <text:p>0.7882</text:p>
          </table:table-cell>
          <table:table-cell table:style-name="ce1" office:value-type="float" office:value="0.4492" calcext:value-type="float">
            <text:p>0.4492</text:p>
          </table:table-cell>
          <table:table-cell table:style-name="ce1" office:value-type="float" office:value="0.4703" calcext:value-type="float">
            <text:p>0.4703</text:p>
          </table:table-cell>
          <table:table-cell table:style-name="ce1"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62933333333333" calcext:value-type="float">
            <text:p>0.7629</text:p>
          </table:table-cell>
          <table:table-cell table:style-name="ce1" office:value-type="float" office:value="0.569" calcext:value-type="float">
            <text:p>0.5690</text:p>
          </table:table-cell>
          <table:table-cell table:style-name="ce1" office:value-type="float" office:value="0.6439" calcext:value-type="float">
            <text:p>0.6439</text:p>
          </table:table-cell>
          <table:table-cell table:style-name="ce1" office:value-type="float" office:value="0.9811" calcext:value-type="float">
            <text:p>0.9811</text:p>
          </table:table-cell>
          <table:table-cell table:style-name="ce1" office:value-type="float" office:value="0.8827" calcext:value-type="float">
            <text:p>0.8827</text:p>
          </table:table-cell>
          <table:table-cell table:style-name="ce1" office:value-type="float" office:value="0.9071" calcext:value-type="float">
            <text:p>0.9071</text:p>
          </table:table-cell>
          <table:table-cell table:style-name="ce1" office:value-type="float" office:value="0.5938" calcext:value-type="float">
            <text:p>0.5938</text:p>
          </table:table-cell>
        </table:table-row>
        <table:table-row table:style-name="ro1">
          <table:table-cell/>
          <table:table-cell table:style-name="ce4" table:formula="of:=AVERAGE([.C4:.H4])" office:value-type="float" office:value="18.3333333333333" calcext:value-type="float">
            <text:p>18.3</text:p>
          </table:table-cell>
          <table:table-cell table:style-name="Default" table:formula="of:=SUM([.C5:.C101])" office:value-type="float" office:value="11" calcext:value-type="float">
            <text:p>11</text:p>
          </table:table-cell>
          <table:table-cell table:style-name="Default" table:formula="of:=SUM([.D5:.D101])" office:value-type="float" office:value="5" calcext:value-type="float">
            <text:p>5</text:p>
          </table:table-cell>
          <table:table-cell table:formula="of:=SUM([.E5:.E101])" office:value-type="float" office:value="12" calcext:value-type="float">
            <text:p>12</text:p>
          </table:table-cell>
          <table:table-cell table:formula="of:=SUM([.F5:.F101])" office:value-type="float" office:value="26" calcext:value-type="float">
            <text:p>26</text:p>
          </table:table-cell>
          <table:table-cell table:formula="of:=SUM([.G5:.G101])" office:value-type="float" office:value="27" calcext:value-type="float">
            <text:p>27</text:p>
          </table:table-cell>
          <table:table-cell table:formula="of:=SUM([.H5:.H101])" office:value-type="float" office:value="29" calcext:value-type="float">
            <text:p>29</text:p>
          </table:table-cell>
        </table:table-row>
        <table:table-row table:style-name="ro1">
          <table:table-cell table:style-name="ce12" table:formula="of:=SUM([.C5:.H5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6:.H6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7:.H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8:.H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9:.H9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0:.H10])" office:value-type="float" office:value="4" calcext:value-type="float">
            <text:p>4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1:.H11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2:.H1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3:.H1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4:.H14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5:.H15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6:.H16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SUM([.C17:.H17])" office:value-type="float" office:value="3" calcext:value-type="float">
            <text:p>3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8:.H18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9:.H19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20:.H20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21:.H21])" office:value-type="float" office:value="3" calcext:value-type="float">
            <text:p>3</text:p>
          </table:table-cell>
          <table:table-cell office:value-type="string" calcext:value-type="string">
            <text:p>near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SUM([.C22:.H22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2" calcext:value-type="float">
            <text:p>2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4:.H24])" office:value-type="float" office:value="2" calcext:value-type="float">
            <text:p>2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5:.H25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7:.H27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8:.H28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9:.H29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0:.H30])" office:value-type="float" office:value="2" calcext:value-type="float">
            <text:p>2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1" calcext:value-type="float">
            <text:p>1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8:.H3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Linear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809" calcext:value-type="float">
            <text:p>0.3809</text:p>
          </table:table-cell>
          <table:table-cell table:style-name="ce1" office:value-type="float" office:value="0.4327" calcext:value-type="float">
            <text:p>0.4327</text:p>
          </table:table-cell>
          <table:table-cell table:style-name="ce1" office:value-type="float" office:value="0.3701" calcext:value-type="float">
            <text:p>0.3701</text:p>
          </table:table-cell>
          <table:table-cell table:style-name="ce1" office:value-type="float" office:value="0.5916" calcext:value-type="float">
            <text:p>0.5916</text:p>
          </table:table-cell>
          <table:table-cell table:style-name="ce1" office:value-type="float" office:value="0.4755" calcext:value-type="float">
            <text:p>0.4755</text:p>
          </table:table-cell>
          <table:table-cell table:style-name="ce1" office:value-type="float" office:value="0.222" calcext:value-type="float">
            <text:p>0.2220</text:p>
          </table:table-cell>
          <table:table-cell table:style-name="ce1" office:value-type="float" office:value="0.1935" calcext:value-type="float">
            <text:p>0.193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92333333333334" calcext:value-type="float">
            <text:p>0.6923</text:p>
          </table:table-cell>
          <table:table-cell table:style-name="ce1" office:value-type="float" office:value="0.5852" calcext:value-type="float">
            <text:p>0.5852</text:p>
          </table:table-cell>
          <table:table-cell table:style-name="ce1" office:value-type="float" office:value="0.6425" calcext:value-type="float">
            <text:p>0.6425</text:p>
          </table:table-cell>
          <table:table-cell table:style-name="ce1" office:value-type="float" office:value="0.8161" calcext:value-type="float">
            <text:p>0.8161</text:p>
          </table:table-cell>
          <table:table-cell table:style-name="ce1" office:value-type="float" office:value="0.84" calcext:value-type="float">
            <text:p>0.8400</text:p>
          </table:table-cell>
          <table:table-cell table:style-name="ce1" office:value-type="float" office:value="0.7516" calcext:value-type="float">
            <text:p>0.7516</text:p>
          </table:table-cell>
          <table:table-cell table:style-name="ce1" office:value-type="float" office:value="0.5186" calcext:value-type="float">
            <text:p>0.5186</text:p>
          </table:table-cell>
        </table:table-row>
        <table:table-row table:style-name="ro1">
          <table:table-cell/>
          <table:table-cell table:style-name="ce4" table:formula="of:=AVERAGE([.C4:.H4])" office:value-type="float" office:value="9.33333333333333" calcext:value-type="float">
            <text:p>9.3</text:p>
          </table:table-cell>
          <table:table-cell table:style-name="Default" table:formula="of:=SUM([.C5:.C101])" office:value-type="float" office:value="10" calcext:value-type="float">
            <text:p>10</text:p>
          </table:table-cell>
          <table:table-cell table:style-name="Default" table:formula="of:=SUM([.D5:.D101])" office:value-type="float" office:value="2" calcext:value-type="float">
            <text:p>2</text:p>
          </table:table-cell>
          <table:table-cell table:formula="of:=SUM([.E5:.E101])" office:value-type="float" office:value="8" calcext:value-type="float">
            <text:p>8</text:p>
          </table:table-cell>
          <table:table-cell table:formula="of:=SUM([.F5:.F101])" office:value-type="float" office:value="9" calcext:value-type="float">
            <text:p>9</text:p>
          </table:table-cell>
          <table:table-cell table:formula="of:=SUM([.G5:.G101])" office:value-type="float" office:value="10" calcext:value-type="float">
            <text:p>10</text:p>
          </table:table-cell>
          <table:table-cell table:formula="of:=SUM([.H5:.H101])" office:value-type="float" office:value="17" calcext:value-type="float">
            <text:p>17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near_emp_p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8:.H18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9:.H19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7:.H27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8:.H28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0:.H30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2:.H32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Log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985" calcext:value-type="float">
            <text:p>0.4985</text:p>
          </table:table-cell>
          <table:table-cell table:style-name="ce1" office:value-type="float" office:value="0.4048" calcext:value-type="float">
            <text:p>0.4048</text:p>
          </table:table-cell>
          <table:table-cell table:style-name="ce1" office:value-type="float" office:value="0.5494" calcext:value-type="float">
            <text:p>0.5494</text:p>
          </table:table-cell>
          <table:table-cell table:style-name="ce1" office:value-type="float" office:value="0.4305" calcext:value-type="float">
            <text:p>0.4305</text:p>
          </table:table-cell>
          <table:table-cell table:style-name="ce1" office:value-type="float" office:value="0.7328" calcext:value-type="float">
            <text:p>0.7328</text:p>
          </table:table-cell>
          <table:table-cell table:style-name="ce1" office:value-type="float" office:value="0.5403" calcext:value-type="float">
            <text:p>0.5403</text:p>
          </table:table-cell>
          <table:table-cell table:style-name="ce1" office:value-type="float" office:value="0.3332" calcext:value-type="float">
            <text:p>0.333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51833333333333" calcext:value-type="float">
            <text:p>0.7518</text:p>
          </table:table-cell>
          <table:table-cell table:style-name="ce1" office:value-type="float" office:value="0.5269" calcext:value-type="float">
            <text:p>0.5269</text:p>
          </table:table-cell>
          <table:table-cell table:style-name="ce1" office:value-type="float" office:value="0.7428" calcext:value-type="float">
            <text:p>0.7428</text:p>
          </table:table-cell>
          <table:table-cell table:style-name="ce1" office:value-type="float" office:value="0.5941" calcext:value-type="float">
            <text:p>0.5941</text:p>
          </table:table-cell>
          <table:table-cell table:style-name="ce1" office:value-type="float" office:value="1.133" calcext:value-type="float">
            <text:p>1.1330</text:p>
          </table:table-cell>
          <table:table-cell table:style-name="ce1" office:value-type="float" office:value="0.9606" calcext:value-type="float">
            <text:p>0.9606</text:p>
          </table:table-cell>
          <table:table-cell table:style-name="ce1" office:value-type="float" office:value="0.5536" calcext:value-type="float">
            <text:p>0.5536</text:p>
          </table:table-cell>
        </table:table-row>
        <table:table-row table:style-name="ro1">
          <table:table-cell/>
          <table:table-cell table:style-name="ce4" table:formula="of:=AVERAGE([.C4:.H4])" office:value-type="float" office:value="25.1666666666667" calcext:value-type="float">
            <text:p>25.2</text:p>
          </table:table-cell>
          <table:table-cell table:style-name="Default" table:formula="of:=SUM([.C5:.C101])" office:value-type="float" office:value="26" calcext:value-type="float">
            <text:p>26</text:p>
          </table:table-cell>
          <table:table-cell table:style-name="Default" table:formula="of:=SUM([.D5:.D101])" office:value-type="float" office:value="12" calcext:value-type="float">
            <text:p>12</text:p>
          </table:table-cell>
          <table:table-cell table:formula="of:=SUM([.E5:.E101])" office:value-type="float" office:value="17" calcext:value-type="float">
            <text:p>17</text:p>
          </table:table-cell>
          <table:table-cell table:formula="of:=SUM([.F5:.F101])" office:value-type="float" office:value="22" calcext:value-type="float">
            <text:p>22</text:p>
          </table:table-cell>
          <table:table-cell table:formula="of:=SUM([.G5:.G101])" office:value-type="float" office:value="28" calcext:value-type="float">
            <text:p>28</text:p>
          </table:table-cell>
          <table:table-cell table:formula="of:=SUM([.H5:.H101])" office:value-type="float" office:value="46" calcext:value-type="float">
            <text:p>46</text:p>
          </table:table-cell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30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5" calcext:value-type="float">
            <text:p>5</text:p>
          </table:table-cell>
          <table:table-cell office:value-type="string" calcext:value-type="string">
            <text:p>30net_hunits_l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5" calcext:value-type="float">
            <text:p>5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5" calcext:value-type="float">
            <text:p>5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4" calcext:value-type="float">
            <text:p>4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4" calcext:value-type="float">
            <text:p>4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8:.H18])" office:value-type="float" office:value="4" calcext:value-type="float">
            <text:p>4</text:p>
          </table:table-cell>
          <table:table-cell office:value-type="string" calcext:value-type="string">
            <text:p>30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9:.H19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4" calcext:value-type="float">
            <text:p>4</text:p>
          </table:table-cell>
          <table:table-cell office:value-type="string" calcext:value-type="string">
            <text:p>near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1:.H21])" office:value-type="float" office:value="4" calcext:value-type="float">
            <text:p>4</text:p>
          </table:table-cell>
          <table:table-cell office:value-type="string" calcext:value-type="string">
            <text:p>near_hunits_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2:.H22])" office:value-type="float" office:value="4" calcext:value-type="float">
            <text:p>4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4:.H24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5:.H25])" office:value-type="float" office:value="3" calcext:value-type="float">
            <text:p>3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3" calcext:value-type="float">
            <text:p>3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7:.H27])" office:value-type="float" office:value="3" calcext:value-type="float">
            <text:p>3</text:p>
          </table:table-cell>
          <table:table-cell office:value-type="string" calcext:value-type="string">
            <text:p>near_hunits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8:.H28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2" calcext:value-type="float">
            <text:p>2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0:.H30])" office:value-type="float" office:value="2" calcext:value-type="float">
            <text:p>2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2" calcext:value-type="float">
            <text:p>2</text:p>
          </table:table-cell>
          <table:table-cell office:value-type="string" calcext:value-type="string">
            <text:p>15net_hunits_ren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7:.H37])" office:value-type="float" office:value="2" calcext:value-type="float">
            <text:p>2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8:.H38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9:.H3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0:.H50])" office:value-type="float" office:value="1" calcext:value-type="float">
            <text:p>1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1:.H51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H52])" office:value-type="float" office:value="1" calcext:value-type="float">
            <text:p>1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3:.H53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1" calcext:value-type="float">
            <text:p>1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H55])" office:value-type="float" office:value="1" calcext:value-type="float">
            <text:p>1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6:.H56])" office:value-type="float" office:value="1" calcext:value-type="float">
            <text:p>1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7:.H5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9:.H59])" office:value-type="float" office:value="1" calcext:value-type="float">
            <text:p>1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0:.H60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1:.H61])" office:value-type="float" office:value="1" calcext:value-type="float">
            <text:p>1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2:.H62])" office:value-type="float" office:value="1" calcext:value-type="float">
            <text:p>1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1" calcext:value-type="float">
            <text:p>1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15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PoisId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7" table:number-columns-repeated="2" table:default-cell-style-name="ce7"/>
        <table:table-row table:style-name="ro1">
          <table:table-cell table:number-columns-repeated="2"/>
          <table:table-cell office:value-type="string" calcext:value-type="string">
            <text:p>Atlanta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table:style-name="Default" office:value-type="string" calcext:value-type="string">
            <text:p>Denver</text:p>
          </table:table-cell>
          <table:table-cell table:style-name="Default"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51183333333333" calcext:value-type="float">
            <text:p>0.4512</text:p>
          </table:table-cell>
          <table:table-cell table:style-name="ce1" office:value-type="float" office:value="0.3402" calcext:value-type="float">
            <text:p>0.3402</text:p>
          </table:table-cell>
          <table:table-cell table:style-name="ce1" office:value-type="float" office:value="0.492" calcext:value-type="float">
            <text:p>0.4920</text:p>
          </table:table-cell>
          <table:table-cell table:style-name="ce1" office:value-type="float" office:value="0.692" calcext:value-type="float">
            <text:p>0.6920</text:p>
          </table:table-cell>
          <table:table-cell table:style-name="ce1" office:value-type="float" office:value="0.607" calcext:value-type="float">
            <text:p>0.6070</text:p>
          </table:table-cell>
          <table:table-cell table:style-name="ce1" office:value-type="float" office:value="0.3405" calcext:value-type="float">
            <text:p>0.3405</text:p>
          </table:table-cell>
          <table:table-cell table:style-name="ce1" office:value-type="float" office:value="0.2354" calcext:value-type="float">
            <text:p>0.2354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1725" calcext:value-type="float">
            <text:p>0.7173</text:p>
          </table:table-cell>
          <table:table-cell table:style-name="ce1" office:value-type="float" office:value="0.5758" calcext:value-type="float">
            <text:p>0.5758</text:p>
          </table:table-cell>
          <table:table-cell table:style-name="ce1" office:value-type="float" office:value="0.5705" calcext:value-type="float">
            <text:p>0.5705</text:p>
          </table:table-cell>
          <table:table-cell table:style-name="ce1" office:value-type="float" office:value="0.8943" calcext:value-type="float">
            <text:p>0.8943</text:p>
          </table:table-cell>
          <table:table-cell table:style-name="ce1" office:value-type="float" office:value="0.9386" calcext:value-type="float">
            <text:p>0.9386</text:p>
          </table:table-cell>
          <table:table-cell table:style-name="ce1" office:value-type="float" office:value="0.8008" calcext:value-type="float">
            <text:p>0.8008</text:p>
          </table:table-cell>
          <table:table-cell table:style-name="ce1" office:value-type="float" office:value="0.5235" calcext:value-type="float">
            <text:p>0.5235</text:p>
          </table:table-cell>
        </table:table-row>
        <table:table-row table:style-name="ro1">
          <table:table-cell/>
          <table:table-cell table:style-name="ce4" table:formula="of:=AVERAGE([.C4:.H4])" office:value-type="float" office:value="12.6666666666667" calcext:value-type="float">
            <text:p>12.7</text:p>
          </table:table-cell>
          <table:table-cell table:formula="of:=SUM([.C5:.C101])" office:value-type="float" office:value="13" calcext:value-type="float">
            <text:p>13</text:p>
          </table:table-cell>
          <table:table-cell table:formula="of:=SUM([.D5:.D101])" office:value-type="float" office:value="14" calcext:value-type="float">
            <text:p>14</text:p>
          </table:table-cell>
          <table:table-cell table:formula="of:=SUM([.E5:.E101])" office:value-type="float" office:value="13" calcext:value-type="float">
            <text:p>13</text:p>
          </table:table-cell>
          <table:table-cell table:formula="of:=SUM([.F5:.F101])" office:value-type="float" office:value="12" calcext:value-type="float">
            <text:p>12</text:p>
          </table:table-cell>
          <table:table-cell table:style-name="Default" table:formula="of:=SUM([.G5:.G101])" office:value-type="float" office:value="11" calcext:value-type="float">
            <text:p>11</text:p>
          </table:table-cell>
          <table:table-cell table:style-name="Default" table:formula="of:=SUM([.H5:.H101])" office:value-type="float" office:value="13" calcext:value-type="float">
            <text:p>13</text:p>
          </table:table-cell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15net_hunits_mediu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near_hunits_attach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3" calcext:value-type="float">
            <text:p>3</text:p>
          </table:table-cell>
          <table:table-cell office:value-type="string" calcext:value-type="string">
            <text:p>near_hunits_de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15net_hunits_o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0:.H20])" office:value-type="float" office:value="2" calcext:value-type="float">
            <text:p>2</text:p>
          </table:table-cell>
          <table:table-cell office:value-type="string" calcext:value-type="string">
            <text:p>near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near_foreign_bor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near_hunits_l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15net_bachelor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15net_huni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15net_pop_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hunits_larg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hunits_ne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_ne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medic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pop_chil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table table:name="Newest LAD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24"/>
        <table:table-column table:style-name="co7" table:number-columns-repeated="2" table:default-cell-style-name="ce25"/>
        <table:table-column table:style-name="co7" table:default-cell-style-name="Default"/>
        <table:table-column table:style-name="co7" table:default-cell-style-name="ce25"/>
        <table:table-column table:style-name="co7" table:number-columns-repeated="2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Chicago</text:p>
          </table:table-cell>
          <table:table-cell table:style-name="Default"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table:style-name="Default" office:value-type="string" calcext:value-type="string">
            <text:p>L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528438" calcext:value-type="float">
            <text:p>0.5284</text:p>
          </table:table-cell>
          <table:table-cell table:style-name="ce1" office:value-type="float" office:value="0.0667" calcext:value-type="float">
            <text:p>0.0667</text:p>
          </table:table-cell>
          <table:table-cell table:style-name="ce1" office:value-type="float" office:value="0.3875" calcext:value-type="float">
            <text:p>0.3875</text:p>
          </table:table-cell>
          <table:table-cell table:style-name="ce1" office:value-type="float" office:value="0.008" calcext:value-type="float">
            <text:p>0.0080</text:p>
          </table:table-cell>
          <table:table-cell table:style-name="ce1" office:value-type="float" office:value="1.4396" calcext:value-type="float">
            <text:p>1.4396</text:p>
          </table:table-cell>
          <table:table-cell table:style-name="ce1" office:value-type="float" office:value="1.227828" calcext:value-type="float">
            <text:p>1.2278</text:p>
          </table:table-cell>
          <table:table-cell table:style-name="ce1" office:value-type="float" office:value="0.041" calcext:value-type="float">
            <text:p>0.04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8753635" calcext:value-type="float">
            <text:p>0.8754</text:p>
          </table:table-cell>
          <table:table-cell table:style-name="ce1" office:value-type="float" office:value="0.4873" calcext:value-type="float">
            <text:p>0.4873</text:p>
          </table:table-cell>
          <table:table-cell table:style-name="ce1" office:value-type="float" office:value="0.5921" calcext:value-type="float">
            <text:p>0.5921</text:p>
          </table:table-cell>
          <table:table-cell table:style-name="ce1" office:value-type="float" office:value="0.5328" calcext:value-type="float">
            <text:p>0.5328</text:p>
          </table:table-cell>
          <table:table-cell table:style-name="ce1" office:value-type="float" office:value="1.5889" calcext:value-type="float">
            <text:p>1.5889</text:p>
          </table:table-cell>
          <table:table-cell table:style-name="ce1" office:value-type="float" office:value="1.424881" calcext:value-type="float">
            <text:p>1.4249</text:p>
          </table:table-cell>
          <table:table-cell table:style-name="ce1" office:value-type="float" office:value="0.6262" calcext:value-type="float">
            <text:p>0.626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table:formula="of:=AVERAGE([.C4:.H4])" office:value-type="float" office:value="27.6666666666667" calcext:value-type="float">
            <text:p>27.7</text:p>
          </table:table-cell>
          <table:table-cell table:style-name="Default" table:formula="of:=SUM([.C5:.C101])" office:value-type="float" office:value="0" calcext:value-type="float">
            <text:p>0</text:p>
          </table:table-cell>
          <table:table-cell table:style-name="Default" table:formula="of:=SUM([.D5:.D101])" office:value-type="float" office:value="26" calcext:value-type="float">
            <text:p>26</text:p>
          </table:table-cell>
          <table:table-cell table:style-name="Default" table:formula="of:=SUM([.E5:.E101])" office:value-type="float" office:value="15" calcext:value-type="float">
            <text:p>15</text:p>
          </table:table-cell>
          <table:table-cell table:style-name="Default" table:formula="of:=SUM([.F5:.F101])" office:value-type="float" office:value="27" calcext:value-type="float">
            <text:p>27</text:p>
          </table:table-cell>
          <table:table-cell table:formula="of:=SUM([.G5:.G101])" office:value-type="float" office:value="49" calcext:value-type="float">
            <text:p>49</text:p>
          </table:table-cell>
          <table:table-cell table:style-name="Default" table:formula="of:=SUM([.H5:.H101])" office:value-type="float" office:value="49" calcext:value-type="float">
            <text:p>4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table:style-name="ce6" office:value-type="string" calcext:value-type="string">
            <text:p>near_hunits_detac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X15net_hunits_detac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X30net_hunits_attac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table:style-name="ce6" office:value-type="string" calcext:value-type="string">
            <text:p>X30net_hunits_mediu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X30net_hunits_lar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11:.H11])" office:value-type="float" office:value="5" calcext:value-type="float">
            <text:p>5</text:p>
          </table:table-cell>
          <table:table-cell table:style-name="ce6" office:value-type="string" calcext:value-type="string">
            <text:p>X15net_hunits_o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12:.H12])" office:value-type="float" office:value="5" calcext:value-type="float">
            <text:p>5</text:p>
          </table:table-cell>
          <table:table-cell office:value-type="string" calcext:value-type="string">
            <text:p>X30net_hunits_o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near_hospita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6"/>
        </table:table-row>
        <table:table-row table:style-name="ro1">
          <table:table-cell table:formula="of:=SUM([.C14:.H14])" office:value-type="float" office:value="4" calcext:value-type="float">
            <text:p>4</text:p>
          </table:table-cell>
          <table:table-cell office:value-type="string" calcext:value-type="string">
            <text:p>near_house_w_chi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5:.H15])" office:value-type="float" office:value="4" calcext:value-type="float">
            <text:p>4</text:p>
          </table:table-cell>
          <table:table-cell office:value-type="string" calcext:value-type="string">
            <text:p>near_pop_chi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6:.H16])" office:value-type="float" office:value="4" calcext:value-type="float">
            <text:p>4</text:p>
          </table:table-cell>
          <table:table-cell table:style-name="ce6" office:value-type="string" calcext:value-type="string">
            <text:p>X15net_finan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7:.H17])" office:value-type="float" office:value="4" calcext:value-type="float">
            <text:p>4</text:p>
          </table:table-cell>
          <table:table-cell office:value-type="string" calcext:value-type="string">
            <text:p>X30net_entertain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8:.H18])" office:value-type="float" office:value="3" calcext:value-type="float">
            <text:p>3</text:p>
          </table:table-cell>
          <table:table-cell office:value-type="string" calcext:value-type="string">
            <text:p>near_busines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9:.H19])" office:value-type="float" office:value="3" calcext:value-type="float">
            <text:p>3</text:p>
          </table:table-cell>
          <table:table-cell table:style-name="ce6" office:value-type="string" calcext:value-type="string">
            <text:p>near_medic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0:.H20])"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1:.H21])" office:value-type="float" office:value="3" calcext:value-type="float">
            <text:p>3</text:p>
          </table:table-cell>
          <table:table-cell office:value-type="string" calcext:value-type="string">
            <text:p>X15net_pop_chil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2:.H22])" office:value-type="float" office:value="3" calcext:value-type="float">
            <text:p>3</text:p>
          </table:table-cell>
          <table:table-cell table:style-name="ce6" office:value-type="string" calcext:value-type="string">
            <text:p>X15net_house_w_chil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3:.H23])" office:value-type="float" office:value="3" calcext:value-type="float">
            <text:p>3</text:p>
          </table:table-cell>
          <table:table-cell office:value-type="string" calcext:value-type="string">
            <text:p>X15net_bachel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24:.H24])" office:value-type="float" office:value="3" calcext:value-type="float">
            <text:p>3</text:p>
          </table:table-cell>
          <table:table-cell office:value-type="string" calcext:value-type="string">
            <text:p>X15net_emp_pa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5:.H25])" office:value-type="float" office:value="3" calcext:value-type="float">
            <text:p>3</text:p>
          </table:table-cell>
          <table:table-cell table:style-name="ce6" office:value-type="string" calcext:value-type="string">
            <text:p>X15net_medic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6:.H26])" office:value-type="float" office:value="3" calcext:value-type="float">
            <text:p>3</text:p>
          </table:table-cell>
          <table:table-cell office:value-type="string" calcext:value-type="string">
            <text:p>X30net_medic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7:.H27])" office:value-type="float" office:value="3" calcext:value-type="float">
            <text:p>3</text:p>
          </table:table-cell>
          <table:table-cell office:value-type="string" calcext:value-type="string">
            <text:p>X15net_hospital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8:.H28])" office:value-type="float" office:value="3" calcext:value-type="float">
            <text:p>3</text:p>
          </table:table-cell>
          <table:table-cell office:value-type="string" calcext:value-type="string">
            <text:p>X15net_univers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9:.H29])" office:value-type="float" office:value="3" calcext:value-type="float">
            <text:p>3</text:p>
          </table:table-cell>
          <table:table-cell office:value-type="string" calcext:value-type="string">
            <text:p>X30net_univers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0:.H30])" office:value-type="float" office:value="3" calcext:value-type="float">
            <text:p>3</text:p>
          </table:table-cell>
          <table:table-cell office:value-type="string" calcext:value-type="string">
            <text:p>X30net_hunits_deta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1:.H31])" office:value-type="float" office:value="3" calcext:value-type="float">
            <text:p>3</text:p>
          </table:table-cell>
          <table:table-cell table:style-name="ce6" office:value-type="string" calcext:value-type="string">
            <text:p>X30net_hunits_ne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2:.H32])" office:value-type="float" office:value="3" calcext:value-type="float">
            <text:p>3</text:p>
          </table:table-cell>
          <table:table-cell office:value-type="string" calcext:value-type="string">
            <text:p>X30net_hunits_own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3:.H33])" office:value-type="float" office:value="3" calcext:value-type="float">
            <text:p>3</text:p>
          </table:table-cell>
          <table:table-cell office:value-type="string" calcext:value-type="string">
            <text:p>X30net_hunits_ren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near_emp_pa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near_fami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near_hunits_attach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37:.H37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38:.H38])" office:value-type="float" office:value="2" calcext:value-type="float">
            <text:p>2</text:p>
          </table:table-cell>
          <table:table-cell office:value-type="string" calcext:value-type="string">
            <text:p>near_hunits_o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39:.H39])" office:value-type="float" office:value="2" calcext:value-type="float">
            <text:p>2</text:p>
          </table:table-cell>
          <table:table-cell table:style-name="ce6" office:value-type="string" calcext:value-type="string">
            <text:p>near_pop_po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0:.H40])" office:value-type="float" office:value="2" calcext:value-type="float">
            <text:p>2</text:p>
          </table:table-cell>
          <table:table-cell office:value-type="string" calcext:value-type="string">
            <text:p>near_popul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1:.H41])" office:value-type="float" office:value="2" calcext:value-type="float">
            <text:p>2</text:p>
          </table:table-cell>
          <table:table-cell table:style-name="ce6" office:value-type="string" calcext:value-type="string">
            <text:p>X15net_pop_ol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2:.H42])" office:value-type="float" office:value="2" calcext:value-type="float">
            <text:p>2</text:p>
          </table:table-cell>
          <table:table-cell table:style-name="ce6" office:value-type="string" calcext:value-type="string">
            <text:p>X30net_househ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3:.H43])" office:value-type="float" office:value="2" calcext:value-type="float">
            <text:p>2</text:p>
          </table:table-cell>
          <table:table-cell table:style-name="ce6" office:value-type="string" calcext:value-type="string">
            <text:p>X30net_emp_full_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4:.H44])" office:value-type="float" office:value="2" calcext:value-type="float">
            <text:p>2</text:p>
          </table:table-cell>
          <table:table-cell office:value-type="string" calcext:value-type="string">
            <text:p>X15net_pop_po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5:.H45])" office:value-type="float" office:value="2" calcext:value-type="float">
            <text:p>2</text:p>
          </table:table-cell>
          <table:table-cell office:value-type="string" calcext:value-type="string">
            <text:p>X30net_fina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46:.H46])" office:value-type="float" office:value="2" calcext:value-type="float">
            <text:p>2</text:p>
          </table:table-cell>
          <table:table-cell office:value-type="string" calcext:value-type="string">
            <text:p>X15net_busines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47:.H47])" office:value-type="float" office:value="2" calcext:value-type="float">
            <text:p>2</text:p>
          </table:table-cell>
          <table:table-cell table:style-name="ce6" office:value-type="string" calcext:value-type="string">
            <text:p>X30net_foreign_bor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0:.H50])" office:value-type="float" office:value="1" calcext:value-type="float">
            <text:p>1</text:p>
          </table:table-cell>
          <table:table-cell table:style-name="ce6" office:value-type="string" calcext:value-type="string">
            <text:p>near_foreign_b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51:.H51])" office:value-type="float" office:value="1" calcext:value-type="float">
            <text:p>1</text:p>
          </table:table-cell>
          <table:table-cell table:style-name="ce6" office:value-type="string" calcext:value-type="string">
            <text:p>near_househ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2:.H52])" office:value-type="float" office:value="1" calcext:value-type="float">
            <text:p>1</text:p>
          </table:table-cell>
          <table:table-cell office:value-type="string" calcext:value-type="string">
            <text:p>near_huni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3:.H53])" office:value-type="float" office:value="1" calcext:value-type="float">
            <text:p>1</text:p>
          </table:table-cell>
          <table:table-cell table:style-name="ce6" office:value-type="string" calcext:value-type="string">
            <text:p>near_hunits_ne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54:.H54])" office:value-type="float" office:value="1" calcext:value-type="float">
            <text:p>1</text:p>
          </table:table-cell>
          <table:table-cell office:value-type="string" calcext:value-type="string">
            <text:p>near_hunits_own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55:.H55])" office:value-type="float" office:value="1" calcext:value-type="float">
            <text:p>1</text:p>
          </table:table-cell>
          <table:table-cell table:style-name="ce6" office:value-type="string" calcext:value-type="string">
            <text:p>near_hunits_rent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6:.H56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57:.H57])" office:value-type="float" office:value="1" calcext:value-type="float">
            <text:p>1</text:p>
          </table:table-cell>
          <table:table-cell office:value-type="string" calcext:value-type="string">
            <text:p>X15net_popul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8:.H58])" office:value-type="float" office:value="1" calcext:value-type="float">
            <text:p>1</text:p>
          </table:table-cell>
          <table:table-cell office:value-type="string" calcext:value-type="string">
            <text:p>X30net_pop_chi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9:.H59])" office:value-type="float" office:value="1" calcext:value-type="float">
            <text:p>1</text:p>
          </table:table-cell>
          <table:table-cell office:value-type="string" calcext:value-type="string">
            <text:p>X15net_fami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0:.H60])" office:value-type="float" office:value="1" calcext:value-type="float">
            <text:p>1</text:p>
          </table:table-cell>
          <table:table-cell office:value-type="string" calcext:value-type="string">
            <text:p>X30net_fami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1:.H61])" office:value-type="float" office:value="1" calcext:value-type="float">
            <text:p>1</text:p>
          </table:table-cell>
          <table:table-cell office:value-type="string" calcext:value-type="string">
            <text:p>X30net_house_w_chi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2:.H62])" office:value-type="float" office:value="1" calcext:value-type="float">
            <text:p>1</text:p>
          </table:table-cell>
          <table:table-cell table:style-name="ce6" office:value-type="string" calcext:value-type="string">
            <text:p>X30net_bachel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3:.H63])" office:value-type="float" office:value="1" calcext:value-type="float">
            <text:p>1</text:p>
          </table:table-cell>
          <table:table-cell office:value-type="string" calcext:value-type="string">
            <text:p>X30net_employ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4:.H64])" office:value-type="float" office:value="1" calcext:value-type="float">
            <text:p>1</text:p>
          </table:table-cell>
          <table:table-cell office:value-type="string" calcext:value-type="string">
            <text:p>X30net_pop_po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5:.H65])" office:value-type="float" office:value="1" calcext:value-type="float">
            <text:p>1</text:p>
          </table:table-cell>
          <table:table-cell table:style-name="ce6" office:value-type="string" calcext:value-type="string">
            <text:p>X15net_pop_ri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6:.H66])" office:value-type="float" office:value="1" calcext:value-type="float">
            <text:p>1</text:p>
          </table:table-cell>
          <table:table-cell office:value-type="string" calcext:value-type="string">
            <text:p>X30net_pop_ri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7:.H67])" office:value-type="float" office:value="1" calcext:value-type="float">
            <text:p>1</text:p>
          </table:table-cell>
          <table:table-cell table:style-name="ce6" office:value-type="string" calcext:value-type="string">
            <text:p>X30net_employ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8:.H68])" office:value-type="float" office:value="1" calcext:value-type="float">
            <text:p>1</text:p>
          </table:table-cell>
          <table:table-cell office:value-type="string" calcext:value-type="string">
            <text:p>X30net_emp_p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9:.H69])" office:value-type="float" office:value="1" calcext:value-type="float">
            <text:p>1</text:p>
          </table:table-cell>
          <table:table-cell table:style-name="ce6" office:value-type="string" calcext:value-type="string">
            <text:p>X30net_hospital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0:.H70])" office:value-type="float" office:value="1" calcext:value-type="float">
            <text:p>1</text:p>
          </table:table-cell>
          <table:table-cell table:style-name="ce6" office:value-type="string" calcext:value-type="string">
            <text:p>X30net_busines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1:.H71])" office:value-type="float" office:value="1" calcext:value-type="float">
            <text:p>1</text:p>
          </table:table-cell>
          <table:table-cell office:value-type="string" calcext:value-type="string">
            <text:p>X30net_huni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2:.H72])" office:value-type="float" office:value="1" calcext:value-type="float">
            <text:p>1</text:p>
          </table:table-cell>
          <table:table-cell office:value-type="string" calcext:value-type="string">
            <text:p>X15net_hunits_vac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3:.H73])" office:value-type="float" office:value="1" calcext:value-type="float">
            <text:p>1</text:p>
          </table:table-cell>
          <table:table-cell table:style-name="ce6" office:value-type="string" calcext:value-type="string">
            <text:p>X30net_hunits_vac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4:.H74])" office:value-type="float" office:value="1" calcext:value-type="float">
            <text:p>1</text:p>
          </table:table-cell>
          <table:table-cell table:style-name="ce6" office:value-type="string" calcext:value-type="string">
            <text:p>X15net_hunits_attach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5:.H75])" office:value-type="float" office:value="1" calcext:value-type="float">
            <text:p>1</text:p>
          </table:table-cell>
          <table:table-cell office:value-type="string" calcext:value-type="string">
            <text:p>X15net_hunits_lar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6:.H76])" office:value-type="float" office:value="1" calcext:value-type="float">
            <text:p>1</text:p>
          </table:table-cell>
          <table:table-cell office:value-type="string" calcext:value-type="string">
            <text:p>X15net_hunits_n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7:.H77])" office:value-type="float" office:value="1" calcext:value-type="float">
            <text:p>1</text:p>
          </table:table-cell>
          <table:table-cell office:value-type="string" calcext:value-type="string">
            <text:p>X15net_hunits_own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near_bachelors</text:p>
          </table:table-cell>
          <table:table-cell table:formula="of:=IF([.K78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pop_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table:style-name="ce6" office:value-type="string" calcext:value-type="string">
            <text:p>near_univers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table:style-name="ce6" office:value-type="string" calcext:value-type="string">
            <text:p>X30net_popul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pop_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table:style-name="ce6" office:value-type="string" calcext:value-type="string">
            <text:p>X15net_employ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table:style-name="ce6" office:value-type="string" calcext:value-type="string">
            <text:p>X15net_huni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table:style-name="ce6" office:value-type="string" calcext:value-type="string">
            <text:p>X15net_hunits_rent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15net_foreign_bor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2" table:target-range-address="'Linear LASSO'.A5:'Linear LASSO'.AMJ10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LAD LASSO v2'.A5:'LAD LASSO v2'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featuresheet.A4:featuresheet.AMJ97" table:contains-header="false">
          <table:sort>
            <table:sort-by table:field-number="14" table:order="descending" table:data-type="automatic"/>
            <table:sort-by table:field-number="13" table:order="descending" table:data-type="automatic"/>
          </table:sort>
        </table:database-range>
        <table:database-range table:name="__Anonymous_Sheet_DB__10" table:target-range-address="NewestPoisLog.A5:NewestPoisLog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1" table:target-range-address="NewestLinear.A5:NewestLinear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2" table:target-range-address="NewestLog.A5:NewestLog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3" table:target-range-address="NewestPoisIdent.A5:NewestPoisIdent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4" table:target-range-address="'Newest LAD'.A5:'Newest LAD'.AMJ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 style:data-style-name="N2" text:time-value="13:33:17.704508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6:01.332143802</meta:creation-date>
    <dc:date>2018-10-07T14:40:31.681234258</dc:date>
    <meta:editing-duration>P1DT14H48M19S</meta:editing-duration>
    <meta:editing-cycles>24</meta:editing-cycles>
    <meta:generator>LibreOffice/6.0.6.2$Linux_X86_64 LibreOffice_project/00m0$Build-2</meta:generator>
    <meta:document-statistic meta:table-count="15" meta:cell-count="9450" meta:object-count="0"/>
    <meta:user-defined meta:name="qrichtext">1</meta:user-defined>
  </office:meta>
</office:document-meta>
</file>